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23M04.077S" calcext:value-type="time">
            <text:p>15:23:04.0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2055799" calcext:value-type="float">
            <text:p>-2.06E-10</text:p>
          </table:table-cell>
          <table:table-cell table:formula="of:=[.C4]*10^9" office:value-type="float" office:value="-0.2055799" calcext:value-type="float">
            <text:p>-0.2055799</text:p>
          </table:table-cell>
          <table:table-cell table:formula="of:=[.$N$1]*[.D4]" office:value-type="float" office:value="-0.171098214511163" calcext:value-type="float">
            <text:p>-0.171098214511163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23M04.452S" calcext:value-type="time">
            <text:p>15:23:04.4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443154" calcext:value-type="float">
            <text:p>-1.44E-10</text:p>
          </table:table-cell>
          <table:table-cell table:formula="of:=[.C5]*10^9" office:value-type="float" office:value="-0.1443154" calcext:value-type="float">
            <text:p>-0.1443154</text:p>
          </table:table-cell>
          <table:table-cell table:formula="of:=[.$N$1]*[.D5]" office:value-type="float" office:value="-0.12010954021509" calcext:value-type="float">
            <text:p>-0.12010954021509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-0.152870191628842" calcext:value-type="float">
            <text:p>-0.152870191628842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33852174231076" calcext:value-type="float">
            <text:p>0.133852174231076</text:p>
          </table:table-cell>
          <table:table-cell/>
          <table:table-cell table:formula="of:=(MAX([.E4:.E8])-MIN([.E4:.E8]))/2" office:value-type="float" office:value="0.160822130230894" calcext:value-type="float">
            <text:p>0.160822130230894</text:p>
          </table:table-cell>
          <table:table-cell table:number-columns-repeated="2"/>
        </table:table-row>
        <table:table-row table:style-name="ro1">
          <table:table-cell office:value-type="time" office:time-value="PT15H23M04.821S" calcext:value-type="time">
            <text:p>15:23:04.8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3866696" calcext:value-type="float">
            <text:p>-3.87E-10</text:p>
          </table:table-cell>
          <table:table-cell table:formula="of:=[.C6]*10^9" office:value-type="float" office:value="-0.3866696" calcext:value-type="float">
            <text:p>-0.3866696</text:p>
          </table:table-cell>
          <table:table-cell table:formula="of:=[.$N$1]*[.D6]" office:value-type="float" office:value="-0.321813942733436" calcext:value-type="float">
            <text:p>-0.321813942733436</text:p>
          </table:table-cell>
          <table:table-cell table:number-columns-repeated="9"/>
        </table:table-row>
        <table:table-row table:style-name="ro1">
          <table:table-cell office:value-type="time" office:time-value="PT15H23M05.189S" calcext:value-type="time">
            <text:p>15:23:05.1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81623" calcext:value-type="float">
            <text:p>-1.82E-10</text:p>
          </table:table-cell>
          <table:table-cell table:formula="of:=[.C7]*10^9" office:value-type="float" office:value="-0.181623" calcext:value-type="float">
            <text:p>-0.181623</text:p>
          </table:table-cell>
          <table:table-cell table:formula="of:=[.$N$1]*[.D7]" office:value-type="float" office:value="-0.151159578412874" calcext:value-type="float">
            <text:p>-0.151159578412874</text:p>
          </table:table-cell>
          <table:table-cell table:number-columns-repeated="9"/>
        </table:table-row>
        <table:table-row table:style-name="ro1">
          <table:table-cell office:value-type="time" office:time-value="PT15H23M05.565S" calcext:value-type="time">
            <text:p>15:23:05.5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02038786" calcext:value-type="float">
            <text:p>-2.04E-13</text:p>
          </table:table-cell>
          <table:table-cell table:formula="of:=[.C8]*10^9" office:value-type="float" office:value="-0.0002038786" calcext:value-type="float">
            <text:p>-0.0002038786</text:p>
          </table:table-cell>
          <table:table-cell table:formula="of:=[.$N$1]*[.D8]" office:value-type="float" office:value="-0.000169682271647352" calcext:value-type="float">
            <text:p>-0.000169682271647</text:p>
          </table:table-cell>
          <table:table-cell table:number-columns-repeated="9"/>
        </table:table-row>
        <table:table-row table:style-name="ro1">
          <table:table-cell office:value-type="time" office:time-value="PT15H23M05.949S" calcext:value-type="time">
            <text:p>15:23:05.9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4316456" calcext:value-type="float">
            <text:p>-4.32E-11</text:p>
          </table:table-cell>
          <table:table-cell table:formula="of:=[.C9]*10^9" office:value-type="float" office:value="-0.04316456" calcext:value-type="float">
            <text:p>-0.04316456</text:p>
          </table:table-cell>
          <table:table-cell table:formula="of:=[.$N$1]*[.D9]" office:value-type="float" office:value="-0.0359246168820976" calcext:value-type="float">
            <text:p>-0.035924616882098</text:p>
          </table:table-cell>
          <table:table-cell table:number-columns-repeated="9"/>
        </table:table-row>
        <table:table-row table:style-name="ro1">
          <table:table-cell office:value-type="time" office:time-value="PT15H23M06.332S" calcext:value-type="time">
            <text:p>15:23:06.3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455631" calcext:value-type="float">
            <text:p>-1.46E-10</text:p>
          </table:table-cell>
          <table:table-cell table:formula="of:=[.C10]*10^9" office:value-type="float" office:value="-0.1455631" calcext:value-type="float">
            <text:p>-0.1455631</text:p>
          </table:table-cell>
          <table:table-cell table:formula="of:=[.$N$1]*[.D10]" office:value-type="float" office:value="-0.121147964896908" calcext:value-type="float">
            <text:p>-0.121147964896908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112065901131644" calcext:value-type="float">
            <text:p>-0.112065901131644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994080779790412" calcext:value-type="float">
            <text:p>0.099408077979041</text:p>
          </table:table-cell>
          <table:table-cell/>
          <table:table-cell table:formula="of:=(MAX([.E9:.E13])-MIN([.E9:.E13]))/2" office:value-type="float" office:value="0.119437976483519" calcext:value-type="float">
            <text:p>0.119437976483519</text:p>
          </table:table-cell>
          <table:table-cell table:number-columns-repeated="2"/>
        </table:table-row>
        <table:table-row table:style-name="ro1">
          <table:table-cell office:value-type="time" office:time-value="PT15H23M06.716S" calcext:value-type="time">
            <text:p>15:23:06.7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460069" calcext:value-type="float">
            <text:p>-2.46E-10</text:p>
          </table:table-cell>
          <table:table-cell table:formula="of:=[.C11]*10^9" office:value-type="float" office:value="-0.2460069" calcext:value-type="float">
            <text:p>-0.2460069</text:p>
          </table:table-cell>
          <table:table-cell table:formula="of:=[.$N$1]*[.D11]" office:value-type="float" office:value="-0.204744439254159" calcext:value-type="float">
            <text:p>-0.204744439254159</text:p>
          </table:table-cell>
          <table:table-cell table:number-columns-repeated="9"/>
        </table:table-row>
        <table:table-row table:style-name="ro1">
          <table:table-cell office:value-type="time" office:time-value="PT15H23M07.1S" calcext:value-type="time">
            <text:p>15:23:07.1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62768" calcext:value-type="float">
            <text:p>-2.63E-10</text:p>
          </table:table-cell>
          <table:table-cell table:formula="of:=[.C12]*10^9" office:value-type="float" office:value="-0.262768" calcext:value-type="float">
            <text:p>-0.262768</text:p>
          </table:table-cell>
          <table:table-cell table:formula="of:=[.$N$1]*[.D12]" office:value-type="float" office:value="-0.218694218796046" calcext:value-type="float">
            <text:p>-0.218694218796046</text:p>
          </table:table-cell>
          <table:table-cell table:number-columns-repeated="9"/>
        </table:table-row>
        <table:table-row table:style-name="ro1">
          <table:table-cell office:value-type="time" office:time-value="PT15H23M07.484S" calcext:value-type="time">
            <text:p>15:23:07.48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424899" calcext:value-type="float">
            <text:p>2.42E-11</text:p>
          </table:table-cell>
          <table:table-cell table:formula="of:=[.C13]*10^9" office:value-type="float" office:value="0.02424899" calcext:value-type="float">
            <text:p>0.02424899</text:p>
          </table:table-cell>
          <table:table-cell table:formula="of:=[.$N$1]*[.D13]" office:value-type="float" office:value="0.0201817341709916" calcext:value-type="float">
            <text:p>0.020181734170992</text:p>
          </table:table-cell>
          <table:table-cell table:number-columns-repeated="9"/>
        </table:table-row>
        <table:table-row table:style-name="ro1">
          <table:table-cell office:value-type="time" office:time-value="PT15H23M07.867S" calcext:value-type="time">
            <text:p>15:23:07.8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1663861" calcext:value-type="float">
            <text:p>1.66E-11</text:p>
          </table:table-cell>
          <table:table-cell table:formula="of:=[.C14]*10^9" office:value-type="float" office:value="0.01663861" calcext:value-type="float">
            <text:p>0.01663861</text:p>
          </table:table-cell>
          <table:table-cell table:formula="of:=[.$N$1]*[.D14]" office:value-type="float" office:value="0.0138478346518681" calcext:value-type="float">
            <text:p>0.013847834651868</text:p>
          </table:table-cell>
          <table:table-cell table:number-columns-repeated="9"/>
        </table:table-row>
        <table:table-row table:style-name="ro1">
          <table:table-cell office:value-type="time" office:time-value="PT15H23M08.25S" calcext:value-type="time">
            <text:p>15:23:08.2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683" calcext:value-type="float">
            <text:p>-2.68E-10</text:p>
          </table:table-cell>
          <table:table-cell table:formula="of:=[.C15]*10^9" office:value-type="float" office:value="-0.2683" calcext:value-type="float">
            <text:p>-0.2683</text:p>
          </table:table-cell>
          <table:table-cell table:formula="of:=[.$N$1]*[.D15]" office:value-type="float" office:value="-0.223298342655799" calcext:value-type="float">
            <text:p>-0.223298342655799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0636890403637485" calcext:value-type="float">
            <text:p>-0.063689040363749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0554178023837" calcext:value-type="float">
            <text:p>0.10554178023837</text:p>
          </table:table-cell>
          <table:table-cell/>
          <table:table-cell table:formula="of:=(MAX([.E14:.E18])-MIN([.E14:.E18]))/2" office:value-type="float" office:value="0.126810571172575" calcext:value-type="float">
            <text:p>0.126810571172575</text:p>
          </table:table-cell>
          <table:table-cell table:number-columns-repeated="2"/>
        </table:table-row>
        <table:table-row table:style-name="ro1">
          <table:table-cell office:value-type="time" office:time-value="PT15H23M08.634S" calcext:value-type="time">
            <text:p>15:23:08.63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364338" calcext:value-type="float">
            <text:p>3.64E-11</text:p>
          </table:table-cell>
          <table:table-cell table:formula="of:=[.C16]*10^9" office:value-type="float" office:value="0.0364338" calcext:value-type="float">
            <text:p>0.0364338</text:p>
          </table:table-cell>
          <table:table-cell table:formula="of:=[.$N$1]*[.D16]" office:value-type="float" office:value="0.0303227996893509" calcext:value-type="float">
            <text:p>0.030322799689351</text:p>
          </table:table-cell>
          <table:table-cell table:number-columns-repeated="9"/>
        </table:table-row>
        <table:table-row table:style-name="ro1">
          <table:table-cell office:value-type="time" office:time-value="PT15H23M09.018S" calcext:value-type="time">
            <text:p>15:23:09.02</text:p>
          </table:table-cell>
          <table:table-cell office:value-type="float" office:value="-10" calcext:value-type="float">
            <text:p>-10</text:p>
          </table:table-cell>
          <table:table-cell office:value-type="float" office:value="4.038436E-015" calcext:value-type="float">
            <text:p>4.04E-15</text:p>
          </table:table-cell>
          <table:table-cell table:formula="of:=[.C17]*10^9" office:value-type="float" office:value="0.000004038436" calcext:value-type="float">
            <text:p>4.038436E-06</text:p>
          </table:table-cell>
          <table:table-cell table:formula="of:=[.$N$1]*[.D17]" office:value-type="float" office:value="0.00000336107367022555" calcext:value-type="float">
            <text:p>3.36107367022555E-06</text:p>
          </table:table-cell>
          <table:table-cell table:number-columns-repeated="9"/>
        </table:table-row>
        <table:table-row table:style-name="ro1">
          <table:table-cell office:value-type="time" office:time-value="PT15H23M09.402S" calcext:value-type="time">
            <text:p>15:23:09.4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673984" calcext:value-type="float">
            <text:p>-1.67E-10</text:p>
          </table:table-cell>
          <table:table-cell table:formula="of:=[.C18]*10^9" office:value-type="float" office:value="-0.1673984" calcext:value-type="float">
            <text:p>-0.1673984</text:p>
          </table:table-cell>
          <table:table-cell table:formula="of:=[.$N$1]*[.D18]" office:value-type="float" office:value="-0.139320854577833" calcext:value-type="float">
            <text:p>-0.139320854577833</text:p>
          </table:table-cell>
          <table:table-cell table:number-columns-repeated="9"/>
        </table:table-row>
        <table:table-row table:style-name="ro1">
          <table:table-cell office:value-type="time" office:time-value="PT15H23M09.786S" calcext:value-type="time">
            <text:p>15:23:09.7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871411" calcext:value-type="float">
            <text:p>-2.87E-10</text:p>
          </table:table-cell>
          <table:table-cell table:formula="of:=[.C19]*10^9" office:value-type="float" office:value="-0.2871411" calcext:value-type="float">
            <text:p>-0.2871411</text:p>
          </table:table-cell>
          <table:table-cell table:formula="of:=[.$N$1]*[.D19]" office:value-type="float" office:value="-0.238979246136277" calcext:value-type="float">
            <text:p>-0.238979246136277</text:p>
          </table:table-cell>
          <table:table-cell table:number-columns-repeated="9"/>
        </table:table-row>
        <table:table-row table:style-name="ro1">
          <table:table-cell office:value-type="time" office:time-value="PT15H23M10.169S" calcext:value-type="time">
            <text:p>15:23:10.1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09602451" calcext:value-type="float">
            <text:p>-9.60E-12</text:p>
          </table:table-cell>
          <table:table-cell table:formula="of:=[.C20]*10^9" office:value-type="float" office:value="-0.009602451" calcext:value-type="float">
            <text:p>-0.009602451</text:p>
          </table:table-cell>
          <table:table-cell table:formula="of:=[.$N$1]*[.D20]" office:value-type="float" office:value="-0.00799184269002431" calcext:value-type="float">
            <text:p>-0.00799184269002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56137700114219" calcext:value-type="float">
            <text:p>-0.156137700114219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961286955748531" calcext:value-type="float">
            <text:p>0.096128695574853</text:p>
          </table:table-cell>
          <table:table-cell/>
          <table:table-cell table:formula="of:=(MAX([.E19:.E23])-MIN([.E19:.E23]))/2" office:value-type="float" office:value="0.115493701723126" calcext:value-type="float">
            <text:p>0.115493701723126</text:p>
          </table:table-cell>
          <table:table-cell table:number-columns-repeated="2"/>
        </table:table-row>
        <table:table-row table:style-name="ro1">
          <table:table-cell office:value-type="time" office:time-value="PT15H23M10.553S" calcext:value-type="time">
            <text:p>15:23:10.5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600231" calcext:value-type="float">
            <text:p>-2.60E-10</text:p>
          </table:table-cell>
          <table:table-cell table:formula="of:=[.C21]*10^9" office:value-type="float" office:value="-0.2600231" calcext:value-type="float">
            <text:p>-0.2600231</text:p>
          </table:table-cell>
          <table:table-cell table:formula="of:=[.$N$1]*[.D21]" office:value-type="float" office:value="-0.216409717786892" calcext:value-type="float">
            <text:p>-0.216409717786892</text:p>
          </table:table-cell>
          <table:table-cell table:number-columns-repeated="9"/>
        </table:table-row>
        <table:table-row table:style-name="ro1">
          <table:table-cell office:value-type="time" office:time-value="PT15H23M10.937S" calcext:value-type="time">
            <text:p>15:23:10.9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356505" calcext:value-type="float">
            <text:p>-2.36E-10</text:p>
          </table:table-cell>
          <table:table-cell table:formula="of:=[.C22]*10^9" office:value-type="float" office:value="-0.2356505" calcext:value-type="float">
            <text:p>-0.2356505</text:p>
          </table:table-cell>
          <table:table-cell table:formula="of:=[.$N$1]*[.D22]" office:value-type="float" office:value="-0.196125106582223" calcext:value-type="float">
            <text:p>-0.196125106582223</text:p>
          </table:table-cell>
          <table:table-cell table:number-columns-repeated="9"/>
        </table:table-row>
        <table:table-row table:style-name="ro1">
          <table:table-cell office:value-type="time" office:time-value="PT15H23M11.322S" calcext:value-type="time">
            <text:p>15:23:11.3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456047" calcext:value-type="float">
            <text:p>-1.46E-10</text:p>
          </table:table-cell>
          <table:table-cell table:formula="of:=[.C23]*10^9" office:value-type="float" office:value="-0.1456047" calcext:value-type="float">
            <text:p>-0.1456047</text:p>
          </table:table-cell>
          <table:table-cell table:formula="of:=[.$N$1]*[.D23]" office:value-type="float" office:value="-0.12118258737568" calcext:value-type="float">
            <text:p>-0.12118258737568</text:p>
          </table:table-cell>
          <table:table-cell table:number-columns-repeated="9"/>
        </table:table-row>
        <table:table-row table:style-name="ro1">
          <table:table-cell office:value-type="time" office:time-value="PT15H23M11.706S" calcext:value-type="time">
            <text:p>15:23:11.7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2199524" calcext:value-type="float">
            <text:p>-2.20E-11</text:p>
          </table:table-cell>
          <table:table-cell table:formula="of:=[.C24]*10^9" office:value-type="float" office:value="-0.02199524" calcext:value-type="float">
            <text:p>-0.02199524</text:p>
          </table:table-cell>
          <table:table-cell table:formula="of:=[.$N$1]*[.D24]" office:value-type="float" office:value="-0.0183060031245492" calcext:value-type="float">
            <text:p>-0.018306003124549</text:p>
          </table:table-cell>
          <table:table-cell table:number-columns-repeated="9"/>
        </table:table-row>
        <table:table-row table:style-name="ro1">
          <table:table-cell office:value-type="time" office:time-value="PT15H23M12.089S" calcext:value-type="time">
            <text:p>15:23:12.0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992441" calcext:value-type="float">
            <text:p>-2.99E-10</text:p>
          </table:table-cell>
          <table:table-cell table:formula="of:=[.C25]*10^9" office:value-type="float" office:value="-0.2992441" calcext:value-type="float">
            <text:p>-0.2992441</text:p>
          </table:table-cell>
          <table:table-cell table:formula="of:=[.$N$1]*[.D25]" office:value-type="float" office:value="-0.249052223553955" calcext:value-type="float">
            <text:p>-0.249052223553955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076932452832123" calcext:value-type="float">
            <text:p>-0.076932452832123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16158397455668" calcext:value-type="float">
            <text:p>0.116158397455668</text:p>
          </table:table-cell>
          <table:table-cell/>
          <table:table-cell table:formula="of:=(MAX([.E24:.E28])-MIN([.E24:.E28]))/2" office:value-type="float" office:value="0.139566378720864" calcext:value-type="float">
            <text:p>0.139566378720864</text:p>
          </table:table-cell>
          <table:table-cell table:number-columns-repeated="2"/>
        </table:table-row>
        <table:table-row table:style-name="ro1">
          <table:table-cell office:value-type="time" office:time-value="PT15H23M12.464S" calcext:value-type="time">
            <text:p>15:23:12.4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916882" calcext:value-type="float">
            <text:p>-1.92E-10</text:p>
          </table:table-cell>
          <table:table-cell table:formula="of:=[.C26]*10^9" office:value-type="float" office:value="-0.1916882" calcext:value-type="float">
            <text:p>-0.1916882</text:p>
          </table:table-cell>
          <table:table-cell table:formula="of:=[.$N$1]*[.D26]" office:value-type="float" office:value="-0.159536553733408" calcext:value-type="float">
            <text:p>-0.159536553733408</text:p>
          </table:table-cell>
          <table:table-cell table:number-columns-repeated="9"/>
        </table:table-row>
        <table:table-row table:style-name="ro1">
          <table:table-cell office:value-type="time" office:time-value="PT15H23M12.841S" calcext:value-type="time">
            <text:p>15:23:12.84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3614271" calcext:value-type="float">
            <text:p>3.61E-11</text:p>
          </table:table-cell>
          <table:table-cell table:formula="of:=[.C27]*10^9" office:value-type="float" office:value="0.03614271" calcext:value-type="float">
            <text:p>0.03614271</text:p>
          </table:table-cell>
          <table:table-cell table:formula="of:=[.$N$1]*[.D27]" office:value-type="float" office:value="0.0300805338877718" calcext:value-type="float">
            <text:p>0.030080533887772</text:p>
          </table:table-cell>
          <table:table-cell table:number-columns-repeated="9"/>
        </table:table-row>
        <table:table-row table:style-name="ro1">
          <table:table-cell office:value-type="time" office:time-value="PT15H23M13.225S" calcext:value-type="time">
            <text:p>15:23:13.23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1460099" calcext:value-type="float">
            <text:p>1.46E-11</text:p>
          </table:table-cell>
          <table:table-cell table:formula="of:=[.C28]*10^9" office:value-type="float" office:value="0.01460099" calcext:value-type="float">
            <text:p>0.01460099</text:p>
          </table:table-cell>
          <table:table-cell table:formula="of:=[.$N$1]*[.D28]" office:value-type="float" office:value="0.0121519823635255" calcext:value-type="float">
            <text:p>0.012151982363526</text:p>
          </table:table-cell>
          <table:table-cell table:number-columns-repeated="9"/>
        </table:table-row>
        <table:table-row table:style-name="ro1">
          <table:table-cell office:value-type="time" office:time-value="PT15H23M13.61S" calcext:value-type="time">
            <text:p>15:23:13.6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248505" calcext:value-type="float">
            <text:p>-1.25E-10</text:p>
          </table:table-cell>
          <table:table-cell table:formula="of:=[.C29]*10^9" office:value-type="float" office:value="-0.1248505" calcext:value-type="float">
            <text:p>-0.1248505</text:p>
          </table:table-cell>
          <table:table-cell table:formula="of:=[.$N$1]*[.D29]" office:value-type="float" office:value="-0.10390946600726" calcext:value-type="float">
            <text:p>-0.10390946600726</text:p>
          </table:table-cell>
          <table:table-cell table:number-columns-repeated="9"/>
        </table:table-row>
        <table:table-row table:style-name="ro1">
          <table:table-cell office:value-type="time" office:time-value="PT15H23M13.993S" calcext:value-type="time">
            <text:p>15:23:13.9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480728" calcext:value-type="float">
            <text:p>-3.48E-10</text:p>
          </table:table-cell>
          <table:table-cell table:formula="of:=[.C30]*10^9" office:value-type="float" office:value="-0.3480728" calcext:value-type="float">
            <text:p>-0.3480728</text:p>
          </table:table-cell>
          <table:table-cell table:formula="of:=[.$N$1]*[.D30]" office:value-type="float" office:value="-0.289690940602175" calcext:value-type="float">
            <text:p>-0.289690940602175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48812711999291" calcext:value-type="float">
            <text:p>-0.148812711999291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01976866849626" calcext:value-type="float">
            <text:p>0.101976866849626</text:p>
          </table:table-cell>
          <table:table-cell/>
          <table:table-cell table:formula="of:=(MAX([.E29:.E33])-MIN([.E29:.E33]))/2" office:value-type="float" office:value="0.122521607580824" calcext:value-type="float">
            <text:p>0.122521607580824</text:p>
          </table:table-cell>
          <table:table-cell table:number-columns-repeated="2"/>
        </table:table-row>
        <table:table-row table:style-name="ro1">
          <table:table-cell office:value-type="time" office:time-value="PT15H23M14.376S" calcext:value-type="time">
            <text:p>15:23:14.3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7144688" calcext:value-type="float">
            <text:p>-7.14E-11</text:p>
          </table:table-cell>
          <table:table-cell table:formula="of:=[.C31]*10^9" office:value-type="float" office:value="-0.07144688" calcext:value-type="float">
            <text:p>-0.07144688</text:p>
          </table:table-cell>
          <table:table-cell table:formula="of:=[.$N$1]*[.D31]" office:value-type="float" office:value="-0.059463175146954" calcext:value-type="float">
            <text:p>-0.059463175146954</text:p>
          </table:table-cell>
          <table:table-cell table:number-columns-repeated="9"/>
        </table:table-row>
        <table:table-row table:style-name="ro1">
          <table:table-cell office:value-type="time" office:time-value="PT15H23M14.76S" calcext:value-type="time">
            <text:p>15:23:14.7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5364565" calcext:value-type="float">
            <text:p>-5.36E-11</text:p>
          </table:table-cell>
          <table:table-cell table:formula="of:=[.C32]*10^9" office:value-type="float" office:value="-0.05364565" calcext:value-type="float">
            <text:p>-0.05364565</text:p>
          </table:table-cell>
          <table:table-cell table:formula="of:=[.$N$1]*[.D32]" office:value-type="float" office:value="-0.0446477254405258" calcext:value-type="float">
            <text:p>-0.044647725440526</text:p>
          </table:table-cell>
          <table:table-cell table:number-columns-repeated="9"/>
        </table:table-row>
        <table:table-row table:style-name="ro1">
          <table:table-cell office:value-type="time" office:time-value="PT15H23M15.143S" calcext:value-type="time">
            <text:p>15:23:15.1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96" calcext:value-type="float">
            <text:p>-2.96E-10</text:p>
          </table:table-cell>
          <table:table-cell table:formula="of:=[.C33]*10^9" office:value-type="float" office:value="-0.296" calcext:value-type="float">
            <text:p>-0.296</text:p>
          </table:table-cell>
          <table:table-cell table:formula="of:=[.$N$1]*[.D33]" office:value-type="float" office:value="-0.24635225279954" calcext:value-type="float">
            <text:p>-0.24635225279954</text:p>
          </table:table-cell>
          <table:table-cell table:number-columns-repeated="9"/>
        </table:table-row>
        <table:table-row table:style-name="ro1">
          <table:table-cell office:value-type="time" office:time-value="PT15H23M15.528S" calcext:value-type="time">
            <text:p>15:23:15.5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373559" calcext:value-type="float">
            <text:p>-2.37E-10</text:p>
          </table:table-cell>
          <table:table-cell table:formula="of:=[.C34]*10^9" office:value-type="float" office:value="-0.2373559" calcext:value-type="float">
            <text:p>-0.2373559</text:p>
          </table:table-cell>
          <table:table-cell table:formula="of:=[.$N$1]*[.D34]" office:value-type="float" office:value="-0.197544461757643" calcext:value-type="float">
            <text:p>-0.197544461757643</text:p>
          </table:table-cell>
          <table:table-cell table:number-columns-repeated="9"/>
        </table:table-row>
        <table:table-row table:style-name="ro1">
          <table:table-cell office:value-type="time" office:time-value="PT15H23M15.912S" calcext:value-type="time">
            <text:p>15:23:15.9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4578481" calcext:value-type="float">
            <text:p>-4.58E-11</text:p>
          </table:table-cell>
          <table:table-cell table:formula="of:=[.C35]*10^9" office:value-type="float" office:value="-0.04578481" calcext:value-type="float">
            <text:p>-0.04578481</text:p>
          </table:table-cell>
          <table:table-cell table:formula="of:=[.$N$1]*[.D35]" office:value-type="float" office:value="-0.0381053752956044" calcext:value-type="float">
            <text:p>-0.038105375295604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47469767635795" calcext:value-type="float">
            <text:p>-0.147469767635795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07594603611566" calcext:value-type="float">
            <text:p>0.107594603611566</text:p>
          </table:table-cell>
          <table:table-cell/>
          <table:table-cell table:formula="of:=(MAX([.E34:.E38])-MIN([.E34:.E38]))/2" office:value-type="float" office:value="0.129271967247848" calcext:value-type="float">
            <text:p>0.129271967247848</text:p>
          </table:table-cell>
          <table:table-cell table:number-columns-repeated="2"/>
        </table:table-row>
        <table:table-row table:style-name="ro1">
          <table:table-cell office:value-type="time" office:time-value="PT15H23M16.296S" calcext:value-type="time">
            <text:p>15:23:16.3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671076" calcext:value-type="float">
            <text:p>-1.67E-10</text:p>
          </table:table-cell>
          <table:table-cell table:formula="of:=[.C36]*10^9" office:value-type="float" office:value="-0.1671076" calcext:value-type="float">
            <text:p>-0.1671076</text:p>
          </table:table-cell>
          <table:table-cell table:formula="of:=[.$N$1]*[.D36]" office:value-type="float" office:value="-0.13907883013488" calcext:value-type="float">
            <text:p>-0.13907883013488</text:p>
          </table:table-cell>
          <table:table-cell table:number-columns-repeated="9"/>
        </table:table-row>
        <table:table-row table:style-name="ro1">
          <table:table-cell office:value-type="time" office:time-value="PT15H23M16.68S" calcext:value-type="time">
            <text:p>15:23:16.6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564335" calcext:value-type="float">
            <text:p>-3.56E-10</text:p>
          </table:table-cell>
          <table:table-cell table:formula="of:=[.C37]*10^9" office:value-type="float" office:value="-0.3564335" calcext:value-type="float">
            <text:p>-0.3564335</text:p>
          </table:table-cell>
          <table:table-cell table:formula="of:=[.$N$1]*[.D37]" office:value-type="float" office:value="-0.2966493097913" calcext:value-type="float">
            <text:p>-0.2966493097913</text:p>
          </table:table-cell>
          <table:table-cell table:number-columns-repeated="9"/>
        </table:table-row>
        <table:table-row table:style-name="ro1">
          <table:table-cell office:value-type="time" office:time-value="PT15H23M17.063S" calcext:value-type="time">
            <text:p>15:23:17.0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7926607" calcext:value-type="float">
            <text:p>-7.93E-11</text:p>
          </table:table-cell>
          <table:table-cell table:formula="of:=[.C38]*10^9" office:value-type="float" office:value="-0.07926607" calcext:value-type="float">
            <text:p>-0.07926607</text:p>
          </table:table-cell>
          <table:table-cell table:formula="of:=[.$N$1]*[.D38]" office:value-type="float" office:value="-0.0659708611995474" calcext:value-type="float">
            <text:p>-0.065970861199547</text:p>
          </table:table-cell>
          <table:table-cell table:number-columns-repeated="9"/>
        </table:table-row>
        <table:table-row table:style-name="ro1">
          <table:table-cell office:value-type="time" office:time-value="PT15H23M17.447S" calcext:value-type="time">
            <text:p>15:23:17.4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7227869" calcext:value-type="float">
            <text:p>-7.23E-11</text:p>
          </table:table-cell>
          <table:table-cell table:formula="of:=[.C39]*10^9" office:value-type="float" office:value="-0.07227869" calcext:value-type="float">
            <text:p>-0.07227869</text:p>
          </table:table-cell>
          <table:table-cell table:formula="of:=[.$N$1]*[.D39]" office:value-type="float" office:value="-0.0601554665908769" calcext:value-type="float">
            <text:p>-0.060155466590877</text:p>
          </table:table-cell>
          <table:table-cell table:number-columns-repeated="9"/>
        </table:table-row>
        <table:table-row table:style-name="ro1">
          <table:table-cell office:value-type="time" office:time-value="PT15H23M17.83S" calcext:value-type="time">
            <text:p>15:23:17.8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521068" calcext:value-type="float">
            <text:p>-3.52E-10</text:p>
          </table:table-cell>
          <table:table-cell table:formula="of:=[.C40]*10^9" office:value-type="float" office:value="-0.3521068" calcext:value-type="float">
            <text:p>-0.3521068</text:p>
          </table:table-cell>
          <table:table-cell table:formula="of:=[.$N$1]*[.D40]" office:value-type="float" office:value="-0.293048322317693" calcext:value-type="float">
            <text:p>-0.293048322317693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14730217391093" calcext:value-type="float">
            <text:p>-0.114730217391093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969185459992064" calcext:value-type="float">
            <text:p>0.096918545999207</text:p>
          </table:table-cell>
          <table:table-cell/>
          <table:table-cell table:formula="of:=(MAX([.E39:.E43])-MIN([.E39:.E43]))/2" office:value-type="float" office:value="0.116446427863408" calcext:value-type="float">
            <text:p>0.116446427863408</text:p>
          </table:table-cell>
          <table:table-cell table:number-columns-repeated="2"/>
        </table:table-row>
        <table:table-row table:style-name="ro1">
          <table:table-cell office:value-type="time" office:time-value="PT15H23M18.214S" calcext:value-type="time">
            <text:p>15:23:18.2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9282496" calcext:value-type="float">
            <text:p>-9.28E-11</text:p>
          </table:table-cell>
          <table:table-cell table:formula="of:=[.C41]*10^9" office:value-type="float" office:value="-0.09282496" calcext:value-type="float">
            <text:p>-0.09282496</text:p>
          </table:table-cell>
          <table:table-cell table:formula="of:=[.$N$1]*[.D41]" office:value-type="float" office:value="-0.0772555338244161" calcext:value-type="float">
            <text:p>-0.077255533824416</text:p>
          </table:table-cell>
          <table:table-cell table:number-columns-repeated="9"/>
        </table:table-row>
        <table:table-row table:style-name="ro1">
          <table:table-cell office:value-type="time" office:time-value="PT15H23M18.599S" calcext:value-type="time">
            <text:p>15:23:18.6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8092972" calcext:value-type="float">
            <text:p>-8.09E-11</text:p>
          </table:table-cell>
          <table:table-cell table:formula="of:=[.C42]*10^9" office:value-type="float" office:value="-0.08092972" calcext:value-type="float">
            <text:p>-0.08092972</text:p>
          </table:table-cell>
          <table:table-cell table:formula="of:=[.$N$1]*[.D42]" office:value-type="float" office:value="-0.0673554690555269" calcext:value-type="float">
            <text:p>-0.067355469055527</text:p>
          </table:table-cell>
          <table:table-cell table:number-columns-repeated="9"/>
        </table:table-row>
        <table:table-row table:style-name="ro1">
          <table:table-cell office:value-type="time" office:time-value="PT15H23M18.982S" calcext:value-type="time">
            <text:p>15:23:18.9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911197" calcext:value-type="float">
            <text:p>-9.11E-11</text:p>
          </table:table-cell>
          <table:table-cell table:formula="of:=[.C43]*10^9" office:value-type="float" office:value="-0.0911197" calcext:value-type="float">
            <text:p>-0.0911197</text:p>
          </table:table-cell>
          <table:table-cell table:formula="of:=[.$N$1]*[.D43]" office:value-type="float" office:value="-0.0758362951669535" calcext:value-type="float">
            <text:p>-0.075836295166954</text:p>
          </table:table-cell>
          <table:table-cell table:number-columns-repeated="9"/>
        </table:table-row>
        <table:table-row table:style-name="ro1">
          <table:table-cell office:value-type="time" office:time-value="PT15H23M19.366S" calcext:value-type="time">
            <text:p>15:23:19.3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876679" calcext:value-type="float">
            <text:p>-3.88E-10</text:p>
          </table:table-cell>
          <table:table-cell table:formula="of:=[.C44]*10^9" office:value-type="float" office:value="-0.3876679" calcext:value-type="float">
            <text:p>-0.3876679</text:p>
          </table:table-cell>
          <table:table-cell table:formula="of:=[.$N$1]*[.D44]" office:value-type="float" office:value="-0.322644798996847" calcext:value-type="float">
            <text:p>-0.322644798996847</text:p>
          </table:table-cell>
          <table:table-cell table:number-columns-repeated="9"/>
        </table:table-row>
        <table:table-row table:style-name="ro1">
          <table:table-cell office:value-type="time" office:time-value="PT15H23M19.741S" calcext:value-type="time">
            <text:p>15:23:19.7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916605" calcext:value-type="float">
            <text:p>-9.17E-11</text:p>
          </table:table-cell>
          <table:table-cell table:formula="of:=[.C45]*10^9" office:value-type="float" office:value="-0.0916605" calcext:value-type="float">
            <text:p>-0.0916605</text:p>
          </table:table-cell>
          <table:table-cell table:formula="of:=[.$N$1]*[.D45]" office:value-type="float" office:value="-0.0762863873909872" calcext:value-type="float">
            <text:p>-0.076286387390987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97122084162049" calcext:value-type="float">
            <text:p>-0.197122084162049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02528392974109" calcext:value-type="float">
            <text:p>0.102528392974109</text:p>
          </table:table-cell>
          <table:table-cell/>
          <table:table-cell table:formula="of:=(MAX([.E44:.E48])-MIN([.E44:.E48]))/2" office:value-type="float" office:value="0.12317920580293" calcext:value-type="float">
            <text:p>0.12317920580293</text:p>
          </table:table-cell>
          <table:table-cell table:number-columns-repeated="2"/>
        </table:table-row>
        <table:table-row table:style-name="ro1">
          <table:table-cell office:value-type="time" office:time-value="PT15H23M20.11S" calcext:value-type="time">
            <text:p>15:23:20.1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343334" calcext:value-type="float">
            <text:p>-1.34E-10</text:p>
          </table:table-cell>
          <table:table-cell table:formula="of:=[.C46]*10^9" office:value-type="float" office:value="-0.1343334" calcext:value-type="float">
            <text:p>-0.1343334</text:p>
          </table:table-cell>
          <table:table-cell table:formula="of:=[.$N$1]*[.D46]" office:value-type="float" office:value="-0.1118018098521" calcext:value-type="float">
            <text:p>-0.1118018098521</text:p>
          </table:table-cell>
          <table:table-cell table:number-columns-repeated="9"/>
        </table:table-row>
        <table:table-row table:style-name="ro1">
          <table:table-cell office:value-type="time" office:time-value="PT15H23M20.487S" calcext:value-type="time">
            <text:p>15:23:20.4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596072" calcext:value-type="float">
            <text:p>-2.60E-10</text:p>
          </table:table-cell>
          <table:table-cell table:formula="of:=[.C47]*10^9" office:value-type="float" office:value="-0.2596072" calcext:value-type="float">
            <text:p>-0.2596072</text:p>
          </table:table-cell>
          <table:table-cell table:formula="of:=[.$N$1]*[.D47]" office:value-type="float" office:value="-0.216063576226286" calcext:value-type="float">
            <text:p>-0.216063576226286</text:p>
          </table:table-cell>
          <table:table-cell table:number-columns-repeated="9"/>
        </table:table-row>
        <table:table-row table:style-name="ro1">
          <table:table-cell office:value-type="time" office:time-value="PT15H23M20.87S" calcext:value-type="time">
            <text:p>15:23:20.8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10973" calcext:value-type="float">
            <text:p>-3.11E-10</text:p>
          </table:table-cell>
          <table:table-cell table:formula="of:=[.C48]*10^9" office:value-type="float" office:value="-0.310973" calcext:value-type="float">
            <text:p>-0.310973</text:p>
          </table:table-cell>
          <table:table-cell table:formula="of:=[.$N$1]*[.D48]" office:value-type="float" office:value="-0.258813848344025" calcext:value-type="float">
            <text:p>-0.258813848344025</text:p>
          </table:table-cell>
          <table:table-cell table:number-columns-repeated="9"/>
        </table:table-row>
        <table:table-row table:style-name="ro1">
          <table:table-cell office:value-type="time" office:time-value="PT15H23M21.254S" calcext:value-type="time">
            <text:p>15:23:21.2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310476" calcext:value-type="float">
            <text:p>-1.31E-10</text:p>
          </table:table-cell>
          <table:table-cell table:formula="of:=[.C49]*10^9" office:value-type="float" office:value="-0.1310476" calcext:value-type="float">
            <text:p>-0.1310476</text:p>
          </table:table-cell>
          <table:table-cell table:formula="of:=[.$N$1]*[.D49]" office:value-type="float" office:value="-0.109067133391801" calcext:value-type="float">
            <text:p>-0.109067133391801</text:p>
          </table:table-cell>
          <table:table-cell table:number-columns-repeated="9"/>
        </table:table-row>
        <table:table-row table:style-name="ro1">
          <table:table-cell office:value-type="time" office:time-value="PT15H23M21.629S" calcext:value-type="time">
            <text:p>15:23:21.6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929085" calcext:value-type="float">
            <text:p>-3.93E-10</text:p>
          </table:table-cell>
          <table:table-cell table:formula="of:=[.C50]*10^9" office:value-type="float" office:value="-0.3929085" calcext:value-type="float">
            <text:p>-0.3929085</text:p>
          </table:table-cell>
          <table:table-cell table:formula="of:=[.$N$1]*[.D50]" office:value-type="float" office:value="-0.327006399050973" calcext:value-type="float">
            <text:p>-0.327006399050973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98181175800426" calcext:value-type="float">
            <text:p>-0.198181175800426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13115117938504" calcext:value-type="float">
            <text:p>0.113115117938504</text:p>
          </table:table-cell>
          <table:table-cell/>
          <table:table-cell table:formula="of:=(MAX([.E49:.E53])-MIN([.E49:.E53]))/2" office:value-type="float" office:value="0.135900486583626" calcext:value-type="float">
            <text:p>0.135900486583626</text:p>
          </table:table-cell>
          <table:table-cell table:number-columns-repeated="2"/>
        </table:table-row>
        <table:table-row table:style-name="ro1">
          <table:table-cell office:value-type="time" office:time-value="PT15H23M22.006S" calcext:value-type="time">
            <text:p>15:23:22.0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845897" calcext:value-type="float">
            <text:p>-3.85E-10</text:p>
          </table:table-cell>
          <table:table-cell table:formula="of:=[.C51]*10^9" office:value-type="float" office:value="-0.3845897" calcext:value-type="float">
            <text:p>-0.3845897</text:p>
          </table:table-cell>
          <table:table-cell table:formula="of:=[.$N$1]*[.D51]" office:value-type="float" office:value="-0.320082902021957" calcext:value-type="float">
            <text:p>-0.320082902021957</text:p>
          </table:table-cell>
          <table:table-cell table:number-columns-repeated="9"/>
        </table:table-row>
        <table:table-row table:style-name="ro1">
          <table:table-cell office:value-type="time" office:time-value="PT15H23M22.39S" calcext:value-type="time">
            <text:p>15:23:22.3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157278" calcext:value-type="float">
            <text:p>-2.16E-10</text:p>
          </table:table-cell>
          <table:table-cell table:formula="of:=[.C52]*10^9" office:value-type="float" office:value="-0.2157278" calcext:value-type="float">
            <text:p>-0.2157278</text:p>
          </table:table-cell>
          <table:table-cell table:formula="of:=[.$N$1]*[.D52]" office:value-type="float" office:value="-0.179544018653678" calcext:value-type="float">
            <text:p>-0.179544018653678</text:p>
          </table:table-cell>
          <table:table-cell table:number-columns-repeated="9"/>
        </table:table-row>
        <table:table-row table:style-name="ro1">
          <table:table-cell office:value-type="time" office:time-value="PT15H23M22.774S" calcext:value-type="time">
            <text:p>15:23:22.7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6633106" calcext:value-type="float">
            <text:p>-6.63E-11</text:p>
          </table:table-cell>
          <table:table-cell table:formula="of:=[.C53]*10^9" office:value-type="float" office:value="-0.06633106" calcext:value-type="float">
            <text:p>-0.06633106</text:p>
          </table:table-cell>
          <table:table-cell table:formula="of:=[.$N$1]*[.D53]" office:value-type="float" office:value="-0.0552054258837211" calcext:value-type="float">
            <text:p>-0.055205425883721</text:p>
          </table:table-cell>
          <table:table-cell table:number-columns-repeated="9"/>
        </table:table-row>
        <table:table-row table:style-name="ro1">
          <table:table-cell office:value-type="time" office:time-value="PT15H23M23.157S" calcext:value-type="time">
            <text:p>15:23:23.1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238107" calcext:value-type="float">
            <text:p>-1.24E-10</text:p>
          </table:table-cell>
          <table:table-cell table:formula="of:=[.C54]*10^9" office:value-type="float" office:value="-0.1238107" calcext:value-type="float">
            <text:p>-0.1238107</text:p>
          </table:table-cell>
          <table:table-cell table:formula="of:=[.$N$1]*[.D54]" office:value-type="float" office:value="-0.103044070492189" calcext:value-type="float">
            <text:p>-0.103044070492189</text:p>
          </table:table-cell>
          <table:table-cell table:number-columns-repeated="9"/>
        </table:table-row>
        <table:table-row table:style-name="ro1">
          <table:table-cell office:value-type="time" office:time-value="PT15H23M23.532S" calcext:value-type="time">
            <text:p>15:23:23.5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497501" calcext:value-type="float">
            <text:p>-2.50E-10</text:p>
          </table:table-cell>
          <table:table-cell table:formula="of:=[.C55]*10^9" office:value-type="float" office:value="-0.2497501" calcext:value-type="float">
            <text:p>-0.2497501</text:p>
          </table:table-cell>
          <table:table-cell table:formula="of:=[.$N$1]*[.D55]" office:value-type="float" office:value="-0.207859796526724" calcext:value-type="float">
            <text:p>-0.207859796526724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162042766776454" calcext:value-type="float">
            <text:p>-0.162042766776454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996158075124503" calcext:value-type="float">
            <text:p>0.09961580751245</text:p>
          </table:table-cell>
          <table:table-cell/>
          <table:table-cell table:formula="of:=(MAX([.E54:.E58])-MIN([.E54:.E58]))/2" office:value-type="float" office:value="0.119683263429279" calcext:value-type="float">
            <text:p>0.119683263429279</text:p>
          </table:table-cell>
          <table:table-cell table:number-columns-repeated="2"/>
        </table:table-row>
        <table:table-row table:style-name="ro1">
          <table:table-cell office:value-type="time" office:time-value="PT15H23M23.909S" calcext:value-type="time">
            <text:p>15:23:23.9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7868367" calcext:value-type="float">
            <text:p>-7.87E-11</text:p>
          </table:table-cell>
          <table:table-cell table:formula="of:=[.C56]*10^9" office:value-type="float" office:value="-0.07868367" calcext:value-type="float">
            <text:p>-0.07868367</text:p>
          </table:table-cell>
          <table:table-cell table:formula="of:=[.$N$1]*[.D56]" office:value-type="float" office:value="-0.0654861464967418" calcext:value-type="float">
            <text:p>-0.065486146496742</text:p>
          </table:table-cell>
          <table:table-cell table:number-columns-repeated="9"/>
        </table:table-row>
        <table:table-row table:style-name="ro1">
          <table:table-cell office:value-type="time" office:time-value="PT15H23M24.292S" calcext:value-type="time">
            <text:p>15:23:24.2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549629" calcext:value-type="float">
            <text:p>-1.55E-10</text:p>
          </table:table-cell>
          <table:table-cell table:formula="of:=[.C57]*10^9" office:value-type="float" office:value="-0.1549629" calcext:value-type="float">
            <text:p>-0.1549629</text:p>
          </table:table-cell>
          <table:table-cell table:formula="of:=[.$N$1]*[.D57]" office:value-type="float" office:value="-0.128971147011317" calcext:value-type="float">
            <text:p>-0.128971147011317</text:p>
          </table:table-cell>
          <table:table-cell table:number-columns-repeated="9"/>
        </table:table-row>
        <table:table-row table:style-name="ro1">
          <table:table-cell office:value-type="time" office:time-value="PT15H23M24.675S" calcext:value-type="time">
            <text:p>15:23:24.6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662901" calcext:value-type="float">
            <text:p>-3.66E-10</text:p>
          </table:table-cell>
          <table:table-cell table:formula="of:=[.C58]*10^9" office:value-type="float" office:value="-0.3662901" calcext:value-type="float">
            <text:p>-0.3662901</text:p>
          </table:table-cell>
          <table:table-cell table:formula="of:=[.$N$1]*[.D58]" office:value-type="float" office:value="-0.3048526733553" calcext:value-type="float">
            <text:p>-0.3048526733553</text:p>
          </table:table-cell>
          <table:table-cell table:number-columns-repeated="9"/>
        </table:table-row>
        <table:table-row table:style-name="ro1">
          <table:table-cell office:value-type="time" office:time-value="PT15H23M25.059S" calcext:value-type="time">
            <text:p>15:23:25.0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946828" calcext:value-type="float">
            <text:p>-1.95E-10</text:p>
          </table:table-cell>
          <table:table-cell table:formula="of:=[.C59]*10^9" office:value-type="float" office:value="-0.1946828" calcext:value-type="float">
            <text:p>-0.1946828</text:p>
          </table:table-cell>
          <table:table-cell table:formula="of:=[.$N$1]*[.D59]" office:value-type="float" office:value="-0.162028872842305" calcext:value-type="float">
            <text:p>-0.162028872842305</text:p>
          </table:table-cell>
          <table:table-cell table:number-columns-repeated="9"/>
        </table:table-row>
        <table:table-row table:style-name="ro1">
          <table:table-cell office:value-type="time" office:time-value="PT15H23M25.443S" calcext:value-type="time">
            <text:p>15:23:25.4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123592" calcext:value-type="float">
            <text:p>-2.12E-10</text:p>
          </table:table-cell>
          <table:table-cell table:formula="of:=[.C60]*10^9" office:value-type="float" office:value="-0.2123592" calcext:value-type="float">
            <text:p>-0.2123592</text:p>
          </table:table-cell>
          <table:table-cell table:formula="of:=[.$N$1]*[.D60]" office:value-type="float" office:value="-0.176740430144284" calcext:value-type="float">
            <text:p>-0.176740430144284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176961882509586" calcext:value-type="float">
            <text:p>-0.176961882509586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807052345959716" calcext:value-type="float">
            <text:p>0.080705234595972</text:p>
          </table:table-cell>
          <table:table-cell/>
          <table:table-cell table:formula="of:=(MAX([.E59:.E63])-MIN([.E59:.E63]))/2" office:value-type="float" office:value="0.0969577092122173" calcext:value-type="float">
            <text:p>0.096957709212217</text:p>
          </table:table-cell>
          <table:table-cell table:number-columns-repeated="2"/>
        </table:table-row>
        <table:table-row table:style-name="ro1">
          <table:table-cell office:value-type="time" office:time-value="PT15H23M25.827S" calcext:value-type="time">
            <text:p>15:23:25.8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041512" calcext:value-type="float">
            <text:p>-3.04E-10</text:p>
          </table:table-cell>
          <table:table-cell table:formula="of:=[.C61]*10^9" office:value-type="float" office:value="-0.3041512" calcext:value-type="float">
            <text:p>-0.3041512</text:p>
          </table:table-cell>
          <table:table-cell table:formula="of:=[.$N$1]*[.D61]" office:value-type="float" office:value="-0.25313626118812" calcext:value-type="float">
            <text:p>-0.25313626118812</text:p>
          </table:table-cell>
          <table:table-cell table:number-columns-repeated="9"/>
        </table:table-row>
        <table:table-row table:style-name="ro1">
          <table:table-cell office:value-type="time" office:time-value="PT15H23M26.21S" calcext:value-type="time">
            <text:p>15:23:26.2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807775" calcext:value-type="float">
            <text:p>-2.81E-10</text:p>
          </table:table-cell>
          <table:table-cell table:formula="of:=[.C62]*10^9" office:value-type="float" office:value="-0.2807775" calcext:value-type="float">
            <text:p>-0.2807775</text:p>
          </table:table-cell>
          <table:table-cell table:formula="of:=[.$N$1]*[.D62]" office:value-type="float" office:value="-0.233683005609536" calcext:value-type="float">
            <text:p>-0.233683005609536</text:p>
          </table:table-cell>
          <table:table-cell table:number-columns-repeated="9"/>
        </table:table-row>
        <table:table-row table:style-name="ro1">
          <table:table-cell office:value-type="time" office:time-value="PT15H23M26.594S" calcext:value-type="time">
            <text:p>15:23:26.5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7115571" calcext:value-type="float">
            <text:p>-7.12E-11</text:p>
          </table:table-cell>
          <table:table-cell table:formula="of:=[.C63]*10^9" office:value-type="float" office:value="-0.07115571" calcext:value-type="float">
            <text:p>-0.07115571</text:p>
          </table:table-cell>
          <table:table-cell table:formula="of:=[.$N$1]*[.D63]" office:value-type="float" office:value="-0.0592208427636849" calcext:value-type="float">
            <text:p>-0.059220842763685</text:p>
          </table:table-cell>
          <table:table-cell table:number-columns-repeated="9"/>
        </table:table-row>
        <table:table-row table:style-name="ro1">
          <table:table-cell office:value-type="time" office:time-value="PT15H23M26.97S" calcext:value-type="time">
            <text:p>15:23:26.9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280533" calcext:value-type="float">
            <text:p>-4.28E-10</text:p>
          </table:table-cell>
          <table:table-cell table:formula="of:=[.C64]*10^9" office:value-type="float" office:value="-0.4280533" calcext:value-type="float">
            <text:p>-0.4280533</text:p>
          </table:table-cell>
          <table:table-cell table:formula="of:=[.$N$1]*[.D64]" office:value-type="float" office:value="-0.356256401261072" calcext:value-type="float">
            <text:p>-0.356256401261072</text:p>
          </table:table-cell>
          <table:table-cell table:number-columns-repeated="9"/>
        </table:table-row>
        <table:table-row table:style-name="ro1">
          <table:table-cell office:value-type="time" office:time-value="PT15H23M27.346S" calcext:value-type="time">
            <text:p>15:23:27.3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122485" calcext:value-type="float">
            <text:p>-4.12E-10</text:p>
          </table:table-cell>
          <table:table-cell table:formula="of:=[.C65]*10^9" office:value-type="float" office:value="-0.4122485" calcext:value-type="float">
            <text:p>-0.4122485</text:p>
          </table:table-cell>
          <table:table-cell table:formula="of:=[.$N$1]*[.D65]" office:value-type="float" office:value="-0.343102522595375" calcext:value-type="float">
            <text:p>-0.343102522595375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50125320650812" calcext:value-type="float">
            <text:p>-0.250125320650812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01943982327464" calcext:value-type="float">
            <text:p>0.101943982327464</text:p>
          </table:table-cell>
          <table:table-cell/>
          <table:table-cell table:formula="of:=(MAX([.E64:.E68])-MIN([.E64:.E68]))/2" office:value-type="float" office:value="0.122469653055889" calcext:value-type="float">
            <text:p>0.122469653055889</text:p>
          </table:table-cell>
          <table:table-cell table:number-columns-repeated="2"/>
        </table:table-row>
        <table:table-row table:style-name="ro1">
          <table:table-cell office:value-type="time" office:time-value="PT15H23M27.729S" calcext:value-type="time">
            <text:p>15:23:27.7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625051" calcext:value-type="float">
            <text:p>-3.63E-10</text:p>
          </table:table-cell>
          <table:table-cell table:formula="of:=[.C66]*10^9" office:value-type="float" office:value="-0.3625051" calcext:value-type="float">
            <text:p>-0.3625051</text:p>
          </table:table-cell>
          <table:table-cell table:formula="of:=[.$N$1]*[.D66]" office:value-type="float" office:value="-0.301702527149738" calcext:value-type="float">
            <text:p>-0.301702527149738</text:p>
          </table:table-cell>
          <table:table-cell table:number-columns-repeated="9"/>
        </table:table-row>
        <table:table-row table:style-name="ro1">
          <table:table-cell office:value-type="time" office:time-value="PT15H23M28.105S" calcext:value-type="time">
            <text:p>15:23:28.1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661094" calcext:value-type="float">
            <text:p>-1.66E-10</text:p>
          </table:table-cell>
          <table:table-cell table:formula="of:=[.C67]*10^9" office:value-type="float" office:value="-0.1661094" calcext:value-type="float">
            <text:p>-0.1661094</text:p>
          </table:table-cell>
          <table:table-cell table:formula="of:=[.$N$1]*[.D67]" office:value-type="float" office:value="-0.138248057098581" calcext:value-type="float">
            <text:p>-0.138248057098581</text:p>
          </table:table-cell>
          <table:table-cell table:number-columns-repeated="9"/>
        </table:table-row>
        <table:table-row table:style-name="ro1">
          <table:table-cell office:value-type="time" office:time-value="PT15H23M28.482S" calcext:value-type="time">
            <text:p>15:23:28.4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33751" calcext:value-type="float">
            <text:p>-1.34E-10</text:p>
          </table:table-cell>
          <table:table-cell table:formula="of:=[.C68]*10^9" office:value-type="float" office:value="-0.133751" calcext:value-type="float">
            <text:p>-0.133751</text:p>
          </table:table-cell>
          <table:table-cell table:formula="of:=[.$N$1]*[.D68]" office:value-type="float" office:value="-0.111317095149295" calcext:value-type="float">
            <text:p>-0.111317095149295</text:p>
          </table:table-cell>
          <table:table-cell table:number-columns-repeated="9"/>
        </table:table-row>
        <table:table-row table:style-name="ro1">
          <table:table-cell office:value-type="time" office:time-value="PT15H23M28.866S" calcext:value-type="time">
            <text:p>15:23:28.8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432755" calcext:value-type="float">
            <text:p>-1.43E-10</text:p>
          </table:table-cell>
          <table:table-cell table:formula="of:=[.C69]*10^9" office:value-type="float" office:value="-0.1432755" calcext:value-type="float">
            <text:p>-0.1432755</text:p>
          </table:table-cell>
          <table:table-cell table:formula="of:=[.$N$1]*[.D69]" office:value-type="float" office:value="-0.119244061472907" calcext:value-type="float">
            <text:p>-0.119244061472907</text:p>
          </table:table-cell>
          <table:table-cell table:number-columns-repeated="9"/>
        </table:table-row>
        <table:table-row table:style-name="ro1">
          <table:table-cell office:value-type="time" office:time-value="PT15H23M29.249S" calcext:value-type="time">
            <text:p>15:23:29.2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199848" calcext:value-type="float">
            <text:p>-4.20E-10</text:p>
          </table:table-cell>
          <table:table-cell table:formula="of:=[.C70]*10^9" office:value-type="float" office:value="-0.4199848" calcext:value-type="float">
            <text:p>-0.4199848</text:p>
          </table:table-cell>
          <table:table-cell table:formula="of:=[.$N$1]*[.D70]" office:value-type="float" office:value="-0.349541221694474" calcext:value-type="float">
            <text:p>-0.349541221694474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36251444235464" calcext:value-type="float">
            <text:p>-0.236251444235464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07847358372476" calcext:value-type="float">
            <text:p>0.107847358372476</text:p>
          </table:table-cell>
          <table:table-cell/>
          <table:table-cell table:formula="of:=(MAX([.E69:.E73])-MIN([.E69:.E73]))/2" office:value-type="float" office:value="0.129565763116089" calcext:value-type="float">
            <text:p>0.129565763116089</text:p>
          </table:table-cell>
          <table:table-cell table:number-columns-repeated="2"/>
        </table:table-row>
        <table:table-row table:style-name="ro1">
          <table:table-cell office:value-type="time" office:time-value="PT15H23M29.633S" calcext:value-type="time">
            <text:p>15:23:29.6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510534" calcext:value-type="float">
            <text:p>-4.51E-10</text:p>
          </table:table-cell>
          <table:table-cell table:formula="of:=[.C71]*10^9" office:value-type="float" office:value="-0.4510534" calcext:value-type="float">
            <text:p>-0.4510534</text:p>
          </table:table-cell>
          <table:table-cell table:formula="of:=[.$N$1]*[.D71]" office:value-type="float" office:value="-0.375398720347608" calcext:value-type="float">
            <text:p>-0.375398720347608</text:p>
          </table:table-cell>
          <table:table-cell table:number-columns-repeated="9"/>
        </table:table-row>
        <table:table-row table:style-name="ro1">
          <table:table-cell office:value-type="time" office:time-value="PT15H23M30.016S" calcext:value-type="time">
            <text:p>15:23:30.0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653054" calcext:value-type="float">
            <text:p>-2.65E-10</text:p>
          </table:table-cell>
          <table:table-cell table:formula="of:=[.C72]*10^9" office:value-type="float" office:value="-0.2653054" calcext:value-type="float">
            <text:p>-0.2653054</text:p>
          </table:table-cell>
          <table:table-cell table:formula="of:=[.$N$1]*[.D72]" office:value-type="float" office:value="-0.220806023546902" calcext:value-type="float">
            <text:p>-0.220806023546902</text:p>
          </table:table-cell>
          <table:table-cell table:number-columns-repeated="9"/>
        </table:table-row>
        <table:table-row table:style-name="ro1">
          <table:table-cell office:value-type="time" office:time-value="PT15H23M30.4S" calcext:value-type="time">
            <text:p>15:23:30.4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396987" calcext:value-type="float">
            <text:p>-1.40E-10</text:p>
          </table:table-cell>
          <table:table-cell table:formula="of:=[.C73]*10^9" office:value-type="float" office:value="-0.1396987" calcext:value-type="float">
            <text:p>-0.1396987</text:p>
          </table:table-cell>
          <table:table-cell table:formula="of:=[.$N$1]*[.D73]" office:value-type="float" office:value="-0.116267194115429" calcext:value-type="float">
            <text:p>-0.116267194115429</text:p>
          </table:table-cell>
          <table:table-cell table:number-columns-repeated="9"/>
        </table:table-row>
        <table:table-row table:style-name="ro1">
          <table:table-cell office:value-type="time" office:time-value="PT15H23M30.785S" calcext:value-type="time">
            <text:p>15:23:30.7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71849" calcext:value-type="float">
            <text:p>-1.72E-10</text:p>
          </table:table-cell>
          <table:table-cell table:formula="of:=[.C74]*10^9" office:value-type="float" office:value="-0.171849" calcext:value-type="float">
            <text:p>-0.171849</text:p>
          </table:table-cell>
          <table:table-cell table:formula="of:=[.$N$1]*[.D74]" office:value-type="float" office:value="-0.143024960443744" calcext:value-type="float">
            <text:p>-0.143024960443744</text:p>
          </table:table-cell>
          <table:table-cell table:number-columns-repeated="9"/>
        </table:table-row>
        <table:table-row table:style-name="ro1">
          <table:table-cell office:value-type="time" office:time-value="PT15H23M31.168S" calcext:value-type="time">
            <text:p>15:23:31.1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760496" calcext:value-type="float">
            <text:p>-1.76E-10</text:p>
          </table:table-cell>
          <table:table-cell table:formula="of:=[.C75]*10^9" office:value-type="float" office:value="-0.1760496" calcext:value-type="float">
            <text:p>-0.1760496</text:p>
          </table:table-cell>
          <table:table-cell table:formula="of:=[.$N$1]*[.D75]" office:value-type="float" office:value="-0.146520998528574" calcext:value-type="float">
            <text:p>-0.146520998528574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64165451545955" calcext:value-type="float">
            <text:p>-0.264165451545955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93563916105696" calcext:value-type="float">
            <text:p>0.093563916105696</text:p>
          </table:table-cell>
          <table:table-cell/>
          <table:table-cell table:formula="of:=(MAX([.E74:.E78])-MIN([.E74:.E78]))/2" office:value-type="float" office:value="0.112396592411098" calcext:value-type="float">
            <text:p>0.112396592411098</text:p>
          </table:table-cell>
          <table:table-cell table:number-columns-repeated="2"/>
        </table:table-row>
        <table:table-row table:style-name="ro1">
          <table:table-cell office:value-type="time" office:time-value="PT15H23M31.552S" calcext:value-type="time">
            <text:p>15:23:31.5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882921" calcext:value-type="float">
            <text:p>-3.88E-10</text:p>
          </table:table-cell>
          <table:table-cell table:formula="of:=[.C76]*10^9" office:value-type="float" office:value="-0.3882921" calcext:value-type="float">
            <text:p>-0.3882921</text:p>
          </table:table-cell>
          <table:table-cell table:formula="of:=[.$N$1]*[.D76]" office:value-type="float" office:value="-0.323164302632649" calcext:value-type="float">
            <text:p>-0.323164302632649</text:p>
          </table:table-cell>
          <table:table-cell table:number-columns-repeated="9"/>
        </table:table-row>
        <table:table-row table:style-name="ro1">
          <table:table-cell office:value-type="time" office:time-value="PT15H23M31.936S" calcext:value-type="time">
            <text:p>15:23:31.9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419451" calcext:value-type="float">
            <text:p>-4.42E-10</text:p>
          </table:table-cell>
          <table:table-cell table:formula="of:=[.C77]*10^9" office:value-type="float" office:value="-0.4419451" calcext:value-type="float">
            <text:p>-0.4419451</text:p>
          </table:table-cell>
          <table:table-cell table:formula="of:=[.$N$1]*[.D77]" office:value-type="float" office:value="-0.367818145265939" calcext:value-type="float">
            <text:p>-0.367818145265939</text:p>
          </table:table-cell>
          <table:table-cell table:number-columns-repeated="9"/>
        </table:table-row>
        <table:table-row table:style-name="ro1">
          <table:table-cell office:value-type="time" office:time-value="PT15H23M32.319S" calcext:value-type="time">
            <text:p>15:23:32.3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088798" calcext:value-type="float">
            <text:p>-4.09E-10</text:p>
          </table:table-cell>
          <table:table-cell table:formula="of:=[.C78]*10^9" office:value-type="float" office:value="-0.4088798" calcext:value-type="float">
            <text:p>-0.4088798</text:p>
          </table:table-cell>
          <table:table-cell table:formula="of:=[.$N$1]*[.D78]" office:value-type="float" office:value="-0.340298850858869" calcext:value-type="float">
            <text:p>-0.340298850858869</text:p>
          </table:table-cell>
          <table:table-cell table:number-columns-repeated="9"/>
        </table:table-row>
        <table:table-row table:style-name="ro1">
          <table:table-cell office:value-type="time" office:time-value="PT15H23M32.704S" calcext:value-type="time">
            <text:p>15:23:32.7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001177" calcext:value-type="float">
            <text:p>-3.00E-10</text:p>
          </table:table-cell>
          <table:table-cell table:formula="of:=[.C79]*10^9" office:value-type="float" office:value="-0.3001177" calcext:value-type="float">
            <text:p>-0.3001177</text:p>
          </table:table-cell>
          <table:table-cell table:formula="of:=[.$N$1]*[.D79]" office:value-type="float" office:value="-0.249779295608164" calcext:value-type="float">
            <text:p>-0.249779295608164</text:p>
          </table:table-cell>
          <table:table-cell table:number-columns-repeated="9"/>
        </table:table-row>
        <table:table-row table:style-name="ro1">
          <table:table-cell office:value-type="time" office:time-value="PT15H23M33.087S" calcext:value-type="time">
            <text:p>15:23:33.0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693951" calcext:value-type="float">
            <text:p>-1.69E-10</text:p>
          </table:table-cell>
          <table:table-cell table:formula="of:=[.C80]*10^9" office:value-type="float" office:value="-0.1693951" calcext:value-type="float">
            <text:p>-0.1693951</text:p>
          </table:table-cell>
          <table:table-cell table:formula="of:=[.$N$1]*[.D80]" office:value-type="float" office:value="-0.140982650331768" calcext:value-type="float">
            <text:p>-0.140982650331768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60212263577957" calcext:value-type="float">
            <text:p>-0.260212263577957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03961584457329" calcext:value-type="float">
            <text:p>0.103961584457329</text:p>
          </table:table-cell>
          <table:table-cell/>
          <table:table-cell table:formula="of:=(MAX([.E79:.E83])-MIN([.E79:.E83]))/2" office:value-type="float" office:value="0.124892685593686" calcext:value-type="float">
            <text:p>0.124892685593686</text:p>
          </table:table-cell>
          <table:table-cell table:number-columns-repeated="2"/>
        </table:table-row>
        <table:table-row table:style-name="ro1">
          <table:table-cell office:value-type="time" office:time-value="PT15H23M33.471S" calcext:value-type="time">
            <text:p>15:23:33.4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913001" calcext:value-type="float">
            <text:p>-2.91E-10</text:p>
          </table:table-cell>
          <table:table-cell table:formula="of:=[.C81]*10^9" office:value-type="float" office:value="-0.2913001" calcext:value-type="float">
            <text:p>-0.2913001</text:p>
          </table:table-cell>
          <table:table-cell table:formula="of:=[.$N$1]*[.D81]" office:value-type="float" office:value="-0.242440661742335" calcext:value-type="float">
            <text:p>-0.242440661742335</text:p>
          </table:table-cell>
          <table:table-cell table:number-columns-repeated="9"/>
        </table:table-row>
        <table:table-row table:style-name="ro1">
          <table:table-cell office:value-type="time" office:time-value="PT15H23M33.855S" calcext:value-type="time">
            <text:p>15:23:33.8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695201" calcext:value-type="float">
            <text:p>-4.70E-10</text:p>
          </table:table-cell>
          <table:table-cell table:formula="of:=[.C82]*10^9" office:value-type="float" office:value="-0.4695201" calcext:value-type="float">
            <text:p>-0.4695201</text:p>
          </table:table-cell>
          <table:table-cell table:formula="of:=[.$N$1]*[.D82]" office:value-type="float" office:value="-0.390768021519139" calcext:value-type="float">
            <text:p>-0.390768021519139</text:p>
          </table:table-cell>
          <table:table-cell table:number-columns-repeated="9"/>
        </table:table-row>
        <table:table-row table:style-name="ro1">
          <table:table-cell office:value-type="time" office:time-value="PT15H23M34.239S" calcext:value-type="time">
            <text:p>15:23:34.2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329332" calcext:value-type="float">
            <text:p>-3.33E-10</text:p>
          </table:table-cell>
          <table:table-cell table:formula="of:=[.C83]*10^9" office:value-type="float" office:value="-0.3329332" calcext:value-type="float">
            <text:p>-0.3329332</text:p>
          </table:table-cell>
          <table:table-cell table:formula="of:=[.$N$1]*[.D83]" office:value-type="float" office:value="-0.277090688688378" calcext:value-type="float">
            <text:p>-0.277090688688378</text:p>
          </table:table-cell>
          <table:table-cell table:number-columns-repeated="9"/>
        </table:table-row>
        <table:table-row table:style-name="ro1">
          <table:table-cell office:value-type="time" office:time-value="PT15H23M34.623S" calcext:value-type="time">
            <text:p>15:23:34.6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103629" calcext:value-type="float">
            <text:p>-2.10E-10</text:p>
          </table:table-cell>
          <table:table-cell table:formula="of:=[.C84]*10^9" office:value-type="float" office:value="-0.2103629" calcext:value-type="float">
            <text:p>-0.2103629</text:p>
          </table:table-cell>
          <table:table-cell table:formula="of:=[.$N$1]*[.D84]" office:value-type="float" office:value="-0.175078967298798" calcext:value-type="float">
            <text:p>-0.175078967298798</text:p>
          </table:table-cell>
          <table:table-cell table:number-columns-repeated="9"/>
        </table:table-row>
        <table:table-row table:style-name="ro1">
          <table:table-cell office:value-type="time" office:time-value="PT15H23M35.006S" calcext:value-type="time">
            <text:p>15:23:35.0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631426" calcext:value-type="float">
            <text:p>-2.63E-10</text:p>
          </table:table-cell>
          <table:table-cell table:formula="of:=[.C85]*10^9" office:value-type="float" office:value="-0.2631426" calcext:value-type="float">
            <text:p>-0.2631426</text:p>
          </table:table-cell>
          <table:table-cell table:formula="of:=[.$N$1]*[.D85]" office:value-type="float" office:value="-0.219005987559217" calcext:value-type="float">
            <text:p>-0.219005987559217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81023053232845" calcext:value-type="float">
            <text:p>-0.281023053232845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900381301615342" calcext:value-type="float">
            <text:p>0.090038130161534</text:p>
          </table:table-cell>
          <table:table-cell/>
          <table:table-cell table:formula="of:=(MAX([.E84:.E88])-MIN([.E84:.E88]))/2" office:value-type="float" office:value="0.108156129419117" calcext:value-type="float">
            <text:p>0.108156129419117</text:p>
          </table:table-cell>
          <table:table-cell table:number-columns-repeated="2"/>
        </table:table-row>
        <table:table-row table:style-name="ro1">
          <table:table-cell office:value-type="time" office:time-value="PT15H23M35.39S" calcext:value-type="time">
            <text:p>15:23:35.3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033615" calcext:value-type="float">
            <text:p>-3.03E-10</text:p>
          </table:table-cell>
          <table:table-cell table:formula="of:=[.C86]*10^9" office:value-type="float" office:value="-0.3033615" calcext:value-type="float">
            <text:p>-0.3033615</text:p>
          </table:table-cell>
          <table:table-cell table:formula="of:=[.$N$1]*[.D86]" office:value-type="float" office:value="-0.252479016681242" calcext:value-type="float">
            <text:p>-0.252479016681242</text:p>
          </table:table-cell>
          <table:table-cell table:number-columns-repeated="9"/>
        </table:table-row>
        <table:table-row table:style-name="ro1">
          <table:table-cell office:value-type="time" office:time-value="PT15H23M35.774S" calcext:value-type="time">
            <text:p>15:23:35.7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702689" calcext:value-type="float">
            <text:p>-4.70E-10</text:p>
          </table:table-cell>
          <table:table-cell table:formula="of:=[.C87]*10^9" office:value-type="float" office:value="-0.4702689" calcext:value-type="float">
            <text:p>-0.4702689</text:p>
          </table:table-cell>
          <table:table-cell table:formula="of:=[.$N$1]*[.D87]" office:value-type="float" office:value="-0.391391226137032" calcext:value-type="float">
            <text:p>-0.391391226137032</text:p>
          </table:table-cell>
          <table:table-cell table:number-columns-repeated="9"/>
        </table:table-row>
        <table:table-row table:style-name="ro1">
          <table:table-cell office:value-type="time" office:time-value="PT15H23M36.158S" calcext:value-type="time">
            <text:p>15:23:36.1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411544" calcext:value-type="float">
            <text:p>-4.41E-10</text:p>
          </table:table-cell>
          <table:table-cell table:formula="of:=[.C88]*10^9" office:value-type="float" office:value="-0.4411544" calcext:value-type="float">
            <text:p>-0.4411544</text:p>
          </table:table-cell>
          <table:table-cell table:formula="of:=[.$N$1]*[.D88]" office:value-type="float" office:value="-0.367160068487937" calcext:value-type="float">
            <text:p>-0.367160068487937</text:p>
          </table:table-cell>
          <table:table-cell table:number-columns-repeated="9"/>
        </table:table-row>
        <table:table-row table:style-name="ro1">
          <table:table-cell office:value-type="time" office:time-value="PT15H23M36.543S" calcext:value-type="time">
            <text:p>15:23:36.5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658739" calcext:value-type="float">
            <text:p>-3.66E-10</text:p>
          </table:table-cell>
          <table:table-cell table:formula="of:=[.C89]*10^9" office:value-type="float" office:value="-0.3658739" calcext:value-type="float">
            <text:p>-0.3658739</text:p>
          </table:table-cell>
          <table:table-cell table:formula="of:=[.$N$1]*[.D89]" office:value-type="float" office:value="-0.304506282113357" calcext:value-type="float">
            <text:p>-0.304506282113357</text:p>
          </table:table-cell>
          <table:table-cell table:number-columns-repeated="9"/>
        </table:table-row>
        <table:table-row table:style-name="ro1">
          <table:table-cell office:value-type="time" office:time-value="PT15H23M36.926S" calcext:value-type="time">
            <text:p>15:23:36.9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943083" calcext:value-type="float">
            <text:p>-1.94E-10</text:p>
          </table:table-cell>
          <table:table-cell table:formula="of:=[.C90]*10^9" office:value-type="float" office:value="-0.1943083" calcext:value-type="float">
            <text:p>-0.1943083</text:p>
          </table:table-cell>
          <table:table-cell table:formula="of:=[.$N$1]*[.D90]" office:value-type="float" office:value="-0.161717187306246" calcext:value-type="float">
            <text:p>-0.161717187306246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55310669372948" calcext:value-type="float">
            <text:p>-0.255310669372948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885938813841622" calcext:value-type="float">
            <text:p>0.088593881384162</text:p>
          </table:table-cell>
          <table:table-cell/>
          <table:table-cell table:formula="of:=(MAX([.E89:.E93])-MIN([.E89:.E93]))/2" office:value-type="float" office:value="0.106425255161863" calcext:value-type="float">
            <text:p>0.106425255161863</text:p>
          </table:table-cell>
          <table:table-cell table:number-columns-repeated="2"/>
        </table:table-row>
        <table:table-row table:style-name="ro1">
          <table:table-cell office:value-type="time" office:time-value="PT15H23M37.309S" calcext:value-type="time">
            <text:p>15:23:37.3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500549" calcext:value-type="float">
            <text:p>-4.50E-10</text:p>
          </table:table-cell>
          <table:table-cell table:formula="of:=[.C91]*10^9" office:value-type="float" office:value="-0.4500549" calcext:value-type="float">
            <text:p>-0.4500549</text:p>
          </table:table-cell>
          <table:table-cell table:formula="of:=[.$N$1]*[.D91]" office:value-type="float" office:value="-0.374567697629972" calcext:value-type="float">
            <text:p>-0.374567697629972</text:p>
          </table:table-cell>
          <table:table-cell table:number-columns-repeated="9"/>
        </table:table-row>
        <table:table-row table:style-name="ro1">
          <table:table-cell office:value-type="time" office:time-value="PT15H23M37.694S" calcext:value-type="time">
            <text:p>15:23:37.6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21163" calcext:value-type="float">
            <text:p>-3.21E-10</text:p>
          </table:table-cell>
          <table:table-cell table:formula="of:=[.C92]*10^9" office:value-type="float" office:value="-0.321163" calcext:value-type="float">
            <text:p>-0.321163</text:p>
          </table:table-cell>
          <table:table-cell table:formula="of:=[.$N$1]*[.D92]" office:value-type="float" office:value="-0.267294691100874" calcext:value-type="float">
            <text:p>-0.267294691100874</text:p>
          </table:table-cell>
          <table:table-cell table:number-columns-repeated="9"/>
        </table:table-row>
        <table:table-row table:style-name="ro1">
          <table:table-cell office:value-type="time" office:time-value="PT15H23M38.078S" calcext:value-type="time">
            <text:p>15:23:38.0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02419" calcext:value-type="float">
            <text:p>-2.02E-10</text:p>
          </table:table-cell>
          <table:table-cell table:formula="of:=[.C93]*10^9" office:value-type="float" office:value="-0.202419" calcext:value-type="float">
            <text:p>-0.202419</text:p>
          </table:table-cell>
          <table:table-cell table:formula="of:=[.$N$1]*[.D93]" office:value-type="float" office:value="-0.168467488714291" calcext:value-type="float">
            <text:p>-0.168467488714291</text:p>
          </table:table-cell>
          <table:table-cell table:number-columns-repeated="9"/>
        </table:table-row>
        <table:table-row table:style-name="ro1">
          <table:table-cell office:value-type="time" office:time-value="PT15H23M38.462S" calcext:value-type="time">
            <text:p>15:23:38.4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209134" calcext:value-type="float">
            <text:p>-3.21E-10</text:p>
          </table:table-cell>
          <table:table-cell table:formula="of:=[.C94]*10^9" office:value-type="float" office:value="-0.3209134" calcext:value-type="float">
            <text:p>-0.3209134</text:p>
          </table:table-cell>
          <table:table-cell table:formula="of:=[.$N$1]*[.D94]" office:value-type="float" office:value="-0.267086956228243" calcext:value-type="float">
            <text:p>-0.267086956228243</text:p>
          </table:table-cell>
          <table:table-cell table:number-columns-repeated="9"/>
        </table:table-row>
        <table:table-row table:style-name="ro1">
          <table:table-cell office:value-type="time" office:time-value="PT15H23M38.846S" calcext:value-type="time">
            <text:p>15:23:38.8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860736" calcext:value-type="float">
            <text:p>-4.86E-10</text:p>
          </table:table-cell>
          <table:table-cell table:formula="of:=[.C95]*10^9" office:value-type="float" office:value="-0.4860736" calcext:value-type="float">
            <text:p>-0.4860736</text:p>
          </table:table-cell>
          <table:table-cell table:formula="of:=[.$N$1]*[.D95]" office:value-type="float" office:value="-0.404545021575616" calcext:value-type="float">
            <text:p>-0.404545021575616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93782335513078" calcext:value-type="float">
            <text:p>-0.293782335513078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00740295654798" calcext:value-type="float">
            <text:p>0.100740295654798</text:p>
          </table:table-cell>
          <table:table-cell/>
          <table:table-cell table:formula="of:=(MAX([.E94:.E98])-MIN([.E94:.E98]))/2" office:value-type="float" office:value="0.121015758628809" calcext:value-type="float">
            <text:p>0.121015758628809</text:p>
          </table:table-cell>
          <table:table-cell table:number-columns-repeated="2"/>
        </table:table-row>
        <table:table-row table:style-name="ro1">
          <table:table-cell office:value-type="time" office:time-value="PT15H23M39.23S" calcext:value-type="time">
            <text:p>15:23:39.2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168789" calcext:value-type="float">
            <text:p>-3.17E-10</text:p>
          </table:table-cell>
          <table:table-cell table:formula="of:=[.C96]*10^9" office:value-type="float" office:value="-0.3168789" calcext:value-type="float">
            <text:p>-0.3168789</text:p>
          </table:table-cell>
          <table:table-cell table:formula="of:=[.$N$1]*[.D96]" office:value-type="float" office:value="-0.263729158377162" calcext:value-type="float">
            <text:p>-0.263729158377162</text:p>
          </table:table-cell>
          <table:table-cell table:number-columns-repeated="9"/>
        </table:table-row>
        <table:table-row table:style-name="ro1">
          <table:table-cell office:value-type="time" office:time-value="PT15H23M39.613S" calcext:value-type="time">
            <text:p>15:23:39.61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952651" calcext:value-type="float">
            <text:p>-1.95E-10</text:p>
          </table:table-cell>
          <table:table-cell table:formula="of:=[.C97]*10^9" office:value-type="float" office:value="-0.1952651" calcext:value-type="float">
            <text:p>-0.1952651</text:p>
          </table:table-cell>
          <table:table-cell table:formula="of:=[.$N$1]*[.D97]" office:value-type="float" office:value="-0.162513504317998" calcext:value-type="float">
            <text:p>-0.162513504317998</text:p>
          </table:table-cell>
          <table:table-cell table:number-columns-repeated="9"/>
        </table:table-row>
        <table:table-row table:style-name="ro1">
          <table:table-cell office:value-type="time" office:time-value="PT15H23M39.997S" calcext:value-type="time">
            <text:p>15:23:40.0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458127" calcext:value-type="float">
            <text:p>-4.46E-10</text:p>
          </table:table-cell>
          <table:table-cell table:formula="of:=[.C98]*10^9" office:value-type="float" office:value="-0.4458127" calcext:value-type="float">
            <text:p>-0.4458127</text:p>
          </table:table-cell>
          <table:table-cell table:formula="of:=[.$N$1]*[.D98]" office:value-type="float" office:value="-0.37103703706637" calcext:value-type="float">
            <text:p>-0.37103703706637</text:p>
          </table:table-cell>
          <table:table-cell table:number-columns-repeated="9"/>
        </table:table-row>
        <table:table-row table:style-name="ro1">
          <table:table-cell office:value-type="time" office:time-value="PT15H23M40.381S" calcext:value-type="time">
            <text:p>15:23:40.3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810408" calcext:value-type="float">
            <text:p>-4.81E-10</text:p>
          </table:table-cell>
          <table:table-cell table:formula="of:=[.C99]*10^9" office:value-type="float" office:value="-0.4810408" calcext:value-type="float">
            <text:p>-0.4810408</text:p>
          </table:table-cell>
          <table:table-cell table:formula="of:=[.$N$1]*[.D99]" office:value-type="float" office:value="-0.400356367461125" calcext:value-type="float">
            <text:p>-0.400356367461125</text:p>
          </table:table-cell>
          <table:table-cell table:number-columns-repeated="9"/>
        </table:table-row>
        <table:table-row table:style-name="ro1">
          <table:table-cell office:value-type="time" office:time-value="PT15H23M40.765S" calcext:value-type="time">
            <text:p>15:23:40.7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64751" calcext:value-type="float">
            <text:p>-3.65E-10</text:p>
          </table:table-cell>
          <table:table-cell table:formula="of:=[.C100]*10^9" office:value-type="float" office:value="-0.364751" calcext:value-type="float">
            <text:p>-0.364751</text:p>
          </table:table-cell>
          <table:table-cell table:formula="of:=[.$N$1]*[.D100]" office:value-type="float" office:value="-0.303571724867855" calcext:value-type="float">
            <text:p>-0.303571724867855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303010807420906" calcext:value-type="float">
            <text:p>-0.303010807420906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1524431632867" calcext:value-type="float">
            <text:p>0.11524431632867</text:p>
          </table:table-cell>
          <table:table-cell/>
          <table:table-cell table:formula="of:=(MAX([.E99:.E103])-MIN([.E99:.E103]))/2" office:value-type="float" office:value="0.138444681151702" calcext:value-type="float">
            <text:p>0.138444681151702</text:p>
          </table:table-cell>
          <table:table-cell table:number-columns-repeated="2"/>
        </table:table-row>
        <table:table-row table:style-name="ro1">
          <table:table-cell office:value-type="time" office:time-value="PT15H23M41.149S" calcext:value-type="time">
            <text:p>15:23:41.1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012957" calcext:value-type="float">
            <text:p>-2.01E-10</text:p>
          </table:table-cell>
          <table:table-cell table:formula="of:=[.C101]*10^9" office:value-type="float" office:value="-0.2012957" calcext:value-type="float">
            <text:p>-0.2012957</text:p>
          </table:table-cell>
          <table:table-cell table:formula="of:=[.$N$1]*[.D101]" office:value-type="float" office:value="-0.167532598560339" calcext:value-type="float">
            <text:p>-0.167532598560339</text:p>
          </table:table-cell>
          <table:table-cell table:number-columns-repeated="9"/>
        </table:table-row>
        <table:table-row table:style-name="ro1">
          <table:table-cell office:value-type="time" office:time-value="PT15H23M41.532S" calcext:value-type="time">
            <text:p>15:23:41.5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393107" calcext:value-type="float">
            <text:p>-2.39E-10</text:p>
          </table:table-cell>
          <table:table-cell table:formula="of:=[.C102]*10^9" office:value-type="float" office:value="-0.2393107" calcext:value-type="float">
            <text:p>-0.2393107</text:p>
          </table:table-cell>
          <table:table-cell table:formula="of:=[.$N$1]*[.D102]" office:value-type="float" office:value="-0.199171385351469" calcext:value-type="float">
            <text:p>-0.199171385351469</text:p>
          </table:table-cell>
          <table:table-cell table:number-columns-repeated="9"/>
        </table:table-row>
        <table:table-row table:style-name="ro1">
          <table:table-cell office:value-type="time" office:time-value="PT15H23M41.916S" calcext:value-type="time">
            <text:p>15:23:41.9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33987" calcext:value-type="float">
            <text:p>-5.34E-10</text:p>
          </table:table-cell>
          <table:table-cell table:formula="of:=[.C103]*10^9" office:value-type="float" office:value="-0.533987" calcext:value-type="float">
            <text:p>-0.533987</text:p>
          </table:table-cell>
          <table:table-cell table:formula="of:=[.$N$1]*[.D103]" office:value-type="float" office:value="-0.444421960863743" calcext:value-type="float">
            <text:p>-0.444421960863743</text:p>
          </table:table-cell>
          <table:table-cell table:number-columns-repeated="9"/>
        </table:table-row>
        <table:table-row table:style-name="ro1">
          <table:table-cell office:value-type="time" office:time-value="PT15H23M42.3S" calcext:value-type="time">
            <text:p>15:23:42.3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200955" calcext:value-type="float">
            <text:p>-5.20E-10</text:p>
          </table:table-cell>
          <table:table-cell table:formula="of:=[.C104]*10^9" office:value-type="float" office:value="-0.5200955" calcext:value-type="float">
            <text:p>-0.5200955</text:p>
          </table:table-cell>
          <table:table-cell table:formula="of:=[.$N$1]*[.D104]" office:value-type="float" office:value="-0.432860466540213" calcext:value-type="float">
            <text:p>-0.432860466540213</text:p>
          </table:table-cell>
          <table:table-cell table:number-columns-repeated="9"/>
        </table:table-row>
        <table:table-row table:style-name="ro1">
          <table:table-cell office:value-type="time" office:time-value="PT15H23M42.684S" calcext:value-type="time">
            <text:p>15:23:42.6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986205" calcext:value-type="float">
            <text:p>-2.99E-10</text:p>
          </table:table-cell>
          <table:table-cell table:formula="of:=[.C105]*10^9" office:value-type="float" office:value="-0.2986205" calcext:value-type="float">
            <text:p>-0.2986205</text:p>
          </table:table-cell>
          <table:table-cell table:formula="of:=[.$N$1]*[.D105]" office:value-type="float" office:value="-0.248533219280828" calcext:value-type="float">
            <text:p>-0.248533219280828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77520040715993" calcext:value-type="float">
            <text:p>-0.277520040715993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07463656934262" calcext:value-type="float">
            <text:p>0.107463656934262</text:p>
          </table:table-cell>
          <table:table-cell/>
          <table:table-cell table:formula="of:=(MAX([.E104:.E108])-MIN([.E104:.E108]))/2" office:value-type="float" office:value="0.129098484493338" calcext:value-type="float">
            <text:p>0.129098484493338</text:p>
          </table:table-cell>
          <table:table-cell table:number-columns-repeated="2"/>
        </table:table-row>
        <table:table-row table:style-name="ro1">
          <table:table-cell office:value-type="time" office:time-value="PT15H23M43.068S" calcext:value-type="time">
            <text:p>15:23:43.0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098637" calcext:value-type="float">
            <text:p>-2.10E-10</text:p>
          </table:table-cell>
          <table:table-cell table:formula="of:=[.C106]*10^9" office:value-type="float" office:value="-0.2098637" calcext:value-type="float">
            <text:p>-0.2098637</text:p>
          </table:table-cell>
          <table:table-cell table:formula="of:=[.$N$1]*[.D106]" office:value-type="float" office:value="-0.174663497553537" calcext:value-type="float">
            <text:p>-0.174663497553537</text:p>
          </table:table-cell>
          <table:table-cell table:number-columns-repeated="9"/>
        </table:table-row>
        <table:table-row table:style-name="ro1">
          <table:table-cell office:value-type="time" office:time-value="PT15H23M43.452S" calcext:value-type="time">
            <text:p>15:23:43.4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688404" calcext:value-type="float">
            <text:p>-2.69E-10</text:p>
          </table:table-cell>
          <table:table-cell table:formula="of:=[.C107]*10^9" office:value-type="float" office:value="-0.2688404" calcext:value-type="float">
            <text:p>-0.2688404</text:p>
          </table:table-cell>
          <table:table-cell table:formula="of:=[.$N$1]*[.D107]" office:value-type="float" office:value="-0.223748101971383" calcext:value-type="float">
            <text:p>-0.223748101971383</text:p>
          </table:table-cell>
          <table:table-cell table:number-columns-repeated="9"/>
        </table:table-row>
        <table:table-row table:style-name="ro1">
          <table:table-cell office:value-type="time" office:time-value="PT15H23M43.835S" calcext:value-type="time">
            <text:p>15:23:43.8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698253" calcext:value-type="float">
            <text:p>-3.70E-10</text:p>
          </table:table-cell>
          <table:table-cell table:formula="of:=[.C108]*10^9" office:value-type="float" office:value="-0.3698253" calcext:value-type="float">
            <text:p>-0.3698253</text:p>
          </table:table-cell>
          <table:table-cell table:formula="of:=[.$N$1]*[.D108]" office:value-type="float" office:value="-0.307794918234006" calcext:value-type="float">
            <text:p>-0.307794918234006</text:p>
          </table:table-cell>
          <table:table-cell table:number-columns-repeated="9"/>
        </table:table-row>
        <table:table-row table:style-name="ro1">
          <table:table-cell office:value-type="time" office:time-value="PT15H23M44.219S" calcext:value-type="time">
            <text:p>15:23:44.2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242543" calcext:value-type="float">
            <text:p>-5.24E-10</text:p>
          </table:table-cell>
          <table:table-cell table:formula="of:=[.C109]*10^9" office:value-type="float" office:value="-0.5242543" calcext:value-type="float">
            <text:p>-0.5242543</text:p>
          </table:table-cell>
          <table:table-cell table:formula="of:=[.$N$1]*[.D109]" office:value-type="float" office:value="-0.436321715692047" calcext:value-type="float">
            <text:p>-0.436321715692047</text:p>
          </table:table-cell>
          <table:table-cell table:number-columns-repeated="9"/>
        </table:table-row>
        <table:table-row table:style-name="ro1">
          <table:table-cell office:value-type="time" office:time-value="PT15H23M44.602S" calcext:value-type="time">
            <text:p>15:23:44.6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574446" calcext:value-type="float">
            <text:p>-2.57E-10</text:p>
          </table:table-cell>
          <table:table-cell table:formula="of:=[.C110]*10^9" office:value-type="float" office:value="-0.2574446" calcext:value-type="float">
            <text:p>-0.2574446</text:p>
          </table:table-cell>
          <table:table-cell table:formula="of:=[.$N$1]*[.D110]" office:value-type="float" office:value="-0.214263706692826" calcext:value-type="float">
            <text:p>-0.214263706692826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83529237978673" calcext:value-type="float">
            <text:p>-0.283529237978673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05563192148324" calcext:value-type="float">
            <text:p>0.105563192148324</text:p>
          </table:table-cell>
          <table:table-cell/>
          <table:table-cell table:formula="of:=(MAX([.E109:.E113])-MIN([.E109:.E113]))/2" office:value-type="float" office:value="0.126813608962179" calcext:value-type="float">
            <text:p>0.126813608962179</text:p>
          </table:table-cell>
          <table:table-cell table:number-columns-repeated="2"/>
        </table:table-row>
        <table:table-row table:style-name="ro1">
          <table:table-cell office:value-type="time" office:time-value="PT15H23M44.987S" calcext:value-type="time">
            <text:p>15:23:44.9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195132" calcext:value-type="float">
            <text:p>-2.20E-10</text:p>
          </table:table-cell>
          <table:table-cell table:formula="of:=[.C111]*10^9" office:value-type="float" office:value="-0.2195132" calcext:value-type="float">
            <text:p>-0.2195132</text:p>
          </table:table-cell>
          <table:table-cell table:formula="of:=[.$N$1]*[.D111]" office:value-type="float" office:value="-0.182694497767689" calcext:value-type="float">
            <text:p>-0.182694497767689</text:p>
          </table:table-cell>
          <table:table-cell table:number-columns-repeated="9"/>
        </table:table-row>
        <table:table-row table:style-name="ro1">
          <table:table-cell office:value-type="time" office:time-value="PT15H23M45.371S" calcext:value-type="time">
            <text:p>15:23:45.3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565296" calcext:value-type="float">
            <text:p>-2.57E-10</text:p>
          </table:table-cell>
          <table:table-cell table:formula="of:=[.C112]*10^9" office:value-type="float" office:value="-0.2565296" calcext:value-type="float">
            <text:p>-0.2565296</text:p>
          </table:table-cell>
          <table:table-cell table:formula="of:=[.$N$1]*[.D112]" office:value-type="float" office:value="-0.21350217861407" calcext:value-type="float">
            <text:p>-0.21350217861407</text:p>
          </table:table-cell>
          <table:table-cell table:number-columns-repeated="9"/>
        </table:table-row>
        <table:table-row table:style-name="ro1">
          <table:table-cell office:value-type="time" office:time-value="PT15H23M45.755S" calcext:value-type="time">
            <text:p>15:23:45.7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456049" calcext:value-type="float">
            <text:p>-4.46E-10</text:p>
          </table:table-cell>
          <table:table-cell table:formula="of:=[.C113]*10^9" office:value-type="float" office:value="-0.4456049" calcext:value-type="float">
            <text:p>-0.4456049</text:p>
          </table:table-cell>
          <table:table-cell table:formula="of:=[.$N$1]*[.D113]" office:value-type="float" office:value="-0.370864091126735" calcext:value-type="float">
            <text:p>-0.370864091126735</text:p>
          </table:table-cell>
          <table:table-cell table:number-columns-repeated="9"/>
        </table:table-row>
        <table:table-row table:style-name="ro1">
          <table:table-cell office:value-type="time" office:time-value="PT15H23M46.138S" calcext:value-type="time">
            <text:p>15:23:46.1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723479" calcext:value-type="float">
            <text:p>-4.72E-10</text:p>
          </table:table-cell>
          <table:table-cell table:formula="of:=[.C114]*10^9" office:value-type="float" office:value="-0.4723479" calcext:value-type="float">
            <text:p>-0.4723479</text:p>
          </table:table-cell>
          <table:table-cell table:formula="of:=[.$N$1]*[.D114]" office:value-type="float" office:value="-0.393121517804499" calcext:value-type="float">
            <text:p>-0.393121517804499</text:p>
          </table:table-cell>
          <table:table-cell table:number-columns-repeated="9"/>
        </table:table-row>
        <table:table-row table:style-name="ro1">
          <table:table-cell office:value-type="time" office:time-value="PT15H23M46.522S" calcext:value-type="time">
            <text:p>15:23:46.5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998127" calcext:value-type="float">
            <text:p>-4.00E-10</text:p>
          </table:table-cell>
          <table:table-cell table:formula="of:=[.C115]*10^9" office:value-type="float" office:value="-0.3998127" calcext:value-type="float">
            <text:p>-0.3998127</text:p>
          </table:table-cell>
          <table:table-cell table:formula="of:=[.$N$1]*[.D115]" office:value-type="float" office:value="-0.332752565347522" calcext:value-type="float">
            <text:p>-0.332752565347522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1422629334721" calcext:value-type="float">
            <text:p>-0.31422629334721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748668178580598" calcext:value-type="float">
            <text:p>0.07486681785806</text:p>
          </table:table-cell>
          <table:table-cell/>
          <table:table-cell table:formula="of:=(MAX([.E114:.E118])-MIN([.E114:.E118]))/2" office:value-type="float" office:value="0.0899134538044175" calcext:value-type="float">
            <text:p>0.089913453804418</text:p>
          </table:table-cell>
          <table:table-cell table:number-columns-repeated="2"/>
        </table:table-row>
        <table:table-row table:style-name="ro1">
          <table:table-cell office:value-type="time" office:time-value="PT15H23M46.905S" calcext:value-type="time">
            <text:p>15:23:46.9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562802" calcext:value-type="float">
            <text:p>-2.56E-10</text:p>
          </table:table-cell>
          <table:table-cell table:formula="of:=[.C116]*10^9" office:value-type="float" office:value="-0.2562802" calcext:value-type="float">
            <text:p>-0.2562802</text:p>
          </table:table-cell>
          <table:table-cell table:formula="of:=[.$N$1]*[.D116]" office:value-type="float" office:value="-0.213294610195664" calcext:value-type="float">
            <text:p>-0.213294610195664</text:p>
          </table:table-cell>
          <table:table-cell table:number-columns-repeated="9"/>
        </table:table-row>
        <table:table-row table:style-name="ro1">
          <table:table-cell office:value-type="time" office:time-value="PT15H23M47.289S" calcext:value-type="time">
            <text:p>15:23:47.2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203727" calcext:value-type="float">
            <text:p>-3.20E-10</text:p>
          </table:table-cell>
          <table:table-cell table:formula="of:=[.C117]*10^9" office:value-type="float" office:value="-0.3203727" calcext:value-type="float">
            <text:p>-0.3203727</text:p>
          </table:table-cell>
          <table:table-cell table:formula="of:=[.$N$1]*[.D117]" office:value-type="float" office:value="-0.266636947231321" calcext:value-type="float">
            <text:p>-0.266636947231321</text:p>
          </table:table-cell>
          <table:table-cell table:number-columns-repeated="9"/>
        </table:table-row>
        <table:table-row table:style-name="ro1">
          <table:table-cell office:value-type="time" office:time-value="PT15H23M47.674S" calcext:value-type="time">
            <text:p>15:23:47.6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389505" calcext:value-type="float">
            <text:p>-4.39E-10</text:p>
          </table:table-cell>
          <table:table-cell table:formula="of:=[.C118]*10^9" office:value-type="float" office:value="-0.4389505" calcext:value-type="float">
            <text:p>-0.4389505</text:p>
          </table:table-cell>
          <table:table-cell table:formula="of:=[.$N$1]*[.D118]" office:value-type="float" office:value="-0.365325826157042" calcext:value-type="float">
            <text:p>-0.365325826157042</text:p>
          </table:table-cell>
          <table:table-cell table:number-columns-repeated="9"/>
        </table:table-row>
        <table:table-row table:style-name="ro1">
          <table:table-cell office:value-type="time" office:time-value="PT15H23M48.059S" calcext:value-type="time">
            <text:p>15:23:48.0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509839" calcext:value-type="float">
            <text:p>-3.51E-10</text:p>
          </table:table-cell>
          <table:table-cell table:formula="of:=[.C119]*10^9" office:value-type="float" office:value="-0.3509839" calcext:value-type="float">
            <text:p>-0.3509839</text:p>
          </table:table-cell>
          <table:table-cell table:formula="of:=[.$N$1]*[.D119]" office:value-type="float" office:value="-0.292113765072191" calcext:value-type="float">
            <text:p>-0.292113765072191</text:p>
          </table:table-cell>
          <table:table-cell table:number-columns-repeated="9"/>
        </table:table-row>
        <table:table-row table:style-name="ro1">
          <table:table-cell office:value-type="time" office:time-value="PT15H23M48.442S" calcext:value-type="time">
            <text:p>15:23:48.4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104466" calcext:value-type="float">
            <text:p>-5.10E-10</text:p>
          </table:table-cell>
          <table:table-cell table:formula="of:=[.C120]*10^9" office:value-type="float" office:value="-0.5104466" calcext:value-type="float">
            <text:p>-0.5104466</text:p>
          </table:table-cell>
          <table:table-cell table:formula="of:=[.$N$1]*[.D120]" office:value-type="float" office:value="-0.424829965688735" calcext:value-type="float">
            <text:p>-0.424829965688735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48447118074439" calcext:value-type="float">
            <text:p>-0.348447118074439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841758591677468" calcext:value-type="float">
            <text:p>0.084175859167747</text:p>
          </table:table-cell>
          <table:table-cell/>
          <table:table-cell table:formula="of:=(MAX([.E119:.E123])-MIN([.E119:.E123]))/2" office:value-type="float" office:value="0.101094683451244" calcext:value-type="float">
            <text:p>0.101094683451244</text:p>
          </table:table-cell>
          <table:table-cell table:number-columns-repeated="2"/>
        </table:table-row>
        <table:table-row table:style-name="ro1">
          <table:table-cell office:value-type="time" office:time-value="PT15H23M48.825S" calcext:value-type="time">
            <text:p>15:23:48.8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832034" calcext:value-type="float">
            <text:p>-4.83E-10</text:p>
          </table:table-cell>
          <table:table-cell table:formula="of:=[.C121]*10^9" office:value-type="float" office:value="-0.4832034" calcext:value-type="float">
            <text:p>-0.4832034</text:p>
          </table:table-cell>
          <table:table-cell table:formula="of:=[.$N$1]*[.D121]" office:value-type="float" office:value="-0.402156236994585" calcext:value-type="float">
            <text:p>-0.402156236994585</text:p>
          </table:table-cell>
          <table:table-cell table:number-columns-repeated="9"/>
        </table:table-row>
        <table:table-row table:style-name="ro1">
          <table:table-cell office:value-type="time" office:time-value="PT15H23M49.209S" calcext:value-type="time">
            <text:p>15:23:49.2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812074" calcext:value-type="float">
            <text:p>-4.81E-10</text:p>
          </table:table-cell>
          <table:table-cell table:formula="of:=[.C122]*10^9" office:value-type="float" office:value="-0.4812074" calcext:value-type="float">
            <text:p>-0.4812074</text:p>
          </table:table-cell>
          <table:table-cell table:formula="of:=[.$N$1]*[.D122]" office:value-type="float" office:value="-0.400495023830437" calcext:value-type="float">
            <text:p>-0.400495023830437</text:p>
          </table:table-cell>
          <table:table-cell table:number-columns-repeated="9"/>
        </table:table-row>
        <table:table-row table:style-name="ro1">
          <table:table-cell office:value-type="time" office:time-value="PT15H23M49.585S" calcext:value-type="time">
            <text:p>15:23:49.5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675097" calcext:value-type="float">
            <text:p>-2.68E-10</text:p>
          </table:table-cell>
          <table:table-cell table:formula="of:=[.C123]*10^9" office:value-type="float" office:value="-0.2675097" calcext:value-type="float">
            <text:p>-0.2675097</text:p>
          </table:table-cell>
          <table:table-cell table:formula="of:=[.$N$1]*[.D123]" office:value-type="float" office:value="-0.222640598786247" calcext:value-type="float">
            <text:p>-0.222640598786247</text:p>
          </table:table-cell>
          <table:table-cell table:number-columns-repeated="9"/>
        </table:table-row>
        <table:table-row table:style-name="ro1">
          <table:table-cell office:value-type="time" office:time-value="PT15H23M49.962S" calcext:value-type="time">
            <text:p>15:23:49.9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652363" calcext:value-type="float">
            <text:p>-4.65E-10</text:p>
          </table:table-cell>
          <table:table-cell table:formula="of:=[.C124]*10^9" office:value-type="float" office:value="-0.4652363" calcext:value-type="float">
            <text:p>-0.4652363</text:p>
          </table:table-cell>
          <table:table-cell table:formula="of:=[.$N$1]*[.D124]" office:value-type="float" office:value="-0.387202738476765" calcext:value-type="float">
            <text:p>-0.387202738476765</text:p>
          </table:table-cell>
          <table:table-cell table:number-columns-repeated="9"/>
        </table:table-row>
        <table:table-row table:style-name="ro1">
          <table:table-cell office:value-type="time" office:time-value="PT15H23M50.345S" calcext:value-type="time">
            <text:p>15:23:50.3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740811" calcext:value-type="float">
            <text:p>-2.74E-10</text:p>
          </table:table-cell>
          <table:table-cell table:formula="of:=[.C125]*10^9" office:value-type="float" office:value="-0.2740811" calcext:value-type="float">
            <text:p>-0.2740811</text:p>
          </table:table-cell>
          <table:table-cell table:formula="of:=[.$N$1]*[.D125]" office:value-type="float" office:value="-0.228109785252621" calcext:value-type="float">
            <text:p>-0.228109785252621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32385617008808" calcext:value-type="float">
            <text:p>-0.332385617008808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977800787938973" calcext:value-type="float">
            <text:p>0.097780078793897</text:p>
          </table:table-cell>
          <table:table-cell/>
          <table:table-cell table:formula="of:=(MAX([.E124:.E128])-MIN([.E124:.E128]))/2" office:value-type="float" office:value="0.117450392359323" calcext:value-type="float">
            <text:p>0.117450392359323</text:p>
          </table:table-cell>
          <table:table-cell table:number-columns-repeated="2"/>
        </table:table-row>
        <table:table-row table:style-name="ro1">
          <table:table-cell office:value-type="time" office:time-value="PT15H23M50.729S" calcext:value-type="time">
            <text:p>15:23:50.7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957505" calcext:value-type="float">
            <text:p>-2.96E-10</text:p>
          </table:table-cell>
          <table:table-cell table:formula="of:=[.C126]*10^9" office:value-type="float" office:value="-0.2957505" calcext:value-type="float">
            <text:p>-0.2957505</text:p>
          </table:table-cell>
          <table:table-cell table:formula="of:=[.$N$1]*[.D126]" office:value-type="float" office:value="-0.246144601154021" calcext:value-type="float">
            <text:p>-0.246144601154021</text:p>
          </table:table-cell>
          <table:table-cell table:number-columns-repeated="9"/>
        </table:table-row>
        <table:table-row table:style-name="ro1">
          <table:table-cell office:value-type="time" office:time-value="PT15H23M51.113S" calcext:value-type="time">
            <text:p>15:23:51.1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054693" calcext:value-type="float">
            <text:p>-4.05E-10</text:p>
          </table:table-cell>
          <table:table-cell table:formula="of:=[.C127]*10^9" office:value-type="float" office:value="-0.4054693" calcext:value-type="float">
            <text:p>-0.4054693</text:p>
          </table:table-cell>
          <table:table-cell table:formula="of:=[.$N$1]*[.D127]" office:value-type="float" office:value="-0.337460390189366" calcext:value-type="float">
            <text:p>-0.337460390189366</text:p>
          </table:table-cell>
          <table:table-cell table:number-columns-repeated="9"/>
        </table:table-row>
        <table:table-row table:style-name="ro1">
          <table:table-cell office:value-type="time" office:time-value="PT15H23M51.496S" calcext:value-type="time">
            <text:p>15:23:51.5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563218" calcext:value-type="float">
            <text:p>-5.56E-10</text:p>
          </table:table-cell>
          <table:table-cell table:formula="of:=[.C128]*10^9" office:value-type="float" office:value="-0.5563218" calcext:value-type="float">
            <text:p>-0.5563218</text:p>
          </table:table-cell>
          <table:table-cell table:formula="of:=[.$N$1]*[.D128]" office:value-type="float" office:value="-0.463010569971267" calcext:value-type="float">
            <text:p>-0.463010569971267</text:p>
          </table:table-cell>
          <table:table-cell table:number-columns-repeated="9"/>
        </table:table-row>
        <table:table-row table:style-name="ro1">
          <table:table-cell office:value-type="time" office:time-value="PT15H23M51.88S" calcext:value-type="time">
            <text:p>15:23:51.8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712115" calcext:value-type="float">
            <text:p>-5.71E-10</text:p>
          </table:table-cell>
          <table:table-cell table:formula="of:=[.C129]*10^9" office:value-type="float" office:value="-0.5712115" calcext:value-type="float">
            <text:p>-0.5712115</text:p>
          </table:table-cell>
          <table:table-cell table:formula="of:=[.$N$1]*[.D129]" office:value-type="float" office:value="-0.475402837331096" calcext:value-type="float">
            <text:p>-0.475402837331096</text:p>
          </table:table-cell>
          <table:table-cell table:number-columns-repeated="9"/>
        </table:table-row>
        <table:table-row table:style-name="ro1">
          <table:table-cell office:value-type="time" office:time-value="PT15H23M52.264S" calcext:value-type="time">
            <text:p>15:23:52.26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681201" calcext:value-type="float">
            <text:p>-3.68E-10</text:p>
          </table:table-cell>
          <table:table-cell table:formula="of:=[.C130]*10^9" office:value-type="float" office:value="-0.3681201" calcext:value-type="float">
            <text:p>-0.3681201</text:p>
          </table:table-cell>
          <table:table-cell table:formula="of:=[.$N$1]*[.D130]" office:value-type="float" office:value="-0.30637572951281" calcext:value-type="float">
            <text:p>-0.30637572951281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341198619171375" calcext:value-type="float">
            <text:p>-0.341198619171375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814098219760081" calcext:value-type="float">
            <text:p>0.081409821976008</text:p>
          </table:table-cell>
          <table:table-cell/>
          <table:table-cell table:formula="of:=(MAX([.E129:.E133])-MIN([.E129:.E133]))/2" office:value-type="float" office:value="0.0977715913060482" calcext:value-type="float">
            <text:p>0.097771591306048</text:p>
          </table:table-cell>
          <table:table-cell table:number-columns-repeated="2"/>
        </table:table-row>
        <table:table-row table:style-name="ro1">
          <table:table-cell office:value-type="time" office:time-value="PT15H23M52.648S" calcext:value-type="time">
            <text:p>15:23:52.6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493204" calcext:value-type="float">
            <text:p>-3.49E-10</text:p>
          </table:table-cell>
          <table:table-cell table:formula="of:=[.C131]*10^9" office:value-type="float" office:value="-0.3493204" calcext:value-type="float">
            <text:p>-0.3493204</text:p>
          </table:table-cell>
          <table:table-cell table:formula="of:=[.$N$1]*[.D131]" office:value-type="float" office:value="-0.29072928205688" calcext:value-type="float">
            <text:p>-0.29072928205688</text:p>
          </table:table-cell>
          <table:table-cell table:number-columns-repeated="9"/>
        </table:table-row>
        <table:table-row table:style-name="ro1">
          <table:table-cell office:value-type="time" office:time-value="PT15H23M53.032S" calcext:value-type="time">
            <text:p>15:23:53.0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362602" calcext:value-type="float">
            <text:p>-3.36E-10</text:p>
          </table:table-cell>
          <table:table-cell table:formula="of:=[.C132]*10^9" office:value-type="float" office:value="-0.3362602" calcext:value-type="float">
            <text:p>-0.3362602</text:p>
          </table:table-cell>
          <table:table-cell table:formula="of:=[.$N$1]*[.D132]" office:value-type="float" office:value="-0.279859654718999" calcext:value-type="float">
            <text:p>-0.279859654718999</text:p>
          </table:table-cell>
          <table:table-cell table:number-columns-repeated="9"/>
        </table:table-row>
        <table:table-row table:style-name="ro1">
          <table:table-cell office:value-type="time" office:time-value="PT15H23M53.416S" calcext:value-type="time">
            <text:p>15:23:53.4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248923" calcext:value-type="float">
            <text:p>-4.25E-10</text:p>
          </table:table-cell>
          <table:table-cell table:formula="of:=[.C133]*10^9" office:value-type="float" office:value="-0.4248923" calcext:value-type="float">
            <text:p>-0.4248923</text:p>
          </table:table-cell>
          <table:table-cell table:formula="of:=[.$N$1]*[.D133]" office:value-type="float" office:value="-0.353625592237088" calcext:value-type="float">
            <text:p>-0.353625592237088</text:p>
          </table:table-cell>
          <table:table-cell table:number-columns-repeated="9"/>
        </table:table-row>
        <table:table-row table:style-name="ro1">
          <table:table-cell office:value-type="time" office:time-value="PT15H23M53.799S" calcext:value-type="time">
            <text:p>15:23:53.8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044016" calcext:value-type="float">
            <text:p>-6.04E-10</text:p>
          </table:table-cell>
          <table:table-cell table:formula="of:=[.C134]*10^9" office:value-type="float" office:value="-0.6044016" calcext:value-type="float">
            <text:p>-0.6044016</text:p>
          </table:table-cell>
          <table:table-cell table:formula="of:=[.$N$1]*[.D134]" office:value-type="float" office:value="-0.503025999174481" calcext:value-type="float">
            <text:p>-0.503025999174481</text:p>
          </table:table-cell>
          <table:table-cell table:number-columns-repeated="9"/>
        </table:table-row>
        <table:table-row table:style-name="ro1">
          <table:table-cell office:value-type="time" office:time-value="PT15H23M54.183S" calcext:value-type="time">
            <text:p>15:23:54.1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097804" calcext:value-type="float">
            <text:p>-5.10E-10</text:p>
          </table:table-cell>
          <table:table-cell table:formula="of:=[.C135]*10^9" office:value-type="float" office:value="-0.5097804" calcext:value-type="float">
            <text:p>-0.5097804</text:p>
          </table:table-cell>
          <table:table-cell table:formula="of:=[.$N$1]*[.D135]" office:value-type="float" office:value="-0.424275506665711" calcext:value-type="float">
            <text:p>-0.424275506665711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397663404429576" calcext:value-type="float">
            <text:p>-0.397663404429576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865912708064465" calcext:value-type="float">
            <text:p>0.086591270806447</text:p>
          </table:table-cell>
          <table:table-cell/>
          <table:table-cell table:formula="of:=(MAX([.E134:.E138])-MIN([.E134:.E138]))/2" office:value-type="float" office:value="0.103984828157567" calcext:value-type="float">
            <text:p>0.103984828157567</text:p>
          </table:table-cell>
          <table:table-cell table:number-columns-repeated="2"/>
        </table:table-row>
        <table:table-row table:style-name="ro1">
          <table:table-cell office:value-type="time" office:time-value="PT15H23M54.567S" calcext:value-type="time">
            <text:p>15:23:54.5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917023" calcext:value-type="float">
            <text:p>-3.92E-10</text:p>
          </table:table-cell>
          <table:table-cell table:formula="of:=[.C136]*10^9" office:value-type="float" office:value="-0.3917023" calcext:value-type="float">
            <text:p>-0.3917023</text:p>
          </table:table-cell>
          <table:table-cell table:formula="of:=[.$N$1]*[.D136]" office:value-type="float" office:value="-0.326002513620815" calcext:value-type="float">
            <text:p>-0.326002513620815</text:p>
          </table:table-cell>
          <table:table-cell table:number-columns-repeated="9"/>
        </table:table-row>
        <table:table-row table:style-name="ro1">
          <table:table-cell office:value-type="time" office:time-value="PT15H23M54.951S" calcext:value-type="time">
            <text:p>15:23:54.9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545195" calcext:value-type="float">
            <text:p>-3.55E-10</text:p>
          </table:table-cell>
          <table:table-cell table:formula="of:=[.C137]*10^9" office:value-type="float" office:value="-0.3545195" calcext:value-type="float">
            <text:p>-0.3545195</text:p>
          </table:table-cell>
          <table:table-cell table:formula="of:=[.$N$1]*[.D137]" office:value-type="float" office:value="-0.295056342859346" calcext:value-type="float">
            <text:p>-0.295056342859346</text:p>
          </table:table-cell>
          <table:table-cell table:number-columns-repeated="9"/>
        </table:table-row>
        <table:table-row table:style-name="ro1">
          <table:table-cell office:value-type="time" office:time-value="PT15H23M55.335S" calcext:value-type="time">
            <text:p>15:23:55.3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286218" calcext:value-type="float">
            <text:p>-5.29E-10</text:p>
          </table:table-cell>
          <table:table-cell table:formula="of:=[.C138]*10^9" office:value-type="float" office:value="-0.5286218" calcext:value-type="float">
            <text:p>-0.5286218</text:p>
          </table:table-cell>
          <table:table-cell table:formula="of:=[.$N$1]*[.D138]" office:value-type="float" office:value="-0.439956659827526" calcext:value-type="float">
            <text:p>-0.439956659827526</text:p>
          </table:table-cell>
          <table:table-cell table:number-columns-repeated="9"/>
        </table:table-row>
        <table:table-row table:style-name="ro1">
          <table:table-cell office:value-type="time" office:time-value="PT15H23M55.719S" calcext:value-type="time">
            <text:p>15:23:55.7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988558" calcext:value-type="float">
            <text:p>-3.99E-10</text:p>
          </table:table-cell>
          <table:table-cell table:formula="of:=[.C139]*10^9" office:value-type="float" office:value="-0.3988558" calcext:value-type="float">
            <text:p>-0.3988558</text:p>
          </table:table-cell>
          <table:table-cell table:formula="of:=[.$N$1]*[.D139]" office:value-type="float" office:value="-0.331956165108658" calcext:value-type="float">
            <text:p>-0.331956165108658</text:p>
          </table:table-cell>
          <table:table-cell table:number-columns-repeated="9"/>
        </table:table-row>
        <table:table-row table:style-name="ro1">
          <table:table-cell office:value-type="time" office:time-value="PT15H23M56.102S" calcext:value-type="time">
            <text:p>15:23:56.1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435397" calcext:value-type="float">
            <text:p>-6.44E-10</text:p>
          </table:table-cell>
          <table:table-cell table:formula="of:=[.C140]*10^9" office:value-type="float" office:value="-0.6435397" calcext:value-type="float">
            <text:p>-0.6435397</text:p>
          </table:table-cell>
          <table:table-cell table:formula="of:=[.$N$1]*[.D140]" office:value-type="float" office:value="-0.535599509665338" calcext:value-type="float">
            <text:p>-0.535599509665338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394021935288482" calcext:value-type="float">
            <text:p>-0.394021935288482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949700618862787" calcext:value-type="float">
            <text:p>0.094970061886279</text:p>
          </table:table-cell>
          <table:table-cell/>
          <table:table-cell table:formula="of:=(MAX([.E139:.E143])-MIN([.E139:.E143]))/2" office:value-type="float" office:value="0.114058221710808" calcext:value-type="float">
            <text:p>0.114058221710808</text:p>
          </table:table-cell>
          <table:table-cell table:number-columns-repeated="2"/>
        </table:table-row>
        <table:table-row table:style-name="ro1">
          <table:table-cell office:value-type="time" office:time-value="PT15H23M56.486S" calcext:value-type="time">
            <text:p>15:23:56.4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396023" calcext:value-type="float">
            <text:p>-5.40E-10</text:p>
          </table:table-cell>
          <table:table-cell table:formula="of:=[.C141]*10^9" office:value-type="float" office:value="-0.5396023" calcext:value-type="float">
            <text:p>-0.5396023</text:p>
          </table:table-cell>
          <table:table-cell table:formula="of:=[.$N$1]*[.D141]" office:value-type="float" office:value="-0.449095412908152" calcext:value-type="float">
            <text:p>-0.449095412908152</text:p>
          </table:table-cell>
          <table:table-cell table:number-columns-repeated="9"/>
        </table:table-row>
        <table:table-row table:style-name="ro1">
          <table:table-cell office:value-type="time" office:time-value="PT15H23M56.87S" calcext:value-type="time">
            <text:p>15:23:56.8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157005" calcext:value-type="float">
            <text:p>-4.16E-10</text:p>
          </table:table-cell>
          <table:table-cell table:formula="of:=[.C142]*10^9" office:value-type="float" office:value="-0.4157005" calcext:value-type="float">
            <text:p>-0.4157005</text:p>
          </table:table-cell>
          <table:table-cell table:formula="of:=[.$N$1]*[.D142]" office:value-type="float" office:value="-0.345975522516538" calcext:value-type="float">
            <text:p>-0.345975522516538</text:p>
          </table:table-cell>
          <table:table-cell table:number-columns-repeated="9"/>
        </table:table-row>
        <table:table-row table:style-name="ro1">
          <table:table-cell office:value-type="time" office:time-value="PT15H23M57.254S" calcext:value-type="time">
            <text:p>15:23:57.2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694506" calcext:value-type="float">
            <text:p>-3.69E-10</text:p>
          </table:table-cell>
          <table:table-cell table:formula="of:=[.C143]*10^9" office:value-type="float" office:value="-0.3694506" calcext:value-type="float">
            <text:p>-0.3694506</text:p>
          </table:table-cell>
          <table:table-cell table:formula="of:=[.$N$1]*[.D143]" office:value-type="float" office:value="-0.307483066243722" calcext:value-type="float">
            <text:p>-0.307483066243722</text:p>
          </table:table-cell>
          <table:table-cell table:number-columns-repeated="9"/>
        </table:table-row>
        <table:table-row table:style-name="ro1">
          <table:table-cell office:value-type="time" office:time-value="PT15H23M57.638S" calcext:value-type="time">
            <text:p>15:23:57.6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78296" calcext:value-type="float">
            <text:p>-4.78E-10</text:p>
          </table:table-cell>
          <table:table-cell table:formula="of:=[.C144]*10^9" office:value-type="float" office:value="-0.478296" calcext:value-type="float">
            <text:p>-0.478296</text:p>
          </table:table-cell>
          <table:table-cell table:formula="of:=[.$N$1]*[.D144]" office:value-type="float" office:value="-0.398071949679083" calcext:value-type="float">
            <text:p>-0.398071949679083</text:p>
          </table:table-cell>
          <table:table-cell table:number-columns-repeated="9"/>
        </table:table-row>
        <table:table-row table:style-name="ro1">
          <table:table-cell office:value-type="time" office:time-value="PT15H23M58.021S" calcext:value-type="time">
            <text:p>15:23:58.0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157012" calcext:value-type="float">
            <text:p>-7.16E-10</text:p>
          </table:table-cell>
          <table:table-cell table:formula="of:=[.C145]*10^9" office:value-type="float" office:value="-0.7157012" calcext:value-type="float">
            <text:p>-0.7157012</text:p>
          </table:table-cell>
          <table:table-cell table:formula="of:=[.$N$1]*[.D145]" office:value-type="float" office:value="-0.595657442403156" calcext:value-type="float">
            <text:p>-0.59565744240315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450472954782287" calcext:value-type="float">
            <text:p>-0.450472954782287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0912835331397501" calcext:value-type="float">
            <text:p>0.09128353313975</text:p>
          </table:table-cell>
          <table:table-cell/>
          <table:table-cell table:formula="of:=(MAX([.E144:.E148])-MIN([.E144:.E148]))/2" office:value-type="float" office:value="0.109610273527534" calcext:value-type="float">
            <text:p>0.109610273527534</text:p>
          </table:table-cell>
          <table:table-cell table:number-columns-repeated="2"/>
        </table:table-row>
        <table:table-row table:style-name="ro1">
          <table:table-cell office:value-type="time" office:time-value="PT15H23M58.405S" calcext:value-type="time">
            <text:p>15:23:58.4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591227" calcext:value-type="float">
            <text:p>-4.59E-10</text:p>
          </table:table-cell>
          <table:table-cell table:formula="of:=[.C146]*10^9" office:value-type="float" office:value="-0.4591227" calcext:value-type="float">
            <text:p>-0.4591227</text:p>
          </table:table-cell>
          <table:table-cell table:formula="of:=[.$N$1]*[.D146]" office:value-type="float" office:value="-0.382114565731106" calcext:value-type="float">
            <text:p>-0.382114565731106</text:p>
          </table:table-cell>
          <table:table-cell table:number-columns-repeated="9"/>
        </table:table-row>
        <table:table-row table:style-name="ro1">
          <table:table-cell office:value-type="time" office:time-value="PT15H23M58.789S" calcext:value-type="time">
            <text:p>15:23:58.7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523008" calcext:value-type="float">
            <text:p>-4.52E-10</text:p>
          </table:table-cell>
          <table:table-cell table:formula="of:=[.C147]*10^9" office:value-type="float" office:value="-0.4523008" calcext:value-type="float">
            <text:p>-0.4523008</text:p>
          </table:table-cell>
          <table:table-cell table:formula="of:=[.$N$1]*[.D147]" office:value-type="float" office:value="-0.376436895348088" calcext:value-type="float">
            <text:p>-0.376436895348088</text:p>
          </table:table-cell>
          <table:table-cell table:number-columns-repeated="9"/>
        </table:table-row>
        <table:table-row table:style-name="ro1">
          <table:table-cell office:value-type="time" office:time-value="PT15H23M59.173S" calcext:value-type="time">
            <text:p>15:23:59.1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008666" calcext:value-type="float">
            <text:p>-6.01E-10</text:p>
          </table:table-cell>
          <table:table-cell table:formula="of:=[.C148]*10^9" office:value-type="float" office:value="-0.6008666" calcext:value-type="float">
            <text:p>-0.6008666</text:p>
          </table:table-cell>
          <table:table-cell table:formula="of:=[.$N$1]*[.D148]" office:value-type="float" office:value="-0.50008392075" calcext:value-type="float">
            <text:p>-0.50008392075</text:p>
          </table:table-cell>
          <table:table-cell table:number-columns-repeated="9"/>
        </table:table-row>
        <table:table-row table:style-name="ro1">
          <table:table-cell office:value-type="time" office:time-value="PT15H23M59.557S" calcext:value-type="time">
            <text:p>15:23:59.5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8102803" calcext:value-type="float">
            <text:p>-8.10E-10</text:p>
          </table:table-cell>
          <table:table-cell table:formula="of:=[.C149]*10^9" office:value-type="float" office:value="-0.8102803" calcext:value-type="float">
            <text:p>-0.8102803</text:p>
          </table:table-cell>
          <table:table-cell table:formula="of:=[.$N$1]*[.D149]" office:value-type="float" office:value="-0.674372896297591" calcext:value-type="float">
            <text:p>-0.674372896297591</text:p>
          </table:table-cell>
          <table:table-cell table:number-columns-repeated="9"/>
        </table:table-row>
        <table:table-row table:style-name="ro1">
          <table:table-cell office:value-type="time" office:time-value="PT15H23M59.94S" calcext:value-type="time">
            <text:p>15:23:59.9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899835" calcext:value-type="float">
            <text:p>-7.90E-10</text:p>
          </table:table-cell>
          <table:table-cell table:formula="of:=[.C150]*10^9" office:value-type="float" office:value="-0.7899835" calcext:value-type="float">
            <text:p>-0.7899835</text:p>
          </table:table-cell>
          <table:table-cell table:formula="of:=[.$N$1]*[.D150]" office:value-type="float" office:value="-0.657480455741437" calcext:value-type="float">
            <text:p>-0.657480455741437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569058756377544" calcext:value-type="float">
            <text:p>-0.569058756377544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939369558863263" calcext:value-type="float">
            <text:p>0.093936955886326</text:p>
          </table:table-cell>
          <table:table-cell/>
          <table:table-cell table:formula="of:=(MAX([.E149:.E153])-MIN([.E149:.E153]))/2" office:value-type="float" office:value="0.112760003597533" calcext:value-type="float">
            <text:p>0.112760003597533</text:p>
          </table:table-cell>
          <table:table-cell table:number-columns-repeated="2"/>
        </table:table-row>
        <table:table-row table:style-name="ro1">
          <table:table-cell office:value-type="time" office:time-value="PT15H24M00.324S" calcext:value-type="time">
            <text:p>15:24:00.3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596495" calcext:value-type="float">
            <text:p>-5.60E-10</text:p>
          </table:table-cell>
          <table:table-cell table:formula="of:=[.C151]*10^9" office:value-type="float" office:value="-0.5596495" calcext:value-type="float">
            <text:p>-0.5596495</text:p>
          </table:table-cell>
          <table:table-cell table:formula="of:=[.$N$1]*[.D151]" office:value-type="float" office:value="-0.465780118591676" calcext:value-type="float">
            <text:p>-0.465780118591676</text:p>
          </table:table-cell>
          <table:table-cell table:number-columns-repeated="9"/>
        </table:table-row>
        <table:table-row table:style-name="ro1">
          <table:table-cell office:value-type="time" office:time-value="PT15H24M00.708S" calcext:value-type="time">
            <text:p>15:24:00.7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393109" calcext:value-type="float">
            <text:p>-5.39E-10</text:p>
          </table:table-cell>
          <table:table-cell table:formula="of:=[.C152]*10^9" office:value-type="float" office:value="-0.5393109" calcext:value-type="float">
            <text:p>-0.5393109</text:p>
          </table:table-cell>
          <table:table-cell table:formula="of:=[.$N$1]*[.D152]" office:value-type="float" office:value="-0.448852889102525" calcext:value-type="float">
            <text:p>-0.448852889102525</text:p>
          </table:table-cell>
          <table:table-cell table:number-columns-repeated="9"/>
        </table:table-row>
        <table:table-row table:style-name="ro1">
          <table:table-cell office:value-type="time" office:time-value="PT15H24M01.092S" calcext:value-type="time">
            <text:p>15:24:01.0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19486" calcext:value-type="float">
            <text:p>-7.19E-10</text:p>
          </table:table-cell>
          <table:table-cell table:formula="of:=[.C153]*10^9" office:value-type="float" office:value="-0.719486" calcext:value-type="float">
            <text:p>-0.719486</text:p>
          </table:table-cell>
          <table:table-cell table:formula="of:=[.$N$1]*[.D153]" office:value-type="float" office:value="-0.598807422154492" calcext:value-type="float">
            <text:p>-0.598807422154492</text:p>
          </table:table-cell>
          <table:table-cell table:number-columns-repeated="9"/>
        </table:table-row>
        <table:table-row table:style-name="ro1">
          <table:table-cell office:value-type="time" office:time-value="PT15H24M01.476S" calcext:value-type="time">
            <text:p>15:24:01.4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979552" calcext:value-type="float">
            <text:p>-8.98E-10</text:p>
          </table:table-cell>
          <table:table-cell table:formula="of:=[.C154]*10^9" office:value-type="float" office:value="-0.8979552" calcext:value-type="float">
            <text:p>-0.8979552</text:p>
          </table:table-cell>
          <table:table-cell table:formula="of:=[.$N$1]*[.D154]" office:value-type="float" office:value="-0.747342183895477" calcext:value-type="float">
            <text:p>-0.747342183895477</text:p>
          </table:table-cell>
          <table:table-cell table:number-columns-repeated="9"/>
        </table:table-row>
        <table:table-row table:style-name="ro1">
          <table:table-cell office:value-type="time" office:time-value="PT15H24M01.86S" calcext:value-type="time">
            <text:p>15:24:01.8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045269" calcext:value-type="float">
            <text:p>-9.05E-10</text:p>
          </table:table-cell>
          <table:table-cell table:formula="of:=[.C155]*10^9" office:value-type="float" office:value="-0.9045269" calcext:value-type="float">
            <text:p>-0.9045269</text:p>
          </table:table-cell>
          <table:table-cell table:formula="of:=[.$N$1]*[.D155]" office:value-type="float" office:value="-0.752811620043189" calcext:value-type="float">
            <text:p>-0.752811620043189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659370460237661" calcext:value-type="float">
            <text:p>-0.659370460237661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857255825390214" calcext:value-type="float">
            <text:p>0.085725582539021</text:p>
          </table:table-cell>
          <table:table-cell/>
          <table:table-cell table:formula="of:=(MAX([.E154:.E158])-MIN([.E154:.E158]))/2" office:value-type="float" office:value="0.102842744107215" calcext:value-type="float">
            <text:p>0.102842744107215</text:p>
          </table:table-cell>
          <table:table-cell table:number-columns-repeated="2"/>
        </table:table-row>
        <table:table-row table:style-name="ro1">
          <table:table-cell office:value-type="time" office:time-value="PT15H24M02.244S" calcext:value-type="time">
            <text:p>15:24:02.2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936019" calcext:value-type="float">
            <text:p>-7.94E-10</text:p>
          </table:table-cell>
          <table:table-cell table:formula="of:=[.C156]*10^9" office:value-type="float" office:value="-0.7936019" calcext:value-type="float">
            <text:p>-0.7936019</text:p>
          </table:table-cell>
          <table:table-cell table:formula="of:=[.$N$1]*[.D156]" office:value-type="float" office:value="-0.660491945577686" calcext:value-type="float">
            <text:p>-0.660491945577686</text:p>
          </table:table-cell>
          <table:table-cell table:number-columns-repeated="9"/>
        </table:table-row>
        <table:table-row table:style-name="ro1">
          <table:table-cell office:value-type="time" office:time-value="PT15H24M02.628S" calcext:value-type="time">
            <text:p>15:24:02.6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077987" calcext:value-type="float">
            <text:p>-7.08E-10</text:p>
          </table:table-cell>
          <table:table-cell table:formula="of:=[.C157]*10^9" office:value-type="float" office:value="-0.7077987" calcext:value-type="float">
            <text:p>-0.7077987</text:p>
          </table:table-cell>
          <table:table-cell table:formula="of:=[.$N$1]*[.D157]" office:value-type="float" office:value="-0.589080419843195" calcext:value-type="float">
            <text:p>-0.589080419843195</text:p>
          </table:table-cell>
          <table:table-cell table:number-columns-repeated="9"/>
        </table:table-row>
        <table:table-row table:style-name="ro1">
          <table:table-cell office:value-type="time" office:time-value="PT15H24M03.011S" calcext:value-type="time">
            <text:p>15:24:03.0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573893" calcext:value-type="float">
            <text:p>-6.57E-10</text:p>
          </table:table-cell>
          <table:table-cell table:formula="of:=[.C158]*10^9" office:value-type="float" office:value="-0.6573893" calcext:value-type="float">
            <text:p>-0.6573893</text:p>
          </table:table-cell>
          <table:table-cell table:formula="of:=[.$N$1]*[.D158]" office:value-type="float" office:value="-0.547126131828759" calcext:value-type="float">
            <text:p>-0.547126131828759</text:p>
          </table:table-cell>
          <table:table-cell table:number-columns-repeated="9"/>
        </table:table-row>
        <table:table-row table:style-name="ro1">
          <table:table-cell office:value-type="time" office:time-value="PT15H24M03.395S" calcext:value-type="time">
            <text:p>15:24:03.4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072932" calcext:value-type="float">
            <text:p>-1.07E-09</text:p>
          </table:table-cell>
          <table:table-cell table:formula="of:=[.C159]*10^9" office:value-type="float" office:value="-1.072932" calcext:value-type="float">
            <text:p>-1.072932</text:p>
          </table:table-cell>
          <table:table-cell table:formula="of:=[.$N$1]*[.D159]" office:value-type="float" office:value="-0.892970321961878" calcext:value-type="float">
            <text:p>-0.892970321961878</text:p>
          </table:table-cell>
          <table:table-cell table:number-columns-repeated="9"/>
        </table:table-row>
        <table:table-row table:style-name="ro1">
          <table:table-cell office:value-type="time" office:time-value="PT15H24M03.779S" calcext:value-type="time">
            <text:p>15:24:03.7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31179" calcext:value-type="float">
            <text:p>-1.31E-09</text:p>
          </table:table-cell>
          <table:table-cell table:formula="of:=[.C160]*10^9" office:value-type="float" office:value="-1.31179" calcext:value-type="float">
            <text:p>-1.31179</text:p>
          </table:table-cell>
          <table:table-cell table:formula="of:=[.$N$1]*[.D160]" office:value-type="float" office:value="-1.09176493817537" calcext:value-type="float">
            <text:p>-1.09176493817537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91290088503026" calcext:value-type="float">
            <text:p>-0.91290088503026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0402376533031" calcext:value-type="float">
            <text:p>0.10402376533031</text:p>
          </table:table-cell>
          <table:table-cell/>
          <table:table-cell table:formula="of:=(MAX([.E159:.E163])-MIN([.E159:.E163]))/2" office:value-type="float" office:value="0.124736218622313" calcext:value-type="float">
            <text:p>0.124736218622313</text:p>
          </table:table-cell>
          <table:table-cell table:number-columns-repeated="2"/>
        </table:table-row>
        <table:table-row table:style-name="ro1">
          <table:table-cell office:value-type="time" office:time-value="PT15H24M04.163S" calcext:value-type="time">
            <text:p>15:24:04.1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070726" calcext:value-type="float">
            <text:p>-1.07E-09</text:p>
          </table:table-cell>
          <table:table-cell table:formula="of:=[.C161]*10^9" office:value-type="float" office:value="-1.070726" calcext:value-type="float">
            <text:p>-1.070726</text:p>
          </table:table-cell>
          <table:table-cell table:formula="of:=[.$N$1]*[.D161]" office:value-type="float" office:value="-0.891134331861622" calcext:value-type="float">
            <text:p>-0.891134331861622</text:p>
          </table:table-cell>
          <table:table-cell table:number-columns-repeated="9"/>
        </table:table-row>
        <table:table-row table:style-name="ro1">
          <table:table-cell office:value-type="time" office:time-value="PT15H24M04.547S" calcext:value-type="time">
            <text:p>15:24:04.5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012041" calcext:value-type="float">
            <text:p>-1.01E-09</text:p>
          </table:table-cell>
          <table:table-cell table:formula="of:=[.C162]*10^9" office:value-type="float" office:value="-1.012041" calcext:value-type="float">
            <text:p>-1.012041</text:p>
          </table:table-cell>
          <table:table-cell table:formula="of:=[.$N$1]*[.D162]" office:value-type="float" office:value="-0.84229250093074" calcext:value-type="float">
            <text:p>-0.84229250093074</text:p>
          </table:table-cell>
          <table:table-cell table:number-columns-repeated="9"/>
        </table:table-row>
        <table:table-row table:style-name="ro1">
          <table:table-cell office:value-type="time" office:time-value="PT15H24M04.931S" calcext:value-type="time">
            <text:p>15:24:04.9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016907" calcext:value-type="float">
            <text:p>-1.02E-09</text:p>
          </table:table-cell>
          <table:table-cell table:formula="of:=[.C163]*10^9" office:value-type="float" office:value="-1.016907" calcext:value-type="float">
            <text:p>-1.016907</text:p>
          </table:table-cell>
          <table:table-cell table:formula="of:=[.$N$1]*[.D163]" office:value-type="float" office:value="-0.846342332221695" calcext:value-type="float">
            <text:p>-0.846342332221695</text:p>
          </table:table-cell>
          <table:table-cell table:number-columns-repeated="9"/>
        </table:table-row>
        <table:table-row table:style-name="ro1">
          <table:table-cell office:value-type="time" office:time-value="PT15H24M05.315S" calcext:value-type="time">
            <text:p>15:24:05.3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766389" calcext:value-type="float">
            <text:p>-1.77E-09</text:p>
          </table:table-cell>
          <table:table-cell table:formula="of:=[.C164]*10^9" office:value-type="float" office:value="-1.766389" calcext:value-type="float">
            <text:p>-1.766389</text:p>
          </table:table-cell>
          <table:table-cell table:formula="of:=[.$N$1]*[.D164]" office:value-type="float" office:value="-1.47011455902137" calcext:value-type="float">
            <text:p>-1.47011455902137</text:p>
          </table:table-cell>
          <table:table-cell table:number-columns-repeated="9"/>
        </table:table-row>
        <table:table-row table:style-name="ro1">
          <table:table-cell office:value-type="time" office:time-value="PT15H24M05.698S" calcext:value-type="time">
            <text:p>15:24:05.7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973556" calcext:value-type="float">
            <text:p>-1.97E-09</text:p>
          </table:table-cell>
          <table:table-cell table:formula="of:=[.C165]*10^9" office:value-type="float" office:value="-1.973556" calcext:value-type="float">
            <text:p>-1.973556</text:p>
          </table:table-cell>
          <table:table-cell table:formula="of:=[.$N$1]*[.D165]" office:value-type="float" office:value="-1.64253367103395" calcext:value-type="float">
            <text:p>-1.64253367103395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.57932550886346" calcext:value-type="float">
            <text:p>-1.57932550886346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0791312299063011" calcext:value-type="float">
            <text:p>0.079131229906301</text:p>
          </table:table-cell>
          <table:table-cell/>
          <table:table-cell table:formula="of:=(MAX([.E164:.E168])-MIN([.E164:.E168]))/2" office:value-type="float" office:value="0.0940845053846297" calcext:value-type="float">
            <text:p>0.09408450538463</text:p>
          </table:table-cell>
          <table:table-cell table:number-columns-repeated="2"/>
        </table:table-row>
        <table:table-row table:style-name="ro1">
          <table:table-cell office:value-type="time" office:time-value="PT15H24M06.082S" calcext:value-type="time">
            <text:p>15:24:06.08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99248" calcext:value-type="float">
            <text:p>-1.99E-09</text:p>
          </table:table-cell>
          <table:table-cell table:formula="of:=[.C166]*10^9" office:value-type="float" office:value="-1.99248" calcext:value-type="float">
            <text:p>-1.99248</text:p>
          </table:table-cell>
          <table:table-cell table:formula="of:=[.$N$1]*[.D166]" office:value-type="float" office:value="-1.65828356979063" calcext:value-type="float">
            <text:p>-1.65828356979063</text:p>
          </table:table-cell>
          <table:table-cell table:number-columns-repeated="9"/>
        </table:table-row>
        <table:table-row table:style-name="ro1">
          <table:table-cell office:value-type="time" office:time-value="PT15H24M06.466S" calcext:value-type="time">
            <text:p>15:24:06.4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954424" calcext:value-type="float">
            <text:p>-1.95E-09</text:p>
          </table:table-cell>
          <table:table-cell table:formula="of:=[.C167]*10^9" office:value-type="float" office:value="-1.954424" calcext:value-type="float">
            <text:p>-1.954424</text:p>
          </table:table-cell>
          <table:table-cell table:formula="of:=[.$N$1]*[.D167]" office:value-type="float" office:value="-1.62661065988341" calcext:value-type="float">
            <text:p>-1.62661065988341</text:p>
          </table:table-cell>
          <table:table-cell table:number-columns-repeated="9"/>
        </table:table-row>
        <table:table-row table:style-name="ro1">
          <table:table-cell office:value-type="time" office:time-value="PT15H24M06.85S" calcext:value-type="time">
            <text:p>15:24:06.8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801198" calcext:value-type="float">
            <text:p>-1.80E-09</text:p>
          </table:table-cell>
          <table:table-cell table:formula="of:=[.C168]*10^9" office:value-type="float" office:value="-1.801198" calcext:value-type="float">
            <text:p>-1.801198</text:p>
          </table:table-cell>
          <table:table-cell table:formula="of:=[.$N$1]*[.D168]" office:value-type="float" office:value="-1.49908508458792" calcext:value-type="float">
            <text:p>-1.49908508458792</text:p>
          </table:table-cell>
          <table:table-cell table:number-columns-repeated="9"/>
        </table:table-row>
        <table:table-row table:style-name="ro1">
          <table:table-cell office:value-type="time" office:time-value="PT15H24M07.235S" calcext:value-type="time">
            <text:p>15:24:07.2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739368" calcext:value-type="float">
            <text:p>-3.74E-09</text:p>
          </table:table-cell>
          <table:table-cell table:formula="of:=[.C169]*10^9" office:value-type="float" office:value="-3.739368" calcext:value-type="float">
            <text:p>-3.739368</text:p>
          </table:table-cell>
          <table:table-cell table:formula="of:=[.$N$1]*[.D169]" office:value-type="float" office:value="-3.11216800961659" calcext:value-type="float">
            <text:p>-3.11216800961659</text:p>
          </table:table-cell>
          <table:table-cell table:number-columns-repeated="9"/>
        </table:table-row>
        <table:table-row table:style-name="ro1">
          <table:table-cell office:value-type="time" office:time-value="PT15H24M07.618S" calcext:value-type="time">
            <text:p>15:24:07.6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669953" calcext:value-type="float">
            <text:p>-3.67E-09</text:p>
          </table:table-cell>
          <table:table-cell table:formula="of:=[.C170]*10^9" office:value-type="float" office:value="-3.669953" calcext:value-type="float">
            <text:p>-3.669953</text:p>
          </table:table-cell>
          <table:table-cell table:formula="of:=[.$N$1]*[.D170]" office:value-type="float" office:value="-3.05439590952172" calcext:value-type="float">
            <text:p>-3.05439590952172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3.18424535225054" calcext:value-type="float">
            <text:p>-3.18424535225054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1005024676638" calcext:value-type="float">
            <text:p>0.11005024676638</text:p>
          </table:table-cell>
          <table:table-cell/>
          <table:table-cell table:formula="of:=(MAX([.E169:.E173])-MIN([.E169:.E173]))/2" office:value-type="float" office:value="0.129305803230407" calcext:value-type="float">
            <text:p>0.129305803230407</text:p>
          </table:table-cell>
          <table:table-cell table:number-columns-repeated="2"/>
        </table:table-row>
        <table:table-row table:style-name="ro1">
          <table:table-cell office:value-type="time" office:time-value="PT15H24M08.002S" calcext:value-type="time">
            <text:p>15:24:08.0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882321" calcext:value-type="float">
            <text:p>-3.88E-09</text:p>
          </table:table-cell>
          <table:table-cell table:formula="of:=[.C171]*10^9" office:value-type="float" office:value="-3.882321" calcext:value-type="float">
            <text:p>-3.882321</text:p>
          </table:table-cell>
          <table:table-cell table:formula="of:=[.$N$1]*[.D171]" office:value-type="float" office:value="-3.2311436636519" calcext:value-type="float">
            <text:p>-3.2311436636519</text:p>
          </table:table-cell>
          <table:table-cell table:number-columns-repeated="9"/>
        </table:table-row>
        <table:table-row table:style-name="ro1">
          <table:table-cell office:value-type="time" office:time-value="PT15H24M08.385S" calcext:value-type="time">
            <text:p>15:24:08.3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980683" calcext:value-type="float">
            <text:p>-3.98E-09</text:p>
          </table:table-cell>
          <table:table-cell table:formula="of:=[.C172]*10^9" office:value-type="float" office:value="-3.980683" calcext:value-type="float">
            <text:p>-3.980683</text:p>
          </table:table-cell>
          <table:table-cell table:formula="of:=[.$N$1]*[.D172]" office:value-type="float" office:value="-3.31300751598254" calcext:value-type="float">
            <text:p>-3.31300751598254</text:p>
          </table:table-cell>
          <table:table-cell table:number-columns-repeated="9"/>
        </table:table-row>
        <table:table-row table:style-name="ro1">
          <table:table-cell office:value-type="time" office:time-value="PT15H24M08.769S" calcext:value-type="time">
            <text:p>15:24:08.7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857531" calcext:value-type="float">
            <text:p>-3.86E-09</text:p>
          </table:table-cell>
          <table:table-cell table:formula="of:=[.C173]*10^9" office:value-type="float" office:value="-3.857531" calcext:value-type="float">
            <text:p>-3.857531</text:p>
          </table:table-cell>
          <table:table-cell table:formula="of:=[.$N$1]*[.D173]" office:value-type="float" office:value="-3.21051166247994" calcext:value-type="float">
            <text:p>-3.21051166247994</text:p>
          </table:table-cell>
          <table:table-cell table:number-columns-repeated="9"/>
        </table:table-row>
        <table:table-row table:style-name="ro1">
          <table:table-cell office:value-type="time" office:time-value="PT15H24M09.154S" calcext:value-type="time">
            <text:p>15:24:09.1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900395" calcext:value-type="float">
            <text:p>-9.00E-09</text:p>
          </table:table-cell>
          <table:table-cell table:formula="of:=[.C174]*10^9" office:value-type="float" office:value="-9.00395" calcext:value-type="float">
            <text:p>-9.00395</text:p>
          </table:table-cell>
          <table:table-cell table:formula="of:=[.$N$1]*[.D174]" office:value-type="float" office:value="-7.493727589846" calcext:value-type="float">
            <text:p>-7.493727589846</text:p>
          </table:table-cell>
          <table:table-cell table:number-columns-repeated="9"/>
        </table:table-row>
        <table:table-row table:style-name="ro1">
          <table:table-cell office:value-type="time" office:time-value="PT15H24M09.537S" calcext:value-type="time">
            <text:p>15:24:09.5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8894611" calcext:value-type="float">
            <text:p>-8.89E-09</text:p>
          </table:table-cell>
          <table:table-cell table:formula="of:=[.C175]*10^9" office:value-type="float" office:value="-8.894611" calcext:value-type="float">
            <text:p>-8.894611</text:p>
          </table:table-cell>
          <table:table-cell table:formula="of:=[.$N$1]*[.D175]" office:value-type="float" office:value="-7.40272789738367" calcext:value-type="float">
            <text:p>-7.40272789738367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7.51354746085485" calcext:value-type="float">
            <text:p>-7.51354746085485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26252700697863" calcext:value-type="float">
            <text:p>0.126252700697863</text:p>
          </table:table-cell>
          <table:table-cell/>
          <table:table-cell table:formula="of:=(MAX([.E174:.E178])-MIN([.E174:.E178]))/2" office:value-type="float" office:value="0.136950629642874" calcext:value-type="float">
            <text:p>0.136950629642874</text:p>
          </table:table-cell>
          <table:table-cell table:number-columns-repeated="2"/>
        </table:table-row>
        <table:table-row table:style-name="ro1">
          <table:table-cell office:value-type="time" office:time-value="PT15H24M09.921S" calcext:value-type="time">
            <text:p>15:24:09.9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9059186" calcext:value-type="float">
            <text:p>-9.06E-09</text:p>
          </table:table-cell>
          <table:table-cell table:formula="of:=[.C176]*10^9" office:value-type="float" office:value="-9.059186" calcext:value-type="float">
            <text:p>-9.059186</text:p>
          </table:table-cell>
          <table:table-cell table:formula="of:=[.$N$1]*[.D176]" office:value-type="float" office:value="-7.5396989176691" calcext:value-type="float">
            <text:p>-7.5396989176691</text:p>
          </table:table-cell>
          <table:table-cell table:number-columns-repeated="9"/>
        </table:table-row>
        <table:table-row table:style-name="ro1">
          <table:table-cell office:value-type="time" office:time-value="PT15H24M10.304S" calcext:value-type="time">
            <text:p>15:24:10.3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9223712" calcext:value-type="float">
            <text:p>-9.22E-09</text:p>
          </table:table-cell>
          <table:table-cell table:formula="of:=[.C177]*10^9" office:value-type="float" office:value="-9.223712" calcext:value-type="float">
            <text:p>-9.223712</text:p>
          </table:table-cell>
          <table:table-cell table:formula="of:=[.$N$1]*[.D177]" office:value-type="float" office:value="-7.67662915666942" calcext:value-type="float">
            <text:p>-7.67662915666942</text:p>
          </table:table-cell>
          <table:table-cell table:number-columns-repeated="9"/>
        </table:table-row>
        <table:table-row table:style-name="ro1">
          <table:table-cell office:value-type="time" office:time-value="PT15H24M10.687S" calcext:value-type="time">
            <text:p>15:24:10.6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8957362" calcext:value-type="float">
            <text:p>-8.96E-09</text:p>
          </table:table-cell>
          <table:table-cell table:formula="of:=[.C178]*10^9" office:value-type="float" office:value="-8.957362" calcext:value-type="float">
            <text:p>-8.957362</text:p>
          </table:table-cell>
          <table:table-cell table:formula="of:=[.$N$1]*[.D178]" office:value-type="float" office:value="-7.45495374270605" calcext:value-type="float">
            <text:p>-7.45495374270605</text:p>
          </table:table-cell>
          <table:table-cell table:number-columns-repeated="9"/>
        </table:table-row>
        <table:table-row table:style-name="ro1">
          <table:table-cell office:value-type="time" office:time-value="PT15H24M11.072S" calcext:value-type="time">
            <text:p>15:24:11.0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25064" calcext:value-type="float">
            <text:p>-2.25E-08</text:p>
          </table:table-cell>
          <table:table-cell table:formula="of:=[.C179]*10^9" office:value-type="float" office:value="-22.5064" calcext:value-type="float">
            <text:p>-22.5064</text:p>
          </table:table-cell>
          <table:table-cell table:formula="of:=[.$N$1]*[.D179]" office:value-type="float" office:value="-18.731426832458" calcext:value-type="float">
            <text:p>-18.731426832458</text:p>
          </table:table-cell>
          <table:table-cell table:number-columns-repeated="9"/>
        </table:table-row>
        <table:table-row table:style-name="ro1">
          <table:table-cell office:value-type="time" office:time-value="PT15H24M11.455S" calcext:value-type="time">
            <text:p>15:24:11.4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267782" calcext:value-type="float">
            <text:p>-2.27E-08</text:p>
          </table:table-cell>
          <table:table-cell table:formula="of:=[.C180]*10^9" office:value-type="float" office:value="-22.67782" calcext:value-type="float">
            <text:p>-22.67782</text:p>
          </table:table-cell>
          <table:table-cell table:formula="of:=[.$N$1]*[.D180]" office:value-type="float" office:value="-18.8740947485894" calcext:value-type="float">
            <text:p>-18.8740947485894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8.9348588633762" calcext:value-type="float">
            <text:p>-18.9348588633762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215866615338347" calcext:value-type="float">
            <text:p>0.215866615338347</text:p>
          </table:table-cell>
          <table:table-cell/>
          <table:table-cell table:formula="of:=(MAX([.E179:.E183])-MIN([.E179:.E183]))/2" office:value-type="float" office:value="0.200602309095515" calcext:value-type="float">
            <text:p>0.200602309095515</text:p>
          </table:table-cell>
          <table:table-cell table:number-columns-repeated="2"/>
        </table:table-row>
        <table:table-row table:style-name="ro1">
          <table:table-cell office:value-type="time" office:time-value="PT15H24M11.839S" calcext:value-type="time">
            <text:p>15:24:11.8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288098" calcext:value-type="float">
            <text:p>-2.29E-08</text:p>
          </table:table-cell>
          <table:table-cell table:formula="of:=[.C181]*10^9" office:value-type="float" office:value="-22.88098" calcext:value-type="float">
            <text:p>-22.88098</text:p>
          </table:table-cell>
          <table:table-cell table:formula="of:=[.$N$1]*[.D181]" office:value-type="float" office:value="-19.0431789502068" calcext:value-type="float">
            <text:p>-19.0431789502068</text:p>
          </table:table-cell>
          <table:table-cell table:number-columns-repeated="9"/>
        </table:table-row>
        <table:table-row table:style-name="ro1">
          <table:table-cell office:value-type="time" office:time-value="PT15H24M12.223S" calcext:value-type="time">
            <text:p>15:24:12.2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298846" calcext:value-type="float">
            <text:p>-2.30E-08</text:p>
          </table:table-cell>
          <table:table-cell table:formula="of:=[.C182]*10^9" office:value-type="float" office:value="-22.98846" calcext:value-type="float">
            <text:p>-22.98846</text:p>
          </table:table-cell>
          <table:table-cell table:formula="of:=[.$N$1]*[.D182]" office:value-type="float" office:value="-19.132631450649" calcext:value-type="float">
            <text:p>-19.132631450649</text:p>
          </table:table-cell>
          <table:table-cell table:number-columns-repeated="9"/>
        </table:table-row>
        <table:table-row table:style-name="ro1">
          <table:table-cell office:value-type="time" office:time-value="PT15H24M12.599S" calcext:value-type="time">
            <text:p>15:24:12.6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270049" calcext:value-type="float">
            <text:p>-2.27E-08</text:p>
          </table:table-cell>
          <table:table-cell table:formula="of:=[.C183]*10^9" office:value-type="float" office:value="-22.70049" calcext:value-type="float">
            <text:p>-22.70049</text:p>
          </table:table-cell>
          <table:table-cell table:formula="of:=[.$N$1]*[.D183]" office:value-type="float" office:value="-18.8929623349778" calcext:value-type="float">
            <text:p>-18.8929623349778</text:p>
          </table:table-cell>
          <table:table-cell table:number-columns-repeated="9"/>
        </table:table-row>
        <table:table-row table:style-name="ro1">
          <table:table-cell office:value-type="time" office:time-value="PT15H24M12.976S" calcext:value-type="time">
            <text:p>15:24:12.9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509222" calcext:value-type="float">
            <text:p>-5.51E-08</text:p>
          </table:table-cell>
          <table:table-cell table:formula="of:=[.C184]*10^9" office:value-type="float" office:value="-55.09222" calcext:value-type="float">
            <text:p>-55.09222</text:p>
          </table:table-cell>
          <table:table-cell table:formula="of:=[.$N$1]*[.D184]" office:value-type="float" office:value="-45.8516638808374" calcext:value-type="float">
            <text:p>-45.8516638808374</text:p>
          </table:table-cell>
          <table:table-cell table:number-columns-repeated="9"/>
        </table:table-row>
        <table:table-row table:style-name="ro1">
          <table:table-cell office:value-type="time" office:time-value="PT15H24M13.36S" calcext:value-type="time">
            <text:p>15:24:13.3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507842" calcext:value-type="float">
            <text:p>-5.51E-08</text:p>
          </table:table-cell>
          <table:table-cell table:formula="of:=[.C185]*10^9" office:value-type="float" office:value="-55.07842" calcext:value-type="float">
            <text:p>-55.07842</text:p>
          </table:table-cell>
          <table:table-cell table:formula="of:=[.$N$1]*[.D185]" office:value-type="float" office:value="-45.8401785393217" calcext:value-type="float">
            <text:p>-45.8401785393217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45.9935894111259" calcext:value-type="float">
            <text:p>-45.9935894111259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364931883118411" calcext:value-type="float">
            <text:p>0.364931883118411</text:p>
          </table:table-cell>
          <table:table-cell/>
          <table:table-cell table:formula="of:=(MAX([.E184:.E188])-MIN([.E184:.E188]))/2" office:value-type="float" office:value="0.181018969540204" calcext:value-type="float">
            <text:p>0.181018969540204</text:p>
          </table:table-cell>
          <table:table-cell table:number-columns-repeated="2"/>
        </table:table-row>
        <table:table-row table:style-name="ro1">
          <table:table-cell office:value-type="time" office:time-value="PT15H24M13.744S" calcext:value-type="time">
            <text:p>15:24:13.7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53059" calcext:value-type="float">
            <text:p>-5.53E-08</text:p>
          </table:table-cell>
          <table:table-cell table:formula="of:=[.C186]*10^9" office:value-type="float" office:value="-55.3059" calcext:value-type="float">
            <text:p>-55.3059</text:p>
          </table:table-cell>
          <table:table-cell table:formula="of:=[.$N$1]*[.D186]" office:value-type="float" office:value="-46.0295035746827" calcext:value-type="float">
            <text:p>-46.0295035746827</text:p>
          </table:table-cell>
          <table:table-cell table:number-columns-repeated="9"/>
        </table:table-row>
        <table:table-row table:style-name="ro1">
          <table:table-cell office:value-type="time" office:time-value="PT15H24M14.127S" calcext:value-type="time">
            <text:p>15:24:14.1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551342" calcext:value-type="float">
            <text:p>-5.55E-08</text:p>
          </table:table-cell>
          <table:table-cell table:formula="of:=[.C187]*10^9" office:value-type="float" office:value="-55.51342" calcext:value-type="float">
            <text:p>-55.51342</text:p>
          </table:table-cell>
          <table:table-cell table:formula="of:=[.$N$1]*[.D187]" office:value-type="float" office:value="-46.2022164784021" calcext:value-type="float">
            <text:p>-46.2022164784021</text:p>
          </table:table-cell>
          <table:table-cell table:number-columns-repeated="9"/>
        </table:table-row>
        <table:table-row table:style-name="ro1">
          <table:table-cell office:value-type="time" office:time-value="PT15H24M14.51S" calcext:value-type="time">
            <text:p>15:24:14.5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532378" calcext:value-type="float">
            <text:p>-5.53E-08</text:p>
          </table:table-cell>
          <table:table-cell table:formula="of:=[.C188]*10^9" office:value-type="float" office:value="-55.32378" calcext:value-type="float">
            <text:p>-55.32378</text:p>
          </table:table-cell>
          <table:table-cell table:formula="of:=[.$N$1]*[.D188]" office:value-type="float" office:value="-46.0443845823856" calcext:value-type="float">
            <text:p>-46.0443845823856</text:p>
          </table:table-cell>
          <table:table-cell table:number-columns-repeated="9"/>
        </table:table-row>
        <table:table-row table:style-name="ro1">
          <table:table-cell office:value-type="time" office:time-value="PT15H24M14.894S" calcext:value-type="time">
            <text:p>15:24:14.8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09124" calcext:value-type="float">
            <text:p>-1.21E-07</text:p>
          </table:table-cell>
          <table:table-cell table:formula="of:=[.C189]*10^9" office:value-type="float" office:value="-120.9124" calcext:value-type="float">
            <text:p>-120.9124</text:p>
          </table:table-cell>
          <table:table-cell table:formula="of:=[.$N$1]*[.D189]" office:value-type="float" office:value="-100.631899092565" calcext:value-type="float">
            <text:p>-100.631899092565</text:p>
          </table:table-cell>
          <table:table-cell table:number-columns-repeated="9"/>
        </table:table-row>
        <table:table-row table:style-name="ro1">
          <table:table-cell office:value-type="time" office:time-value="PT15H24M15.278S" calcext:value-type="time">
            <text:p>15:24:15.2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11288" calcext:value-type="float">
            <text:p>-1.21E-07</text:p>
          </table:table-cell>
          <table:table-cell table:formula="of:=[.C190]*10^9" office:value-type="float" office:value="-121.1288" calcext:value-type="float">
            <text:p>-121.1288</text:p>
          </table:table-cell>
          <table:table-cell table:formula="of:=[.$N$1]*[.D190]" office:value-type="float" office:value="-100.812002563868" calcext:value-type="float">
            <text:p>-100.812002563868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00.977358190848" calcext:value-type="float">
            <text:p>-100.977358190848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768580864887763" calcext:value-type="float">
            <text:p>0.768580864887763</text:p>
          </table:table-cell>
          <table:table-cell/>
          <table:table-cell table:formula="of:=(MAX([.E189:.E193])-MIN([.E189:.E193]))/2" office:value-type="float" office:value="0.289880032601602" calcext:value-type="float">
            <text:p>0.289880032601602</text:p>
          </table:table-cell>
          <table:table-cell table:number-columns-repeated="2"/>
        </table:table-row>
        <table:table-row table:style-name="ro1">
          <table:table-cell office:value-type="time" office:time-value="PT15H24M15.662S" calcext:value-type="time">
            <text:p>15:24:15.6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14045" calcext:value-type="float">
            <text:p>-1.21E-07</text:p>
          </table:table-cell>
          <table:table-cell table:formula="of:=[.C191]*10^9" office:value-type="float" office:value="-121.4045" calcext:value-type="float">
            <text:p>-121.4045</text:p>
          </table:table-cell>
          <table:table-cell table:formula="of:=[.$N$1]*[.D191]" office:value-type="float" office:value="-101.041459712844" calcext:value-type="float">
            <text:p>-101.041459712844</text:p>
          </table:table-cell>
          <table:table-cell table:number-columns-repeated="9"/>
        </table:table-row>
        <table:table-row table:style-name="ro1">
          <table:table-cell office:value-type="time" office:time-value="PT15H24M16.045S" calcext:value-type="time">
            <text:p>15:24:16.0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15827" calcext:value-type="float">
            <text:p>-1.22E-07</text:p>
          </table:table-cell>
          <table:table-cell table:formula="of:=[.C192]*10^9" office:value-type="float" office:value="-121.5827" calcext:value-type="float">
            <text:p>-121.5827</text:p>
          </table:table-cell>
          <table:table-cell table:formula="of:=[.$N$1]*[.D192]" office:value-type="float" office:value="-101.189770427198" calcext:value-type="float">
            <text:p>-101.189770427198</text:p>
          </table:table-cell>
          <table:table-cell table:number-columns-repeated="9"/>
        </table:table-row>
        <table:table-row table:style-name="ro1">
          <table:table-cell office:value-type="time" office:time-value="PT15H24M16.429S" calcext:value-type="time">
            <text:p>15:24:16.4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1609" calcext:value-type="float">
            <text:p>-1.22E-07</text:p>
          </table:table-cell>
          <table:table-cell table:formula="of:=[.C193]*10^9" office:value-type="float" office:value="-121.609" calcext:value-type="float">
            <text:p>-121.609</text:p>
          </table:table-cell>
          <table:table-cell table:formula="of:=[.$N$1]*[.D193]" office:value-type="float" office:value="-101.211659157768" calcext:value-type="float">
            <text:p>-101.211659157768</text:p>
          </table:table-cell>
          <table:table-cell table:number-columns-repeated="9"/>
        </table:table-row>
        <table:table-row table:style-name="ro1">
          <table:table-cell office:value-type="time" office:time-value="PT15H24M16.813S" calcext:value-type="time">
            <text:p>15:24:16.8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332755" calcext:value-type="float">
            <text:p>-2.33E-07</text:p>
          </table:table-cell>
          <table:table-cell table:formula="of:=[.C194]*10^9" office:value-type="float" office:value="-233.2755" calcext:value-type="float">
            <text:p>-233.2755</text:p>
          </table:table-cell>
          <table:table-cell table:formula="of:=[.$N$1]*[.D194]" office:value-type="float" office:value="-194.148462661956" calcext:value-type="float">
            <text:p>-194.148462661956</text:p>
          </table:table-cell>
          <table:table-cell table:number-columns-repeated="9"/>
        </table:table-row>
        <table:table-row table:style-name="ro1">
          <table:table-cell office:value-type="time" office:time-value="PT15H24M17.197S" calcext:value-type="time">
            <text:p>15:24:17.2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334114" calcext:value-type="float">
            <text:p>-2.33E-07</text:p>
          </table:table-cell>
          <table:table-cell table:formula="of:=[.C195]*10^9" office:value-type="float" office:value="-233.4114" calcext:value-type="float">
            <text:p>-233.4114</text:p>
          </table:table-cell>
          <table:table-cell table:formula="of:=[.$N$1]*[.D195]" office:value-type="float" office:value="-194.261568307752" calcext:value-type="float">
            <text:p>-194.261568307752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94.585138675466" calcext:value-type="float">
            <text:p>-194.585138675466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1.45784778778521" calcext:value-type="float">
            <text:p>1.45784778778521</text:p>
          </table:table-cell>
          <table:table-cell/>
          <table:table-cell table:formula="of:=(MAX([.E194:.E198])-MIN([.E194:.E198]))/2" office:value-type="float" office:value="0.462076928223993" calcext:value-type="float">
            <text:p>0.462076928223993</text:p>
          </table:table-cell>
          <table:table-cell table:number-columns-repeated="2"/>
        </table:table-row>
        <table:table-row table:style-name="ro1">
          <table:table-cell office:value-type="time" office:time-value="PT15H24M17.581S" calcext:value-type="time">
            <text:p>15:24:17.5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337899" calcext:value-type="float">
            <text:p>-2.34E-07</text:p>
          </table:table-cell>
          <table:table-cell table:formula="of:=[.C196]*10^9" office:value-type="float" office:value="-233.7899" calcext:value-type="float">
            <text:p>-233.7899</text:p>
          </table:table-cell>
          <table:table-cell table:formula="of:=[.$N$1]*[.D196]" office:value-type="float" office:value="-194.576582928308" calcext:value-type="float">
            <text:p>-194.576582928308</text:p>
          </table:table-cell>
          <table:table-cell table:number-columns-repeated="9"/>
        </table:table-row>
        <table:table-row table:style-name="ro1">
          <table:table-cell office:value-type="time" office:time-value="PT15H24M17.965S" calcext:value-type="time">
            <text:p>15:24:17.9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341382" calcext:value-type="float">
            <text:p>-2.34E-07</text:p>
          </table:table-cell>
          <table:table-cell table:formula="of:=[.C197]*10^9" office:value-type="float" office:value="-234.1382" calcext:value-type="float">
            <text:p>-234.1382</text:p>
          </table:table-cell>
          <table:table-cell table:formula="of:=[.$N$1]*[.D197]" office:value-type="float" office:value="-194.86646296091" calcext:value-type="float">
            <text:p>-194.86646296091</text:p>
          </table:table-cell>
          <table:table-cell table:number-columns-repeated="9"/>
        </table:table-row>
        <table:table-row table:style-name="ro1">
          <table:table-cell office:value-type="time" office:time-value="PT15H24M18.348S" calcext:value-type="time">
            <text:p>15:24:18.3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343859" calcext:value-type="float">
            <text:p>-2.34E-07</text:p>
          </table:table-cell>
          <table:table-cell table:formula="of:=[.C198]*10^9" office:value-type="float" office:value="-234.3859" calcext:value-type="float">
            <text:p>-234.3859</text:p>
          </table:table-cell>
          <table:table-cell table:formula="of:=[.$N$1]*[.D198]" office:value-type="float" office:value="-195.072616518404" calcext:value-type="float">
            <text:p>-195.072616518404</text:p>
          </table:table-cell>
          <table:table-cell table:number-columns-repeated="9"/>
        </table:table-row>
        <table:table-row table:style-name="ro1">
          <table:table-cell office:value-type="time" office:time-value="PT15H24M18.732S" calcext:value-type="time">
            <text:p>15:24:18.7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932462" calcext:value-type="float">
            <text:p>-3.93E-07</text:p>
          </table:table-cell>
          <table:table-cell table:formula="of:=[.C199]*10^9" office:value-type="float" office:value="-393.2462" calcext:value-type="float">
            <text:p>-393.2462</text:p>
          </table:table-cell>
          <table:table-cell table:formula="of:=[.$N$1]*[.D199]" office:value-type="float" office:value="-327.287457009657" calcext:value-type="float">
            <text:p>-327.287457009657</text:p>
          </table:table-cell>
          <table:table-cell table:number-columns-repeated="9"/>
        </table:table-row>
        <table:table-row table:style-name="ro1">
          <table:table-cell office:value-type="time" office:time-value="PT15H24M19.116S" calcext:value-type="time">
            <text:p>15:24:19.1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935014" calcext:value-type="float">
            <text:p>-3.94E-07</text:p>
          </table:table-cell>
          <table:table-cell table:formula="of:=[.C200]*10^9" office:value-type="float" office:value="-393.5014" calcext:value-type="float">
            <text:p>-393.5014</text:p>
          </table:table-cell>
          <table:table-cell table:formula="of:=[.$N$1]*[.D200]" office:value-type="float" office:value="-327.499852600584" calcext:value-type="float">
            <text:p>-327.499852600584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27.940140670773" calcext:value-type="float">
            <text:p>-327.940140670773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4360269372008" calcext:value-type="float">
            <text:p>2.4360269372008</text:p>
          </table:table-cell>
          <table:table-cell/>
          <table:table-cell table:formula="of:=(MAX([.E199:.E203])-MIN([.E199:.E203]))/2" office:value-type="float" office:value="0.677219013861418" calcext:value-type="float">
            <text:p>0.677219013861418</text:p>
          </table:table-cell>
          <table:table-cell table:number-columns-repeated="2"/>
        </table:table-row>
        <table:table-row table:style-name="ro1">
          <table:table-cell office:value-type="time" office:time-value="PT15H24M19.5S" calcext:value-type="time">
            <text:p>15:24:19.5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940589" calcext:value-type="float">
            <text:p>-3.94E-07</text:p>
          </table:table-cell>
          <table:table-cell table:formula="of:=[.C201]*10^9" office:value-type="float" office:value="-394.0589" calcext:value-type="float">
            <text:p>-394.0589</text:p>
          </table:table-cell>
          <table:table-cell table:formula="of:=[.$N$1]*[.D201]" office:value-type="float" office:value="-327.963843752394" calcext:value-type="float">
            <text:p>-327.963843752394</text:p>
          </table:table-cell>
          <table:table-cell table:number-columns-repeated="9"/>
        </table:table-row>
        <table:table-row table:style-name="ro1">
          <table:table-cell office:value-type="time" office:time-value="PT15H24M19.884S" calcext:value-type="time">
            <text:p>15:24:19.8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94472" calcext:value-type="float">
            <text:p>-3.94E-07</text:p>
          </table:table-cell>
          <table:table-cell table:formula="of:=[.C202]*10^9" office:value-type="float" office:value="-394.472" calcext:value-type="float">
            <text:p>-394.472</text:p>
          </table:table-cell>
          <table:table-cell table:formula="of:=[.$N$1]*[.D202]" office:value-type="float" office:value="-328.307654953852" calcext:value-type="float">
            <text:p>-328.307654953852</text:p>
          </table:table-cell>
          <table:table-cell table:number-columns-repeated="9"/>
        </table:table-row>
        <table:table-row table:style-name="ro1">
          <table:table-cell office:value-type="time" office:time-value="PT15H24M20.268S" calcext:value-type="time">
            <text:p>15:24:20.2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948736" calcext:value-type="float">
            <text:p>-3.95E-07</text:p>
          </table:table-cell>
          <table:table-cell table:formula="of:=[.C203]*10^9" office:value-type="float" office:value="-394.8736" calcext:value-type="float">
            <text:p>-394.8736</text:p>
          </table:table-cell>
          <table:table-cell table:formula="of:=[.$N$1]*[.D203]" office:value-type="float" office:value="-328.64189503738" calcext:value-type="float">
            <text:p>-328.64189503738</text:p>
          </table:table-cell>
          <table:table-cell table:number-columns-repeated="9"/>
        </table:table-row>
        <table:table-row table:style-name="ro1">
          <table:table-cell office:value-type="time" office:time-value="PT15H24M20.652S" calcext:value-type="time">
            <text:p>15:24:20.6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933795" calcext:value-type="float">
            <text:p>-5.93E-07</text:p>
          </table:table-cell>
          <table:table-cell table:formula="of:=[.C204]*10^9" office:value-type="float" office:value="-593.3795" calcext:value-type="float">
            <text:p>-593.3795</text:p>
          </table:table-cell>
          <table:table-cell table:formula="of:=[.$N$1]*[.D204]" office:value-type="float" office:value="-493.852623615083" calcext:value-type="float">
            <text:p>-493.852623615083</text:p>
          </table:table-cell>
          <table:table-cell table:number-columns-repeated="9"/>
        </table:table-row>
        <table:table-row table:style-name="ro1">
          <table:table-cell office:value-type="time" office:time-value="PT15H24M21.036S" calcext:value-type="time">
            <text:p>15:24:21.0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936307" calcext:value-type="float">
            <text:p>-5.94E-07</text:p>
          </table:table-cell>
          <table:table-cell table:formula="of:=[.C205]*10^9" office:value-type="float" office:value="-593.6307" calcext:value-type="float">
            <text:p>-593.6307</text:p>
          </table:table-cell>
          <table:table-cell table:formula="of:=[.$N$1]*[.D205]" office:value-type="float" office:value="-494.061690121513" calcext:value-type="float">
            <text:p>-494.061690121513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494.594759776642" calcext:value-type="float">
            <text:p>-494.594759776642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3.64273299627984" calcext:value-type="float">
            <text:p>3.64273299627984</text:p>
          </table:table-cell>
          <table:table-cell/>
          <table:table-cell table:formula="of:=(MAX([.E204:.E208])-MIN([.E204:.E208]))/2" office:value-type="float" office:value="0.844463896294059" calcext:value-type="float">
            <text:p>0.844463896294059</text:p>
          </table:table-cell>
          <table:table-cell table:number-columns-repeated="2"/>
        </table:table-row>
        <table:table-row table:style-name="ro1">
          <table:table-cell office:value-type="time" office:time-value="PT15H24M21.42S" calcext:value-type="time">
            <text:p>15:24:21.4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941154" calcext:value-type="float">
            <text:p>-5.94E-07</text:p>
          </table:table-cell>
          <table:table-cell table:formula="of:=[.C206]*10^9" office:value-type="float" office:value="-594.1154" calcext:value-type="float">
            <text:p>-594.1154</text:p>
          </table:table-cell>
          <table:table-cell table:formula="of:=[.$N$1]*[.D206]" office:value-type="float" office:value="-494.465091935472" calcext:value-type="float">
            <text:p>-494.465091935472</text:p>
          </table:table-cell>
          <table:table-cell table:number-columns-repeated="9"/>
        </table:table-row>
        <table:table-row table:style-name="ro1">
          <table:table-cell office:value-type="time" office:time-value="PT15H24M21.803S" calcext:value-type="time">
            <text:p>15:24:21.8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948216" calcext:value-type="float">
            <text:p>-5.95E-07</text:p>
          </table:table-cell>
          <table:table-cell table:formula="of:=[.C207]*10^9" office:value-type="float" office:value="-594.8216" calcext:value-type="float">
            <text:p>-594.8216</text:p>
          </table:table-cell>
          <table:table-cell table:formula="of:=[.$N$1]*[.D207]" office:value-type="float" office:value="-495.052841803469" calcext:value-type="float">
            <text:p>-495.052841803469</text:p>
          </table:table-cell>
          <table:table-cell table:number-columns-repeated="9"/>
        </table:table-row>
        <table:table-row table:style-name="ro1">
          <table:table-cell office:value-type="time" office:time-value="PT15H24M22.187S" calcext:value-type="time">
            <text:p>15:24:22.1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954088" calcext:value-type="float">
            <text:p>-5.95E-07</text:p>
          </table:table-cell>
          <table:table-cell table:formula="of:=[.C208]*10^9" office:value-type="float" office:value="-595.4088" calcext:value-type="float">
            <text:p>-595.4088</text:p>
          </table:table-cell>
          <table:table-cell table:formula="of:=[.$N$1]*[.D208]" office:value-type="float" office:value="-495.541551407671" calcext:value-type="float">
            <text:p>-495.541551407671</text:p>
          </table:table-cell>
          <table:table-cell table:number-columns-repeated="9"/>
        </table:table-row>
        <table:table-row table:style-name="ro1">
          <table:table-cell office:value-type="time" office:time-value="PT15H24M22.572S" calcext:value-type="time">
            <text:p>15:24:22.5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8224326" calcext:value-type="float">
            <text:p>-8.22E-07</text:p>
          </table:table-cell>
          <table:table-cell table:formula="of:=[.C209]*10^9" office:value-type="float" office:value="-822.4326" calcext:value-type="float">
            <text:p>-822.4326</text:p>
          </table:table-cell>
          <table:table-cell table:formula="of:=[.$N$1]*[.D209]" office:value-type="float" office:value="-684.486904681699" calcext:value-type="float">
            <text:p>-684.486904681699</text:p>
          </table:table-cell>
          <table:table-cell table:number-columns-repeated="9"/>
        </table:table-row>
        <table:table-row table:style-name="ro1">
          <table:table-cell office:value-type="time" office:time-value="PT15H24M22.955S" calcext:value-type="time">
            <text:p>15:24:22.9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8227332" calcext:value-type="float">
            <text:p>-8.23E-07</text:p>
          </table:table-cell>
          <table:table-cell table:formula="of:=[.C210]*10^9" office:value-type="float" office:value="-822.7332" calcext:value-type="float">
            <text:p>-822.7332</text:p>
          </table:table-cell>
          <table:table-cell table:formula="of:=[.$N$1]*[.D210]" office:value-type="float" office:value="-684.73708538167" calcext:value-type="float">
            <text:p>-684.73708538167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685.391916302287" calcext:value-type="float">
            <text:p>-685.391916302287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5.02568915455508" calcext:value-type="float">
            <text:p>5.02568915455508</text:p>
          </table:table-cell>
          <table:table-cell/>
          <table:table-cell table:formula="of:=(MAX([.E209:.E213])-MIN([.E209:.E213]))/2" office:value-type="float" office:value="1.0224450762305" calcext:value-type="float">
            <text:p>1.0224450762305</text:p>
          </table:table-cell>
          <table:table-cell table:number-columns-repeated="2"/>
        </table:table-row>
        <table:table-row table:style-name="ro1">
          <table:table-cell office:value-type="time" office:time-value="PT15H24M23.339S" calcext:value-type="time">
            <text:p>15:24:23.3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8234048" calcext:value-type="float">
            <text:p>-8.23E-07</text:p>
          </table:table-cell>
          <table:table-cell table:formula="of:=[.C211]*10^9" office:value-type="float" office:value="-823.4048" calcext:value-type="float">
            <text:p>-823.4048</text:p>
          </table:table-cell>
          <table:table-cell table:formula="of:=[.$N$1]*[.D211]" office:value-type="float" office:value="-685.296038668765" calcext:value-type="float">
            <text:p>-685.296038668765</text:p>
          </table:table-cell>
          <table:table-cell table:number-columns-repeated="9"/>
        </table:table-row>
        <table:table-row table:style-name="ro1">
          <table:table-cell office:value-type="time" office:time-value="PT15H24M23.723S" calcext:value-type="time">
            <text:p>15:24:23.7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8241398" calcext:value-type="float">
            <text:p>-8.24E-07</text:p>
          </table:table-cell>
          <table:table-cell table:formula="of:=[.C212]*10^9" office:value-type="float" office:value="-824.1398" calcext:value-type="float">
            <text:p>-824.1398</text:p>
          </table:table-cell>
          <table:table-cell table:formula="of:=[.$N$1]*[.D212]" office:value-type="float" office:value="-685.907757945143" calcext:value-type="float">
            <text:p>-685.907757945143</text:p>
          </table:table-cell>
          <table:table-cell table:number-columns-repeated="9"/>
        </table:table-row>
        <table:table-row table:style-name="ro1">
          <table:table-cell office:value-type="time" office:time-value="PT15H24M24.107S" calcext:value-type="time">
            <text:p>15:24:24.1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8248896" calcext:value-type="float">
            <text:p>-8.25E-07</text:p>
          </table:table-cell>
          <table:table-cell table:formula="of:=[.C213]*10^9" office:value-type="float" office:value="-824.8896" calcext:value-type="float">
            <text:p>-824.8896</text:p>
          </table:table-cell>
          <table:table-cell table:formula="of:=[.$N$1]*[.D213]" office:value-type="float" office:value="-686.53179483416" calcext:value-type="float">
            <text:p>-686.53179483416</text:p>
          </table:table-cell>
          <table:table-cell table:number-columns-repeated="9"/>
        </table:table-row>
        <table:table-row table:style-name="ro1">
          <table:table-cell office:value-type="time" office:time-value="PT15H24M24.531S" calcext:value-type="time">
            <text:p>15:24:24.5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66166" calcext:value-type="float">
            <text:p>-1.07E-06</text:p>
          </table:table-cell>
          <table:table-cell table:formula="of:=[.C214]*10^9" office:value-type="float" office:value="-1066.166" calcext:value-type="float">
            <text:p>-1066.166</text:p>
          </table:table-cell>
          <table:table-cell table:formula="of:=[.$N$1]*[.D214]" office:value-type="float" office:value="-887.33917553471" calcext:value-type="float">
            <text:p>-887.33917553471</text:p>
          </table:table-cell>
          <table:table-cell table:number-columns-repeated="9"/>
        </table:table-row>
        <table:table-row table:style-name="ro1">
          <table:table-cell office:value-type="time" office:time-value="PT15H24M24.954S" calcext:value-type="time">
            <text:p>15:24:24.9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66684" calcext:value-type="float">
            <text:p>-1.07E-06</text:p>
          </table:table-cell>
          <table:table-cell table:formula="of:=[.C215]*10^9" office:value-type="float" office:value="-1066.684" calcext:value-type="float">
            <text:p>-1066.684</text:p>
          </table:table-cell>
          <table:table-cell table:formula="of:=[.$N$1]*[.D215]" office:value-type="float" office:value="-887.770291977109" calcext:value-type="float">
            <text:p>-887.770291977109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888.47622434476" calcext:value-type="float">
            <text:p>-888.47622434476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6.49990880660341" calcext:value-type="float">
            <text:p>6.49990880660341</text:p>
          </table:table-cell>
          <table:table-cell/>
          <table:table-cell table:formula="of:=(MAX([.E214:.E218])-MIN([.E214:.E218]))/2" office:value-type="float" office:value="1.21511584151119" calcext:value-type="float">
            <text:p>1.21511584151119</text:p>
          </table:table-cell>
          <table:table-cell table:number-columns-repeated="2"/>
        </table:table-row>
        <table:table-row table:style-name="ro1">
          <table:table-cell office:value-type="time" office:time-value="PT15H24M25.338S" calcext:value-type="time">
            <text:p>15:24:25.3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6743" calcext:value-type="float">
            <text:p>-1.07E-06</text:p>
          </table:table-cell>
          <table:table-cell table:formula="of:=[.C216]*10^9" office:value-type="float" office:value="-1067.43" calcext:value-type="float">
            <text:p>-1067.43</text:p>
          </table:table-cell>
          <table:table-cell table:formula="of:=[.$N$1]*[.D216]" office:value-type="float" office:value="-888.391166235854" calcext:value-type="float">
            <text:p>-888.391166235854</text:p>
          </table:table-cell>
          <table:table-cell table:number-columns-repeated="9"/>
        </table:table-row>
        <table:table-row table:style-name="ro1">
          <table:table-cell office:value-type="time" office:time-value="PT15H24M25.722S" calcext:value-type="time">
            <text:p>15:24:25.7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68295" calcext:value-type="float">
            <text:p>-1.07E-06</text:p>
          </table:table-cell>
          <table:table-cell table:formula="of:=[.C217]*10^9" office:value-type="float" office:value="-1068.295" calcext:value-type="float">
            <text:p>-1068.295</text:p>
          </table:table-cell>
          <table:table-cell table:formula="of:=[.$N$1]*[.D217]" office:value-type="float" office:value="-889.111080758393" calcext:value-type="float">
            <text:p>-889.111080758393</text:p>
          </table:table-cell>
          <table:table-cell table:number-columns-repeated="9"/>
        </table:table-row>
        <table:table-row table:style-name="ro1">
          <table:table-cell office:value-type="time" office:time-value="PT15H24M26.106S" calcext:value-type="time">
            <text:p>15:24:26.1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69086" calcext:value-type="float">
            <text:p>-1.07E-06</text:p>
          </table:table-cell>
          <table:table-cell table:formula="of:=[.C218]*10^9" office:value-type="float" office:value="-1069.086" calcext:value-type="float">
            <text:p>-1069.086</text:p>
          </table:table-cell>
          <table:table-cell table:formula="of:=[.$N$1]*[.D218]" office:value-type="float" office:value="-889.769407217733" calcext:value-type="float">
            <text:p>-889.769407217733</text:p>
          </table:table-cell>
          <table:table-cell table:number-columns-repeated="9"/>
        </table:table-row>
        <table:table-row table:style-name="ro1">
          <table:table-cell office:value-type="time" office:time-value="PT15H24M26.491S" calcext:value-type="time">
            <text:p>15:24:26.4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69787" calcext:value-type="float">
            <text:p>-1.07E-06</text:p>
          </table:table-cell>
          <table:table-cell table:number-columns-repeated="11"/>
        </table:table-row>
        <table:table-row table:style-name="ro1">
          <table:table-cell office:value-type="time" office:time-value="PT15H24M26.874S" calcext:value-type="time">
            <text:p>15:24:26.8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70261" calcext:value-type="float">
            <text:p>-1.07E-06</text:p>
          </table:table-cell>
          <table:table-cell table:number-columns-repeated="11"/>
        </table:table-row>
        <table:table-row table:style-name="ro1">
          <table:table-cell office:value-type="time" office:time-value="PT15H24M27.257S" calcext:value-type="time">
            <text:p>15:24:27.2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71138" calcext:value-type="float">
            <text:p>-1.07E-06</text:p>
          </table:table-cell>
          <table:table-cell table:number-columns-repeated="11"/>
        </table:table-row>
        <table:table-row table:style-name="ro1">
          <table:table-cell office:value-type="time" office:time-value="PT15H24M27.641S" calcext:value-type="time">
            <text:p>15:24:27.6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7214" calcext:value-type="float">
            <text:p>-1.07E-06</text:p>
          </table:table-cell>
          <table:table-cell table:number-columns-repeated="11"/>
        </table:table-row>
        <table:table-row table:style-name="ro1">
          <table:table-cell office:value-type="time" office:time-value="PT15H24M28.025S" calcext:value-type="time">
            <text:p>15:24:28.0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72906" calcext:value-type="float">
            <text:p>-1.07E-06</text:p>
          </table:table-cell>
          <table:table-cell table:number-columns-repeated="11"/>
        </table:table-row>
        <table:table-row table:style-name="ro1">
          <table:table-cell office:value-type="time" office:time-value="PT15H24M28.41S" calcext:value-type="time">
            <text:p>15:24:28.4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73755" calcext:value-type="float">
            <text:p>-1.07E-06</text:p>
          </table:table-cell>
          <table:table-cell table:number-columns-repeated="11"/>
        </table:table-row>
        <table:table-row table:style-name="ro1">
          <table:table-cell office:value-type="time" office:time-value="PT15H24M28.793S" calcext:value-type="time">
            <text:p>15:24:28.7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74185" calcext:value-type="float">
            <text:p>-1.07E-06</text:p>
          </table:table-cell>
          <table:table-cell table:number-columns-repeated="11"/>
        </table:table-row>
        <table:table-row table:style-name="ro1">
          <table:table-cell office:value-type="time" office:time-value="PT15H24M29.177S" calcext:value-type="time">
            <text:p>15:24:29.1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74979" calcext:value-type="float">
            <text:p>-1.07E-06</text:p>
          </table:table-cell>
          <table:table-cell table:number-columns-repeated="11"/>
        </table:table-row>
        <table:table-row table:style-name="ro1">
          <table:table-cell office:value-type="time" office:time-value="PT15H24M29.56S" calcext:value-type="time">
            <text:p>15:24:29.5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76097" calcext:value-type="float">
            <text:p>-1.08E-06</text:p>
          </table:table-cell>
          <table:table-cell table:number-columns-repeated="11"/>
        </table:table-row>
        <table:table-row table:style-name="ro1">
          <table:table-cell office:value-type="time" office:time-value="PT15H24M29.945S" calcext:value-type="time">
            <text:p>15:24:29.9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076907" calcext:value-type="float">
            <text:p>-1.08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27928952711813" calcext:value-type="float">
            <text:p>-0.022792895271181</text:p>
          </table:table-cell>
          <table:table-cell office:value-type="float" office:value="0.05" calcext:value-type="float">
            <text:p>0.05</text:p>
          </table:table-cell>
          <table:table-cell office:value-type="float" office:value="0.033331392973041" calcext:value-type="float">
            <text:p>0.0333313929730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72135050649168" calcext:value-type="float">
            <text:p>-0.07213505064916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90657280167" calcext:value-type="float">
            <text:p>0.1010906572801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490594190829926" calcext:value-type="float">
            <text:p>-0.0490594190829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41337448589706" calcext:value-type="float">
            <text:p>0.0941337448589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3930772799766" calcext:value-type="float">
            <text:p>-0.13930772799766</text:p>
          </table:table-cell>
          <table:table-cell office:value-type="float" office:value="0.05" calcext:value-type="float">
            <text:p>0.05</text:p>
          </table:table-cell>
          <table:table-cell office:value-type="float" office:value="0.0903803844124621" calcext:value-type="float">
            <text:p>0.0903803844124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49297558200934" calcext:value-type="float">
            <text:p>-0.14929755820093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173263857895" calcext:value-type="float">
            <text:p>0.096417326385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74172051441877" calcext:value-type="float">
            <text:p>-0.174172051441877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62489253588" calcext:value-type="float">
            <text:p>0.0964624892535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8152939057435" calcext:value-type="float">
            <text:p>-0.1781529390574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7405550415808" calcext:value-type="float">
            <text:p>0.0937405550415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7100816857454" calcext:value-type="float">
            <text:p>-0.177100816857454</text:p>
          </table:table-cell>
          <table:table-cell office:value-type="float" office:value="0.05" calcext:value-type="float">
            <text:p>0.05</text:p>
          </table:table-cell>
          <table:table-cell office:value-type="float" office:value="0.130153643361714" calcext:value-type="float">
            <text:p>0.1301536433617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91507716320748" calcext:value-type="float">
            <text:p>-0.1915077163207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95362680195568" calcext:value-type="float">
            <text:p>0.089536268019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76532845080455" calcext:value-type="float">
            <text:p>-0.17653284508045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876861485316" calcext:value-type="float">
            <text:p>0.0942876861485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94844524294072" calcext:value-type="float">
            <text:p>-0.194844524294072</text:p>
          </table:table-cell>
          <table:table-cell office:value-type="float" office:value="0.05" calcext:value-type="float">
            <text:p>0.05</text:p>
          </table:table-cell>
          <table:table-cell office:value-type="float" office:value="0.0888308612986284" calcext:value-type="float">
            <text:p>0.088830861298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39671729002558" calcext:value-type="float">
            <text:p>-0.23967172900255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6062470139533" calcext:value-type="float">
            <text:p>0.0886062470139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31312886111246" calcext:value-type="float">
            <text:p>-0.33131288611124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6515919329942" calcext:value-type="float">
            <text:p>0.068651591932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84623291662441" calcext:value-type="float">
            <text:p>-0.28462329166244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361781130662" calcext:value-type="float">
            <text:p>0.1053617811306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67938652560607" calcext:value-type="float">
            <text:p>-0.2679386525606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539824075612" calcext:value-type="float">
            <text:p>0.115398240756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9887968582649" calcext:value-type="float">
            <text:p>-0.279887968582649</text:p>
          </table:table-cell>
          <table:table-cell office:value-type="float" office:value="0.05" calcext:value-type="float">
            <text:p>0.05</text:p>
          </table:table-cell>
          <table:table-cell office:value-type="float" office:value="0.0927309955157186" calcext:value-type="float">
            <text:p>0.092730995515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94724200099051" calcext:value-type="float">
            <text:p>-0.294724200099051</text:p>
          </table:table-cell>
          <table:table-cell office:value-type="float" office:value="0.05" calcext:value-type="float">
            <text:p>0.05</text:p>
          </table:table-cell>
          <table:table-cell office:value-type="float" office:value="0.0840642491923505" calcext:value-type="float">
            <text:p>0.0840642491923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19663914528416" calcext:value-type="float">
            <text:p>-0.219663914528416</text:p>
          </table:table-cell>
          <table:table-cell office:value-type="float" office:value="0.05" calcext:value-type="float">
            <text:p>0.05</text:p>
          </table:table-cell>
          <table:table-cell office:value-type="float" office:value="0.0922041669614134" calcext:value-type="float">
            <text:p>0.092204166961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21488990795655" calcext:value-type="float">
            <text:p>-0.321488990795655</text:p>
          </table:table-cell>
          <table:table-cell office:value-type="float" office:value="0.05" calcext:value-type="float">
            <text:p>0.05</text:p>
          </table:table-cell>
          <table:table-cell office:value-type="float" office:value="0.0836518839330309" calcext:value-type="float">
            <text:p>0.083651883933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17743454473175" calcext:value-type="float">
            <text:p>-0.317743454473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591018538167" calcext:value-type="float">
            <text:p>0.1065910185381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96268096325515" calcext:value-type="float">
            <text:p>-0.29626809632551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44762717624" calcext:value-type="float">
            <text:p>0.11044762717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20976594755254" calcext:value-type="float">
            <text:p>-0.320976594755254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81020124196" calcext:value-type="float">
            <text:p>0.1052810201241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79975296033146" calcext:value-type="float">
            <text:p>-0.379975296033146</text:p>
          </table:table-cell>
          <table:table-cell office:value-type="float" office:value="0.05" calcext:value-type="float">
            <text:p>0.05</text:p>
          </table:table-cell>
          <table:table-cell office:value-type="float" office:value="0.0862993575814982" calcext:value-type="float">
            <text:p>0.0862993575814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34314910266235" calcext:value-type="float">
            <text:p>-0.434314910266235</text:p>
          </table:table-cell>
          <table:table-cell office:value-type="float" office:value="0.05" calcext:value-type="float">
            <text:p>0.05</text:p>
          </table:table-cell>
          <table:table-cell office:value-type="float" office:value="0.0607395487355191" calcext:value-type="float">
            <text:p>0.0607395487355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97299613157001" calcext:value-type="float">
            <text:p>-0.297299613157001</text:p>
          </table:table-cell>
          <table:table-cell office:value-type="float" office:value="0.05" calcext:value-type="float">
            <text:p>0.05</text:p>
          </table:table-cell>
          <table:table-cell office:value-type="float" office:value="0.0995169861021228" calcext:value-type="float">
            <text:p>0.0995169861021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94762939561311" calcext:value-type="float">
            <text:p>-0.394762939561311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59634488675" calcext:value-type="float">
            <text:p>0.1045596344886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60594719933273" calcext:value-type="float">
            <text:p>-0.460594719933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538038844730173" calcext:value-type="float">
            <text:p>0.0538038844730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51735787485933" calcext:value-type="float">
            <text:p>-0.3517357874859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01018910462228" calcext:value-type="float">
            <text:p>0.0801018910462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06543293463826" calcext:value-type="float">
            <text:p>-0.506543293463826</text:p>
          </table:table-cell>
          <table:table-cell office:value-type="float" office:value="0.05" calcext:value-type="float">
            <text:p>0.05</text:p>
          </table:table-cell>
          <table:table-cell office:value-type="float" office:value="0.0880459538300698" calcext:value-type="float">
            <text:p>0.08804595383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67522317300354" calcext:value-type="float">
            <text:p>-0.567522317300354</text:p>
          </table:table-cell>
          <table:table-cell office:value-type="float" office:value="0.05" calcext:value-type="float">
            <text:p>0.05</text:p>
          </table:table-cell>
          <table:table-cell office:value-type="float" office:value="0.0511429782168404" calcext:value-type="float">
            <text:p>0.051142978216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593906094276243" calcext:value-type="float">
            <text:p>-0.5939060942762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73299997693" calcext:value-type="float">
            <text:p>0.1055732999976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810329228273659" calcext:value-type="float">
            <text:p>-0.810329228273659</text:p>
          </table:table-cell>
          <table:table-cell office:value-type="float" office:value="0.05" calcext:value-type="float">
            <text:p>0.05</text:p>
          </table:table-cell>
          <table:table-cell office:value-type="float" office:value="0.0695623836129494" calcext:value-type="float">
            <text:p>0.0695623836129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03310796742112" calcext:value-type="float">
            <text:p>-1.033107967421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2546220642603" calcext:value-type="float">
            <text:p>0.0625462206426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.94445816489254" calcext:value-type="float">
            <text:p>-1.94445816489254</text:p>
          </table:table-cell>
          <table:table-cell office:value-type="float" office:value="0.05" calcext:value-type="float">
            <text:p>0.05</text:p>
          </table:table-cell>
          <table:table-cell office:value-type="float" office:value="0.0794128726815246" calcext:value-type="float">
            <text:p>0.079412872681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.81654785871185" calcext:value-type="float">
            <text:p>-3.81654785871185</text:p>
          </table:table-cell>
          <table:table-cell office:value-type="float" office:value="0.05" calcext:value-type="float">
            <text:p>0.05</text:p>
          </table:table-cell>
          <table:table-cell office:value-type="float" office:value="0.0568130373996177" calcext:value-type="float">
            <text:p>0.0568130373996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9.30882102671254" calcext:value-type="float">
            <text:p>-9.30882102671254</text:p>
          </table:table-cell>
          <table:table-cell office:value-type="float" office:value="0.05" calcext:value-type="float">
            <text:p>0.05</text:p>
          </table:table-cell>
          <table:table-cell office:value-type="float" office:value="0.135465752624439" calcext:value-type="float">
            <text:p>0.1354657526244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2.8684801372416" calcext:value-type="float">
            <text:p>-22.8684801372416</text:p>
          </table:table-cell>
          <table:table-cell office:value-type="float" office:value="0.05" calcext:value-type="float">
            <text:p>0.05</text:p>
          </table:table-cell>
          <table:table-cell office:value-type="float" office:value="0.192248602849848" calcext:value-type="float">
            <text:p>0.1922486028498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3.753515591002" calcext:value-type="float">
            <text:p>-53.753515591002</text:p>
          </table:table-cell>
          <table:table-cell office:value-type="float" office:value="0.05" calcext:value-type="float">
            <text:p>0.05</text:p>
          </table:table-cell>
          <table:table-cell office:value-type="float" office:value="0.405432997248463" calcext:value-type="float">
            <text:p>0.4054329972484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14.394700603661" calcext:value-type="float">
            <text:p>-114.394700603661</text:p>
          </table:table-cell>
          <table:table-cell office:value-type="float" office:value="0.05" calcext:value-type="float">
            <text:p>0.05</text:p>
          </table:table-cell>
          <table:table-cell office:value-type="float" office:value="0.924571790590917" calcext:value-type="float">
            <text:p>0.9245717905909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13.366252094046" calcext:value-type="float">
            <text:p>-213.366252094046</text:p>
          </table:table-cell>
          <table:table-cell office:value-type="float" office:value="0.05" calcext:value-type="float">
            <text:p>0.05</text:p>
          </table:table-cell>
          <table:table-cell office:value-type="float" office:value="1.60999271246602" calcext:value-type="float">
            <text:p>1.609992712466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50.549834424618" calcext:value-type="float">
            <text:p>-350.549834424618</text:p>
          </table:table-cell>
          <table:table-cell office:value-type="float" office:value="0.05" calcext:value-type="float">
            <text:p>0.05</text:p>
          </table:table-cell>
          <table:table-cell office:value-type="float" office:value="2.61645123116804" calcext:value-type="float">
            <text:p>2.616451231168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19.530484868744" calcext:value-type="float">
            <text:p>-519.530484868744</text:p>
          </table:table-cell>
          <table:table-cell office:value-type="float" office:value="0.05" calcext:value-type="float">
            <text:p>0.05</text:p>
          </table:table-cell>
          <table:table-cell office:value-type="float" office:value="3.83317697654768" calcext:value-type="float">
            <text:p>3.833176976547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709.320077325862" calcext:value-type="float">
            <text:p>-709.320077325862</text:p>
          </table:table-cell>
          <table:table-cell office:value-type="float" office:value="0.05" calcext:value-type="float">
            <text:p>0.05</text:p>
          </table:table-cell>
          <table:table-cell office:value-type="float" office:value="5.23511341969782" calcext:value-type="float">
            <text:p>5.23511341969782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7081291220464" calcext:value-type="float">
            <text:p>0.016708129122046</text:p>
          </table:table-cell>
          <table:table-cell office:value-type="float" office:value="0.05" calcext:value-type="float">
            <text:p>0.05</text:p>
          </table:table-cell>
          <table:table-cell office:value-type="float" office:value="0.136950291825041" calcext:value-type="float">
            <text:p>0.1369502918250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2329575705118" calcext:value-type="float">
            <text:p>-0.123295757051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6030677349011" calcext:value-type="float">
            <text:p>0.1160306773490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840218048507943" calcext:value-type="float">
            <text:p>-0.0840218048507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072665653557" calcext:value-type="float">
            <text:p>0.0996072665653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985449997221948" calcext:value-type="float">
            <text:p>-0.0985449997221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2718153597258" calcext:value-type="float">
            <text:p>0.1127181535972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79350697052378" calcext:value-type="float">
            <text:p>-0.179350697052378</text:p>
          </table:table-cell>
          <table:table-cell office:value-type="float" office:value="0.05" calcext:value-type="float">
            <text:p>0.05</text:p>
          </table:table-cell>
          <table:table-cell office:value-type="float" office:value="0.110635587115677" calcext:value-type="float">
            <text:p>0.1106355871156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87471289588521" calcext:value-type="float">
            <text:p>-0.1874712895885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9930943744948" calcext:value-type="float">
            <text:p>0.1099309437449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29787996151706" calcext:value-type="float">
            <text:p>-0.1297879961517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70791439865" calcext:value-type="float">
            <text:p>0.099670791439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530052286572" calcext:value-type="float">
            <text:p>-0.17530052286572</text:p>
          </table:table-cell>
          <table:table-cell office:value-type="float" office:value="0.05" calcext:value-type="float">
            <text:p>0.05</text:p>
          </table:table-cell>
          <table:table-cell office:value-type="float" office:value="0.0986662707085003" calcext:value-type="float">
            <text:p>0.0986662707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21459590509446" calcext:value-type="float">
            <text:p>-0.121459590509446</text:p>
          </table:table-cell>
          <table:table-cell office:value-type="float" office:value="0.05" calcext:value-type="float">
            <text:p>0.05</text:p>
          </table:table-cell>
          <table:table-cell office:value-type="float" office:value="0.0653314737323547" calcext:value-type="float">
            <text:p>0.065331473732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1622982238337" calcext:value-type="float">
            <text:p>-0.21622982238337</text:p>
          </table:table-cell>
          <table:table-cell office:value-type="float" office:value="0.05" calcext:value-type="float">
            <text:p>0.05</text:p>
          </table:table-cell>
          <table:table-cell office:value-type="float" office:value="0.100240294040602" calcext:value-type="float">
            <text:p>0.1002402940406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6458425622172" calcext:value-type="float">
            <text:p>-0.21645842562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8061405433131" calcext:value-type="float">
            <text:p>0.1080614054331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09881399733127" calcext:value-type="float">
            <text:p>-0.209881399733127</text:p>
          </table:table-cell>
          <table:table-cell office:value-type="float" office:value="0.05" calcext:value-type="float">
            <text:p>0.05</text:p>
          </table:table-cell>
          <table:table-cell office:value-type="float" office:value="0.104013369754814" calcext:value-type="float">
            <text:p>0.1040133697548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14616756103763" calcext:value-type="float">
            <text:p>-0.214616756103763</text:p>
          </table:table-cell>
          <table:table-cell office:value-type="float" office:value="0.05" calcext:value-type="float">
            <text:p>0.05</text:p>
          </table:table-cell>
          <table:table-cell office:value-type="float" office:value="0.136767404451906" calcext:value-type="float">
            <text:p>0.1367674044519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186910516956748" calcext:value-type="float">
            <text:p>-0.186910516956748</text:p>
          </table:table-cell>
          <table:table-cell office:value-type="float" office:value="0.05" calcext:value-type="float">
            <text:p>0.05</text:p>
          </table:table-cell>
          <table:table-cell office:value-type="float" office:value="0.0492539838481329" calcext:value-type="float">
            <text:p>0.0492539838481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65273187767006" calcext:value-type="float">
            <text:p>-0.265273187767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1886572795686" calcext:value-type="float">
            <text:p>0.0841886572795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39913820027201" calcext:value-type="float">
            <text:p>-0.239913820027201</text:p>
          </table:table-cell>
          <table:table-cell office:value-type="float" office:value="0.05" calcext:value-type="float">
            <text:p>0.05</text:p>
          </table:table-cell>
          <table:table-cell office:value-type="float" office:value="0.0814628934685049" calcext:value-type="float">
            <text:p>0.081462893468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55643045169157" calcext:value-type="float">
            <text:p>-0.2556430451691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9894808660201" calcext:value-type="float">
            <text:p>0.1098948086602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03364023286068" calcext:value-type="float">
            <text:p>-0.303364023286068</text:p>
          </table:table-cell>
          <table:table-cell office:value-type="float" office:value="0.05" calcext:value-type="float">
            <text:p>0.05</text:p>
          </table:table-cell>
          <table:table-cell office:value-type="float" office:value="0.108777784575396" calcext:value-type="float">
            <text:p>0.1087777845753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022705248412" calcext:value-type="float">
            <text:p>-0.280227052484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853099894817" calcext:value-type="float">
            <text:p>0.1078530998948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51032346367522" calcext:value-type="float">
            <text:p>-0.251032346367522</text:p>
          </table:table-cell>
          <table:table-cell office:value-type="float" office:value="0.05" calcext:value-type="float">
            <text:p>0.05</text:p>
          </table:table-cell>
          <table:table-cell office:value-type="float" office:value="0.086764313897563" calcext:value-type="float">
            <text:p>0.0867643138975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2100407634778" calcext:value-type="float">
            <text:p>-0.321004076347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814055068913" calcext:value-type="float">
            <text:p>0.0999814055068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62556443990858" calcext:value-type="float">
            <text:p>-0.36255644399085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214574546812" calcext:value-type="float">
            <text:p>0.1122145745468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4471578029734" calcext:value-type="float">
            <text:p>-0.34471578029734</text:p>
          </table:table-cell>
          <table:table-cell office:value-type="float" office:value="0.05" calcext:value-type="float">
            <text:p>0.05</text:p>
          </table:table-cell>
          <table:table-cell office:value-type="float" office:value="0.0609541885965391" calcext:value-type="float">
            <text:p>0.0609541885965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93727139292113" calcext:value-type="float">
            <text:p>-0.293727139292113</text:p>
          </table:table-cell>
          <table:table-cell office:value-type="float" office:value="0.05" calcext:value-type="float">
            <text:p>0.05</text:p>
          </table:table-cell>
          <table:table-cell office:value-type="float" office:value="0.129746602789744" calcext:value-type="float">
            <text:p>0.1297466027897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27061911534965" calcext:value-type="float">
            <text:p>-0.3270619115349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3090387519" calcext:value-type="float">
            <text:p>0.10330903875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86835856719741" calcext:value-type="float">
            <text:p>-0.38683585671974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4135162054" calcext:value-type="float">
            <text:p>0.102441351620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29710536725144" calcext:value-type="float">
            <text:p>-0.429710536725144</text:p>
          </table:table-cell>
          <table:table-cell office:value-type="float" office:value="0.05" calcext:value-type="float">
            <text:p>0.05</text:p>
          </table:table-cell>
          <table:table-cell office:value-type="float" office:value="0.112356712252967" calcext:value-type="float">
            <text:p>0.1123567122529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4795305420833" calcext:value-type="float">
            <text:p>-0.447953054208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1725143339655" calcext:value-type="float">
            <text:p>0.0861725143339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08142435847523" calcext:value-type="float">
            <text:p>-0.508142435847523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211370528021" calcext:value-type="float">
            <text:p>0.0999211370528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01288699784147" calcext:value-type="float">
            <text:p>-0.501288699784147</text:p>
          </table:table-cell>
          <table:table-cell office:value-type="float" office:value="0.05" calcext:value-type="float">
            <text:p>0.05</text:p>
          </table:table-cell>
          <table:table-cell office:value-type="float" office:value="0.0759850125331352" calcext:value-type="float">
            <text:p>0.075985012533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58487112540482" calcext:value-type="float">
            <text:p>-0.58487112540482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54613253444" calcext:value-type="float">
            <text:p>0.1034546132534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80985807959018" calcext:value-type="float">
            <text:p>-0.809858079590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108519435737" calcext:value-type="float">
            <text:p>0.1041085194357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32016044210497" calcext:value-type="float">
            <text:p>-1.32016044210497</text:p>
          </table:table-cell>
          <table:table-cell office:value-type="float" office:value="0.05" calcext:value-type="float">
            <text:p>0.05</text:p>
          </table:table-cell>
          <table:table-cell office:value-type="float" office:value="0.073437746156941" calcext:value-type="float">
            <text:p>0.0734377461569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4031474167321" calcext:value-type="float">
            <text:p>-2.4031474167321</text:p>
          </table:table-cell>
          <table:table-cell office:value-type="float" office:value="0.05" calcext:value-type="float">
            <text:p>0.05</text:p>
          </table:table-cell>
          <table:table-cell office:value-type="float" office:value="0.110376280231568" calcext:value-type="float">
            <text:p>0.1103762802315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5.53989422364641" calcext:value-type="float">
            <text:p>-5.5398942236464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2280777987237" calcext:value-type="float">
            <text:p>0.0872280777987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3.5288534271334" calcext:value-type="float">
            <text:p>-13.5288534271334</text:p>
          </table:table-cell>
          <table:table-cell office:value-type="float" office:value="0.05" calcext:value-type="float">
            <text:p>0.05</text:p>
          </table:table-cell>
          <table:table-cell office:value-type="float" office:value="0.148969294755478" calcext:value-type="float">
            <text:p>0.1489692947554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3.321252830709" calcext:value-type="float">
            <text:p>-33.321252830709</text:p>
          </table:table-cell>
          <table:table-cell office:value-type="float" office:value="0.05" calcext:value-type="float">
            <text:p>0.05</text:p>
          </table:table-cell>
          <table:table-cell office:value-type="float" office:value="0.285885447901007" calcext:value-type="float">
            <text:p>0.285885447901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75.8122292151226" calcext:value-type="float">
            <text:p>-75.8122292151226</text:p>
          </table:table-cell>
          <table:table-cell office:value-type="float" office:value="0.05" calcext:value-type="float">
            <text:p>0.05</text:p>
          </table:table-cell>
          <table:table-cell office:value-type="float" office:value="0.585537198604218" calcext:value-type="float">
            <text:p>0.5855371986042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53.223011565985" calcext:value-type="float">
            <text:p>-153.223011565985</text:p>
          </table:table-cell>
          <table:table-cell office:value-type="float" office:value="0.05" calcext:value-type="float">
            <text:p>0.05</text:p>
          </table:table-cell>
          <table:table-cell office:value-type="float" office:value="1.15865663322985" calcext:value-type="float">
            <text:p>1.15865663322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70.593197957057" calcext:value-type="float">
            <text:p>-270.593197957057</text:p>
          </table:table-cell>
          <table:table-cell office:value-type="float" office:value="0.05" calcext:value-type="float">
            <text:p>0.05</text:p>
          </table:table-cell>
          <table:table-cell office:value-type="float" office:value="2.00931036307992" calcext:value-type="float">
            <text:p>2.00931036307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24.020565374909" calcext:value-type="float">
            <text:p>-424.020565374909</text:p>
          </table:table-cell>
          <table:table-cell office:value-type="float" office:value="0.05" calcext:value-type="float">
            <text:p>0.05</text:p>
          </table:table-cell>
          <table:table-cell office:value-type="float" office:value="3.15245093003748" calcext:value-type="float">
            <text:p>3.152450930037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605.236300454324" calcext:value-type="float">
            <text:p>-605.236300454324</text:p>
          </table:table-cell>
          <table:table-cell office:value-type="float" office:value="0.05" calcext:value-type="float">
            <text:p>0.05</text:p>
          </table:table-cell>
          <table:table-cell office:value-type="float" office:value="4.44999243319847" calcext:value-type="float">
            <text:p>4.44999243319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802.994506082115" calcext:value-type="float">
            <text:p>-802.994506082115</text:p>
          </table:table-cell>
          <table:table-cell office:value-type="float" office:value="0.05" calcext:value-type="float">
            <text:p>0.05</text:p>
          </table:table-cell>
          <table:table-cell office:value-type="float" office:value="5.86912042634642" calcext:value-type="float">
            <text:p>5.86912042634642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52870191628842" calcext:value-type="float">
            <text:p>-0.152870191628842</text:p>
          </table:table-cell>
          <table:table-cell office:value-type="float" office:value="0.05" calcext:value-type="float">
            <text:p>0.05</text:p>
          </table:table-cell>
          <table:table-cell office:value-type="float" office:value="0.133852174231076" calcext:value-type="float">
            <text:p>0.1338521742310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12065901131644" calcext:value-type="float">
            <text:p>-0.1120659011316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4080779790412" calcext:value-type="float">
            <text:p>0.0994080779790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636890403637485" calcext:value-type="float">
            <text:p>-0.063689040363749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4178023837" calcext:value-type="float">
            <text:p>0.105541780238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56137700114219" calcext:value-type="float">
            <text:p>-0.1561377001142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286955748531" calcext:value-type="float">
            <text:p>0.0961286955748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76932452832123" calcext:value-type="float">
            <text:p>-0.076932452832123</text:p>
          </table:table-cell>
          <table:table-cell office:value-type="float" office:value="0.05" calcext:value-type="float">
            <text:p>0.05</text:p>
          </table:table-cell>
          <table:table-cell office:value-type="float" office:value="0.116158397455668" calcext:value-type="float">
            <text:p>0.1161583974556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8812711999291" calcext:value-type="float">
            <text:p>-0.1488127119992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76866849626" calcext:value-type="float">
            <text:p>0.1019768668496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47469767635795" calcext:value-type="float">
            <text:p>-0.1474697676357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594603611566" calcext:value-type="float">
            <text:p>0.1075946036115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14730217391093" calcext:value-type="float">
            <text:p>-0.1147302173910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69185459992064" calcext:value-type="float">
            <text:p>0.0969185459992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97122084162049" calcext:value-type="float">
            <text:p>-0.197122084162049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28392974109" calcext:value-type="float">
            <text:p>0.1025283929741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8181175800426" calcext:value-type="float">
            <text:p>-0.198181175800426</text:p>
          </table:table-cell>
          <table:table-cell office:value-type="float" office:value="0.05" calcext:value-type="float">
            <text:p>0.05</text:p>
          </table:table-cell>
          <table:table-cell office:value-type="float" office:value="0.113115117938504" calcext:value-type="float">
            <text:p>0.1131151179385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62042766776454" calcext:value-type="float">
            <text:p>-0.1620427667764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158075124503" calcext:value-type="float">
            <text:p>0.099615807512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76961882509586" calcext:value-type="float">
            <text:p>-0.176961882509586</text:p>
          </table:table-cell>
          <table:table-cell office:value-type="float" office:value="0.05" calcext:value-type="float">
            <text:p>0.05</text:p>
          </table:table-cell>
          <table:table-cell office:value-type="float" office:value="0.0807052345959716" calcext:value-type="float">
            <text:p>0.0807052345959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50125320650812" calcext:value-type="float">
            <text:p>-0.2501253206508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43982327464" calcext:value-type="float">
            <text:p>0.101943982327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36251444235464" calcext:value-type="float">
            <text:p>-0.236251444235464</text:p>
          </table:table-cell>
          <table:table-cell office:value-type="float" office:value="0.05" calcext:value-type="float">
            <text:p>0.05</text:p>
          </table:table-cell>
          <table:table-cell office:value-type="float" office:value="0.107847358372476" calcext:value-type="float">
            <text:p>0.1078473583724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64165451545955" calcext:value-type="float">
            <text:p>-0.26416545154595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563916105696" calcext:value-type="float">
            <text:p>0.0935639161056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60212263577957" calcext:value-type="float">
            <text:p>-0.2602122635779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3961584457329" calcext:value-type="float">
            <text:p>0.1039615844573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81023053232845" calcext:value-type="float">
            <text:p>-0.2810230532328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0381301615342" calcext:value-type="float">
            <text:p>0.0900381301615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5310669372948" calcext:value-type="float">
            <text:p>-0.2553106693729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5938813841622" calcext:value-type="float">
            <text:p>0.0885938813841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93782335513078" calcext:value-type="float">
            <text:p>-0.2937823355130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0740295654798" calcext:value-type="float">
            <text:p>0.1007402956547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03010807420906" calcext:value-type="float">
            <text:p>-0.303010807420906</text:p>
          </table:table-cell>
          <table:table-cell office:value-type="float" office:value="0.05" calcext:value-type="float">
            <text:p>0.05</text:p>
          </table:table-cell>
          <table:table-cell office:value-type="float" office:value="0.11524431632867" calcext:value-type="float">
            <text:p>0.115244316328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77520040715993" calcext:value-type="float">
            <text:p>-0.277520040715993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63656934262" calcext:value-type="float">
            <text:p>0.1074636569342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83529237978673" calcext:value-type="float">
            <text:p>-0.28352923797867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63192148324" calcext:value-type="float">
            <text:p>0.1055631921483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1422629334721" calcext:value-type="float">
            <text:p>-0.314226293347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48668178580598" calcext:value-type="float">
            <text:p>0.074866817858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48447118074439" calcext:value-type="float">
            <text:p>-0.348447118074439</text:p>
          </table:table-cell>
          <table:table-cell office:value-type="float" office:value="0.05" calcext:value-type="float">
            <text:p>0.05</text:p>
          </table:table-cell>
          <table:table-cell office:value-type="float" office:value="0.0841758591677468" calcext:value-type="float">
            <text:p>0.0841758591677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32385617008808" calcext:value-type="float">
            <text:p>-0.3323856170088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800787938973" calcext:value-type="float">
            <text:p>0.0977800787938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41198619171375" calcext:value-type="float">
            <text:p>-0.3411986191713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14098219760081" calcext:value-type="float">
            <text:p>0.081409821976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97663404429576" calcext:value-type="float">
            <text:p>-0.397663404429576</text:p>
          </table:table-cell>
          <table:table-cell office:value-type="float" office:value="0.05" calcext:value-type="float">
            <text:p>0.05</text:p>
          </table:table-cell>
          <table:table-cell office:value-type="float" office:value="0.0865912708064465" calcext:value-type="float">
            <text:p>0.0865912708064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94021935288482" calcext:value-type="float">
            <text:p>-0.3940219352884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9700618862787" calcext:value-type="float">
            <text:p>0.0949700618862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50472954782287" calcext:value-type="float">
            <text:p>-0.450472954782287</text:p>
          </table:table-cell>
          <table:table-cell office:value-type="float" office:value="0.05" calcext:value-type="float">
            <text:p>0.05</text:p>
          </table:table-cell>
          <table:table-cell office:value-type="float" office:value="0.0912835331397501" calcext:value-type="float">
            <text:p>0.091283533139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69058756377544" calcext:value-type="float">
            <text:p>-0.5690587563775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39369558863263" calcext:value-type="float">
            <text:p>0.0939369558863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59370460237661" calcext:value-type="float">
            <text:p>-0.659370460237661</text:p>
          </table:table-cell>
          <table:table-cell office:value-type="float" office:value="0.05" calcext:value-type="float">
            <text:p>0.05</text:p>
          </table:table-cell>
          <table:table-cell office:value-type="float" office:value="0.0857255825390214" calcext:value-type="float">
            <text:p>0.0857255825390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91290088503026" calcext:value-type="float">
            <text:p>-0.912900885030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02376533031" calcext:value-type="float">
            <text:p>0.10402376533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57932550886346" calcext:value-type="float">
            <text:p>-1.579325508863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91312299063011" calcext:value-type="float">
            <text:p>0.0791312299063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.18424535225054" calcext:value-type="float">
            <text:p>-3.18424535225054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5024676638" calcext:value-type="float">
            <text:p>0.110050246766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7.51354746085485" calcext:value-type="float">
            <text:p>-7.51354746085485</text:p>
          </table:table-cell>
          <table:table-cell office:value-type="float" office:value="0.05" calcext:value-type="float">
            <text:p>0.05</text:p>
          </table:table-cell>
          <table:table-cell office:value-type="float" office:value="0.126252700697863" calcext:value-type="float">
            <text:p>0.1262527006978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8.9348588633762" calcext:value-type="float">
            <text:p>-18.9348588633762</text:p>
          </table:table-cell>
          <table:table-cell office:value-type="float" office:value="0.05" calcext:value-type="float">
            <text:p>0.05</text:p>
          </table:table-cell>
          <table:table-cell office:value-type="float" office:value="0.215866615338347" calcext:value-type="float">
            <text:p>0.2158666153383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5.9935894111259" calcext:value-type="float">
            <text:p>-45.9935894111259</text:p>
          </table:table-cell>
          <table:table-cell office:value-type="float" office:value="0.05" calcext:value-type="float">
            <text:p>0.05</text:p>
          </table:table-cell>
          <table:table-cell office:value-type="float" office:value="0.364931883118411" calcext:value-type="float">
            <text:p>0.3649318831184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0.977358190848" calcext:value-type="float">
            <text:p>-100.977358190848</text:p>
          </table:table-cell>
          <table:table-cell office:value-type="float" office:value="0.05" calcext:value-type="float">
            <text:p>0.05</text:p>
          </table:table-cell>
          <table:table-cell office:value-type="float" office:value="0.768580864887763" calcext:value-type="float">
            <text:p>0.7685808648877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94.585138675466" calcext:value-type="float">
            <text:p>-194.585138675466</text:p>
          </table:table-cell>
          <table:table-cell office:value-type="float" office:value="0.05" calcext:value-type="float">
            <text:p>0.05</text:p>
          </table:table-cell>
          <table:table-cell office:value-type="float" office:value="1.45784778778521" calcext:value-type="float">
            <text:p>1.457847787785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27.940140670773" calcext:value-type="float">
            <text:p>-327.940140670773</text:p>
          </table:table-cell>
          <table:table-cell office:value-type="float" office:value="0.05" calcext:value-type="float">
            <text:p>0.05</text:p>
          </table:table-cell>
          <table:table-cell office:value-type="float" office:value="2.4360269372008" calcext:value-type="float">
            <text:p>2.4360269372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94.594759776642" calcext:value-type="float">
            <text:p>-494.594759776642</text:p>
          </table:table-cell>
          <table:table-cell office:value-type="float" office:value="0.05" calcext:value-type="float">
            <text:p>0.05</text:p>
          </table:table-cell>
          <table:table-cell office:value-type="float" office:value="3.64273299627984" calcext:value-type="float">
            <text:p>3.64273299627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685.391916302287" calcext:value-type="float">
            <text:p>-685.391916302287</text:p>
          </table:table-cell>
          <table:table-cell office:value-type="float" office:value="0.05" calcext:value-type="float">
            <text:p>0.05</text:p>
          </table:table-cell>
          <table:table-cell office:value-type="float" office:value="5.02568915455508" calcext:value-type="float">
            <text:p>5.025689154555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888.47622434476" calcext:value-type="float">
            <text:p>-888.47622434476</text:p>
          </table:table-cell>
          <table:table-cell office:value-type="float" office:value="0.05" calcext:value-type="float">
            <text:p>0.05</text:p>
          </table:table-cell>
          <table:table-cell office:value-type="float" office:value="6.49990880660341" calcext:value-type="float">
            <text:p>6.49990880660341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7:31.92896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8T10:18:19.087906861</dc:date>
    <meta:editing-duration>PT1H24M36S</meta:editing-duration>
    <meta:editing-cycles>12</meta:editing-cycles>
    <meta:generator>LibreOffice/5.3.5.2$Linux_X86_64 LibreOffice_project/30$Build-2</meta:generator>
    <meta:document-statistic meta:table-count="4" meta:cell-count="1865" meta:object-count="0"/>
  </office:meta>
</office:document-meta>
</file>